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EMF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6" calcext:value-type="float">
            <text:p>12.496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3955" calcext:value-type="float">
            <text:p>3.955E-03</text:p>
          </table:table-cell>
          <table:table-cell office:value-type="float" office:value="0.008315" calcext:value-type="float">
            <text:p>8.315E-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275" calcext:value-type="float">
            <text:p>8.275E-03</text:p>
          </table:table-cell>
          <table:table-cell office:value-type="float" office:value="0.00000003857" calcext:value-type="float">
            <text:p>3.857E-08</text:p>
          </table:table-cell>
          <table:table-cell office:value-type="float" office:value="0.0002855" calcext:value-type="float">
            <text:p>2.855E-04</text:p>
          </table:table-cell>
          <table:table-cell office:value-type="float" office:value="0.00000003155" calcext:value-type="float">
            <text:p>3.155E-08</text:p>
          </table:table-cell>
          <table:table-cell office:value-type="float" office:value="0.0002874" calcext:value-type="float">
            <text:p>2.874E-04</text:p>
          </table:table-cell>
          <table:table-cell office:value-type="float" office:value="4.579E+049" calcext:value-type="float">
            <text:p>4.579E+49</text:p>
          </table:table-cell>
          <table:table-cell office:value-type="float" office:value="0.0002855" calcext:value-type="float">
            <text:p>2.855E-04</text:p>
          </table:table-cell>
          <table:table-cell table:number-columns-repeated="2"/>
          <table:table-cell office:value-type="float" office:value="0.0001098" calcext:value-type="float">
            <text:p>1.098E-04</text:p>
          </table:table-cell>
          <table:table-cell office:value-type="float" office:value="0.00007842" calcext:value-type="float">
            <text:p>7.842E-05</text:p>
          </table:table-cell>
          <table:table-cell office:value-type="float" office:value="0.4756" calcext:value-type="float">
            <text:p>4.756E-01</text:p>
          </table:table-cell>
          <table:table-cell office:value-type="float" office:value="0.03805" calcext:value-type="float">
            <text:p>3.805E-02</text:p>
          </table:table-cell>
          <table:table-cell office:value-type="float" office:value="0.0001351" calcext:value-type="float">
            <text:p>1.351E-04</text:p>
          </table:table-cell>
          <table:table-cell office:value-type="float" office:value="0.2305" calcext:value-type="float">
            <text:p>2.305E-01</text:p>
          </table:table-cell>
          <table:table-cell office:value-type="float" office:value="0.5842" calcext:value-type="float">
            <text:p>5.842E-01</text:p>
          </table:table-cell>
          <table:table-cell office:value-type="float" office:value="1.604E+053" calcext:value-type="float">
            <text:p>1.604E+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2" calcext:value-type="float">
            <text:p>12.452</text:p>
          </table:table-cell>
          <table:table-cell office:value-type="float" office:value="12.496" calcext:value-type="float">
            <text:p>12.496</text:p>
          </table:table-cell>
          <table:table-cell office:value-type="float" office:value="0.04355" calcext:value-type="float">
            <text:p>4.355E-02</text:p>
          </table:table-cell>
          <table:table-cell office:value-type="float" office:value="0.09158" calcext:value-type="float">
            <text:p>9.158E-0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9947" calcext:value-type="float">
            <text:p>9.947E-02</text:p>
          </table:table-cell>
          <table:table-cell office:value-type="float" office:value="0.000001482" calcext:value-type="float">
            <text:p>1.482E-06</text:p>
          </table:table-cell>
          <table:table-cell office:value-type="float" office:value="0.01097" calcext:value-type="float">
            <text:p>1.097E-02</text:p>
          </table:table-cell>
          <table:table-cell office:value-type="float" office:value="0.000001211" calcext:value-type="float">
            <text:p>1.211E-06</text:p>
          </table:table-cell>
          <table:table-cell office:value-type="float" office:value="0.01104" calcext:value-type="float">
            <text:p>1.104E-02</text:p>
          </table:table-cell>
          <table:table-cell office:value-type="float" office:value="1.759E+051" calcext:value-type="float">
            <text:p>1.759E+51</text:p>
          </table:table-cell>
          <table:table-cell office:value-type="float" office:value="0.01097" calcext:value-type="float">
            <text:p>1.097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21" calcext:value-type="float">
            <text:p>12.421</text:p>
          </table:table-cell>
          <table:table-cell office:value-type="float" office:value="12.452" calcext:value-type="float">
            <text:p>12.452</text:p>
          </table:table-cell>
          <table:table-cell office:value-type="float" office:value="0.03172" calcext:value-type="float">
            <text:p>3.172E-02</text:p>
          </table:table-cell>
          <table:table-cell office:value-type="float" office:value="0.06669" calcext:value-type="float">
            <text:p>6.669E-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66" calcext:value-type="float">
            <text:p>1.660E-01</text:p>
          </table:table-cell>
          <table:table-cell office:value-type="float" office:value="0.000002256" calcext:value-type="float">
            <text:p>2.256E-06</text:p>
          </table:table-cell>
          <table:table-cell office:value-type="float" office:value="0.0167" calcext:value-type="float">
            <text:p>1.670E-02</text:p>
          </table:table-cell>
          <table:table-cell office:value-type="float" office:value="0.000001843" calcext:value-type="float">
            <text:p>1.843E-06</text:p>
          </table:table-cell>
          <table:table-cell office:value-type="float" office:value="0.01679" calcext:value-type="float">
            <text:p>1.679E-02</text:p>
          </table:table-cell>
          <table:table-cell office:value-type="float" office:value="2.679E+051" calcext:value-type="float">
            <text:p>2.679E+51</text:p>
          </table:table-cell>
          <table:table-cell office:value-type="float" office:value="0.0167" calcext:value-type="float">
            <text:p>1.670E-0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369" calcext:value-type="float">
            <text:p>12.369</text:p>
          </table:table-cell>
          <table:table-cell office:value-type="float" office:value="12.421" calcext:value-type="float">
            <text:p>12.421</text:p>
          </table:table-cell>
          <table:table-cell office:value-type="float" office:value="0.0518" calcext:value-type="float">
            <text:p>5.180E-02</text:p>
          </table:table-cell>
          <table:table-cell office:value-type="float" office:value="0.1089" calcext:value-type="float">
            <text:p>1.089E-01</text:p>
          </table:table-cell>
          <table:table-cell office:value-type="float" office:value="0.161" calcext:value-type="float">
            <text:p>0.161</text:p>
          </table:table-cell>
          <table:table-cell office:value-type="float" office:value="0.2748" calcext:value-type="float">
            <text:p>2.748E-01</text:p>
          </table:table-cell>
          <table:table-cell office:value-type="float" office:value="0.000005857" calcext:value-type="float">
            <text:p>5.857E-06</text:p>
          </table:table-cell>
          <table:table-cell office:value-type="float" office:value="0.04336" calcext:value-type="float">
            <text:p>4.336E-02</text:p>
          </table:table-cell>
          <table:table-cell office:value-type="float" office:value="0.000004781" calcext:value-type="float">
            <text:p>4.781E-06</text:p>
          </table:table-cell>
          <table:table-cell office:value-type="float" office:value="0.04355" calcext:value-type="float">
            <text:p>4.355E-02</text:p>
          </table:table-cell>
          <table:table-cell office:value-type="float" office:value="6.954E+051" calcext:value-type="float">
            <text:p>6.954E+51</text:p>
          </table:table-cell>
          <table:table-cell office:value-type="float" office:value="0.04336" calcext:value-type="float">
            <text:p>4.336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11" calcext:value-type="float">
            <text:p>12.311</text:p>
          </table:table-cell>
          <table:table-cell office:value-type="float" office:value="12.369" calcext:value-type="float">
            <text:p>12.369</text:p>
          </table:table-cell>
          <table:table-cell office:value-type="float" office:value="0.05762" calcext:value-type="float">
            <text:p>5.762E-02</text:p>
          </table:table-cell>
          <table:table-cell office:value-type="float" office:value="0.1211" calcext:value-type="float">
            <text:p>1.211E-01</text:p>
          </table:table-cell>
          <table:table-cell office:value-type="float" office:value="0.231" calcext:value-type="float">
            <text:p>0.231</text:p>
          </table:table-cell>
          <table:table-cell office:value-type="float" office:value="0.3959" calcext:value-type="float">
            <text:p>3.959E-01</text:p>
          </table:table-cell>
          <table:table-cell office:value-type="float" office:value="0.000009862" calcext:value-type="float">
            <text:p>9.862E-06</text:p>
          </table:table-cell>
          <table:table-cell office:value-type="float" office:value="0.073" calcext:value-type="float">
            <text:p>7.300E-02</text:p>
          </table:table-cell>
          <table:table-cell office:value-type="float" office:value="0.000008042" calcext:value-type="float">
            <text:p>8.042E-06</text:p>
          </table:table-cell>
          <table:table-cell office:value-type="float" office:value="0.07325" calcext:value-type="float">
            <text:p>7.325E-02</text:p>
          </table:table-cell>
          <table:table-cell office:value-type="float" office:value="1.171E+052" calcext:value-type="float">
            <text:p>1.171E+52</text:p>
          </table:table-cell>
          <table:table-cell office:value-type="float" office:value="0.073" calcext:value-type="float">
            <text:p>7.300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27" calcext:value-type="float">
            <text:p>12.270</text:p>
          </table:table-cell>
          <table:table-cell office:value-type="float" office:value="12.311" calcext:value-type="float">
            <text:p>12.311</text:p>
          </table:table-cell>
          <table:table-cell office:value-type="float" office:value="0.0408" calcext:value-type="float">
            <text:p>4.080E-02</text:p>
          </table:table-cell>
          <table:table-cell office:value-type="float" office:value="0.0858" calcext:value-type="float">
            <text:p>8.580E-02</text:p>
          </table:table-cell>
          <table:table-cell office:value-type="float" office:value="0.282" calcext:value-type="float">
            <text:p>0.282</text:p>
          </table:table-cell>
          <table:table-cell office:value-type="float" office:value="0.482" calcext:value-type="float">
            <text:p>4.820E-01</text:p>
          </table:table-cell>
          <table:table-cell office:value-type="float" office:value="0.000009347" calcext:value-type="float">
            <text:p>9.347E-06</text:p>
          </table:table-cell>
          <table:table-cell office:value-type="float" office:value="0.06919" calcext:value-type="float">
            <text:p>6.919E-02</text:p>
          </table:table-cell>
          <table:table-cell office:value-type="float" office:value="0.000007614" calcext:value-type="float">
            <text:p>7.614E-06</text:p>
          </table:table-cell>
          <table:table-cell office:value-type="float" office:value="0.06936" calcext:value-type="float">
            <text:p>6.936E-02</text:p>
          </table:table-cell>
          <table:table-cell office:value-type="float" office:value="1.11E+052" calcext:value-type="float">
            <text:p>1.110E+52</text:p>
          </table:table-cell>
          <table:table-cell office:value-type="float" office:value="0.06919" calcext:value-type="float">
            <text:p>6.919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17" calcext:value-type="float">
            <text:p>12.217</text:p>
          </table:table-cell>
          <table:table-cell office:value-type="float" office:value="12.27" calcext:value-type="float">
            <text:p>12.270</text:p>
          </table:table-cell>
          <table:table-cell office:value-type="float" office:value="0.05287" calcext:value-type="float">
            <text:p>5.287E-02</text:p>
          </table:table-cell>
          <table:table-cell office:value-type="float" office:value="0.1112" calcext:value-type="float">
            <text:p>1.112E-01</text:p>
          </table:table-cell>
          <table:table-cell office:value-type="float" office:value="0.347" calcext:value-type="float">
            <text:p>0.347</text:p>
          </table:table-cell>
          <table:table-cell office:value-type="float" office:value="0.5935" calcext:value-type="float">
            <text:p>5.935E-01</text:p>
          </table:table-cell>
          <table:table-cell office:value-type="float" office:value="0.00001537" calcext:value-type="float">
            <text:p>1.537E-05</text:p>
          </table:table-cell>
          <table:table-cell office:value-type="float" office:value="0.1138" calcext:value-type="float">
            <text:p>1.138E-01</text:p>
          </table:table-cell>
          <table:table-cell office:value-type="float" office:value="0.00001251" calcext:value-type="float">
            <text:p>1.251E-05</text:p>
          </table:table-cell>
          <table:table-cell office:value-type="float" office:value="0.1139" calcext:value-type="float">
            <text:p>1.139E-01</text:p>
          </table:table-cell>
          <table:table-cell office:value-type="float" office:value="1.824E+052" calcext:value-type="float">
            <text:p>1.824E+52</text:p>
          </table:table-cell>
          <table:table-cell office:value-type="float" office:value="0.1138" calcext:value-type="float">
            <text:p>1.138E-0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61" calcext:value-type="float">
            <text:p>12.161</text:p>
          </table:table-cell>
          <table:table-cell office:value-type="float" office:value="12.217" calcext:value-type="float">
            <text:p>12.217</text:p>
          </table:table-cell>
          <table:table-cell office:value-type="float" office:value="0.05646" calcext:value-type="float">
            <text:p>5.646E-02</text:p>
          </table:table-cell>
          <table:table-cell office:value-type="float" office:value="0.1187" calcext:value-type="float">
            <text:p>1.187E-01</text:p>
          </table:table-cell>
          <table:table-cell office:value-type="float" office:value="0.416" calcext:value-type="float">
            <text:p>0.416</text:p>
          </table:table-cell>
          <table:table-cell office:value-type="float" office:value="0.7128" calcext:value-type="float">
            <text:p>7.128E-01</text:p>
          </table:table-cell>
          <table:table-cell office:value-type="float" office:value="0.00002047" calcext:value-type="float">
            <text:p>2.047E-05</text:p>
          </table:table-cell>
          <table:table-cell office:value-type="float" office:value="0.1515" calcext:value-type="float">
            <text:p>1.515E-01</text:p>
          </table:table-cell>
          <table:table-cell office:value-type="float" office:value="0.00001664" calcext:value-type="float">
            <text:p>1.664E-05</text:p>
          </table:table-cell>
          <table:table-cell office:value-type="float" office:value="0.1516" calcext:value-type="float">
            <text:p>1.516E-01</text:p>
          </table:table-cell>
          <table:table-cell office:value-type="float" office:value="2.43E+052" calcext:value-type="float">
            <text:p>2.430E+52</text:p>
          </table:table-cell>
          <table:table-cell office:value-type="float" office:value="0.1515" calcext:value-type="float">
            <text:p>1.515E-0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081" calcext:value-type="float">
            <text:p>12.081</text:p>
          </table:table-cell>
          <table:table-cell office:value-type="float" office:value="12.16" calcext:value-type="float">
            <text:p>12.160</text:p>
          </table:table-cell>
          <table:table-cell office:value-type="float" office:value="0.07902" calcext:value-type="float">
            <text:p>7.902E-02</text:p>
          </table:table-cell>
          <table:table-cell office:value-type="float" office:value="0.1662" calcext:value-type="float">
            <text:p>1.662E-01</text:p>
          </table:table-cell>
          <table:table-cell office:value-type="float" office:value="0.514" calcext:value-type="float">
            <text:p>0.514</text:p>
          </table:table-cell>
          <table:table-cell office:value-type="float" office:value="0.8799" calcext:value-type="float">
            <text:p>8.799E-01</text:p>
          </table:table-cell>
          <table:table-cell office:value-type="float" office:value="0.0000356" calcext:value-type="float">
            <text:p>3.560E-05</text:p>
          </table:table-cell>
          <table:table-cell office:value-type="float" office:value="0.2635" calcext:value-type="float">
            <text:p>2.635E-01</text:p>
          </table:table-cell>
          <table:table-cell office:value-type="float" office:value="0.0000289" calcext:value-type="float">
            <text:p>2.890E-05</text:p>
          </table:table-cell>
          <table:table-cell office:value-type="float" office:value="0.2632" calcext:value-type="float">
            <text:p>2.632E-01</text:p>
          </table:table-cell>
          <table:table-cell office:value-type="float" office:value="4.226E+052" calcext:value-type="float">
            <text:p>4.226E+52</text:p>
          </table:table-cell>
          <table:table-cell office:value-type="float" office:value="0.2635" calcext:value-type="float">
            <text:p>2.635E-0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079" calcext:value-type="float">
            <text:p>12.079</text:p>
          </table:table-cell>
          <table:table-cell office:value-type="float" office:value="12.081" calcext:value-type="float">
            <text:p>12.081</text:p>
          </table:table-cell>
          <table:table-cell office:value-type="float" office:value="0.001561" calcext:value-type="float">
            <text:p>1.561E-03</text:p>
          </table:table-cell>
          <table:table-cell office:value-type="float" office:value="0.003282" calcext:value-type="float">
            <text:p>3.282E-03</text:p>
          </table:table-cell>
          <table:table-cell office:value-type="float" office:value="0.516" calcext:value-type="float">
            <text:p>0.516</text:p>
          </table:table-cell>
          <table:table-cell office:value-type="float" office:value="0.8838" calcext:value-type="float">
            <text:p>8.838E-01</text:p>
          </table:table-cell>
          <table:table-cell office:value-type="float" office:value="0.0000008509" calcext:value-type="float">
            <text:p>8.509E-07</text:p>
          </table:table-cell>
          <table:table-cell office:value-type="float" office:value="0.006299" calcext:value-type="float">
            <text:p>6.299E-03</text:p>
          </table:table-cell>
          <table:table-cell office:value-type="float" office:value="0.0000006901" calcext:value-type="float">
            <text:p>6.901E-07</text:p>
          </table:table-cell>
          <table:table-cell office:value-type="float" office:value="0.006286" calcext:value-type="float">
            <text:p>6.286E-03</text:p>
          </table:table-cell>
          <table:table-cell office:value-type="float" office:value="1.01E+051" calcext:value-type="float">
            <text:p>1.010E+51</text:p>
          </table:table-cell>
          <table:table-cell office:value-type="float" office:value="0.006299" calcext:value-type="float">
            <text:p>6.299E-0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2.079" calcext:value-type="float">
            <text:p>12.079</text:p>
          </table:table-cell>
          <table:table-cell office:value-type="float" office:value="0.0002601" calcext:value-type="float">
            <text:p>2.601E-04</text:p>
          </table:table-cell>
          <table:table-cell office:value-type="float" office:value="0.0005469" calcext:value-type="float">
            <text:p>5.469E-04</text:p>
          </table:table-cell>
          <table:table-cell office:value-type="float" office:value="0.517" calcext:value-type="float">
            <text:p>0.517</text:p>
          </table:table-cell>
          <table:table-cell office:value-type="float" office:value="0.8849" calcext:value-type="float">
            <text:p>8.849E-01</text:p>
          </table:table-cell>
          <table:table-cell office:value-type="float" office:value="0.0000001423" calcext:value-type="float">
            <text:p>1.423E-07</text:p>
          </table:table-cell>
          <table:table-cell office:value-type="float" office:value="0.001054" calcext:value-type="float">
            <text:p>1.054E-03</text:p>
          </table:table-cell>
          <table:table-cell office:value-type="float" office:value="0.0000001154" calcext:value-type="float">
            <text:p>1.154E-07</text:p>
          </table:table-cell>
          <table:table-cell office:value-type="float" office:value="0.001051" calcext:value-type="float">
            <text:p>1.051E-03</text:p>
          </table:table-cell>
          <table:table-cell office:value-type="float" office:value="1.69E+050" calcext:value-type="float">
            <text:p>1.690E+50</text:p>
          </table:table-cell>
          <table:table-cell office:value-type="float" office:value="0.001054" calcext:value-type="float">
            <text:p>1.054E-03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65" calcext:value-type="float">
            <text:p>12.065</text:p>
          </table:table-cell>
          <table:table-cell office:value-type="float" office:value="12.079" calcext:value-type="float">
            <text:p>12.079</text:p>
          </table:table-cell>
          <table:table-cell office:value-type="float" office:value="0.01337" calcext:value-type="float">
            <text:p>1.337E-02</text:p>
          </table:table-cell>
          <table:table-cell office:value-type="float" office:value="0.02812" calcext:value-type="float">
            <text:p>2.812E-02</text:p>
          </table:table-cell>
          <table:table-cell office:value-type="float" office:value="0.534" calcext:value-type="float">
            <text:p>0.534</text:p>
          </table:table-cell>
          <table:table-cell office:value-type="float" office:value="0.9137" calcext:value-type="float">
            <text:p>9.137E-01</text:p>
          </table:table-cell>
          <table:table-cell office:value-type="float" office:value="0.00000756" calcext:value-type="float">
            <text:p>7.560E-06</text:p>
          </table:table-cell>
          <table:table-cell office:value-type="float" office:value="0.05596" calcext:value-type="float">
            <text:p>5.596E-02</text:p>
          </table:table-cell>
          <table:table-cell office:value-type="float" office:value="0.00000613" calcext:value-type="float">
            <text:p>6.130E-06</text:p>
          </table:table-cell>
          <table:table-cell office:value-type="float" office:value="0.05584" calcext:value-type="float">
            <text:p>5.584E-02</text:p>
          </table:table-cell>
          <table:table-cell office:value-type="float" office:value="8.975E+051" calcext:value-type="float">
            <text:p>8.975E+51</text:p>
          </table:table-cell>
          <table:table-cell office:value-type="float" office:value="0.05596" calcext:value-type="float">
            <text:p>5.596E-0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54" calcext:value-type="float">
            <text:p>12.054</text:p>
          </table:table-cell>
          <table:table-cell office:value-type="float" office:value="12.065" calcext:value-type="float">
            <text:p>12.065</text:p>
          </table:table-cell>
          <table:table-cell office:value-type="float" office:value="0.01068" calcext:value-type="float">
            <text:p>1.068E-02</text:p>
          </table:table-cell>
          <table:table-cell office:value-type="float" office:value="0.02246" calcext:value-type="float">
            <text:p>2.246E-02</text:p>
          </table:table-cell>
          <table:table-cell office:value-type="float" office:value="0.547" calcext:value-type="float">
            <text:p>0.547</text:p>
          </table:table-cell>
          <table:table-cell office:value-type="float" office:value="0.9368" calcext:value-type="float">
            <text:p>9.368E-01</text:p>
          </table:table-cell>
          <table:table-cell office:value-type="float" office:value="0.000006322" calcext:value-type="float">
            <text:p>6.322E-06</text:p>
          </table:table-cell>
          <table:table-cell office:value-type="float" office:value="0.0468" calcext:value-type="float">
            <text:p>4.680E-02</text:p>
          </table:table-cell>
          <table:table-cell office:value-type="float" office:value="0.000005125" calcext:value-type="float">
            <text:p>5.125E-06</text:p>
          </table:table-cell>
          <table:table-cell office:value-type="float" office:value="0.04668" calcext:value-type="float">
            <text:p>4.668E-02</text:p>
          </table:table-cell>
          <table:table-cell office:value-type="float" office:value="7.505E+051" calcext:value-type="float">
            <text:p>7.505E+51</text:p>
          </table:table-cell>
          <table:table-cell office:value-type="float" office:value="0.0468" calcext:value-type="float">
            <text:p>4.680E-02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44" calcext:value-type="float">
            <text:p>12.044</text:p>
          </table:table-cell>
          <table:table-cell office:value-type="float" office:value="12.054" calcext:value-type="float">
            <text:p>12.054</text:p>
          </table:table-cell>
          <table:table-cell office:value-type="float" office:value="0.0103" calcext:value-type="float">
            <text:p>1.030E-02</text:p>
          </table:table-cell>
          <table:table-cell office:value-type="float" office:value="0.02166" calcext:value-type="float">
            <text:p>2.166E-02</text:p>
          </table:table-cell>
          <table:table-cell office:value-type="float" office:value="0.56" calcext:value-type="float">
            <text:p>0.560</text:p>
          </table:table-cell>
          <table:table-cell office:value-type="float" office:value="0.9591" calcext:value-type="float">
            <text:p>9.591E-01</text:p>
          </table:table-cell>
          <table:table-cell office:value-type="float" office:value="0.000006345" calcext:value-type="float">
            <text:p>6.345E-06</text:p>
          </table:table-cell>
          <table:table-cell office:value-type="float" office:value="0.04697" calcext:value-type="float">
            <text:p>4.697E-02</text:p>
          </table:table-cell>
          <table:table-cell office:value-type="float" office:value="0.000005143" calcext:value-type="float">
            <text:p>5.143E-06</text:p>
          </table:table-cell>
          <table:table-cell office:value-type="float" office:value="0.04685" calcext:value-type="float">
            <text:p>4.685E-02</text:p>
          </table:table-cell>
          <table:table-cell office:value-type="float" office:value="7.533E+051" calcext:value-type="float">
            <text:p>7.533E+51</text:p>
          </table:table-cell>
          <table:table-cell office:value-type="float" office:value="0.04697" calcext:value-type="float">
            <text:p>4.697E-0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33" calcext:value-type="float">
            <text:p>12.033</text:p>
          </table:table-cell>
          <table:table-cell office:value-type="float" office:value="12.043" calcext:value-type="float">
            <text:p>12.043</text:p>
          </table:table-cell>
          <table:table-cell office:value-type="float" office:value="0.01045" calcext:value-type="float">
            <text:p>1.045E-02</text:p>
          </table:table-cell>
          <table:table-cell office:value-type="float" office:value="0.02197" calcext:value-type="float">
            <text:p>2.197E-02</text:p>
          </table:table-cell>
          <table:table-cell office:value-type="float" office:value="0.574" calcext:value-type="float">
            <text:p>0.574</text:p>
          </table:table-cell>
          <table:table-cell office:value-type="float" office:value="0.9818" calcext:value-type="float">
            <text:p>9.818E-01</text:p>
          </table:table-cell>
          <table:table-cell office:value-type="float" office:value="0.000006696" calcext:value-type="float">
            <text:p>6.696E-06</text:p>
          </table:table-cell>
          <table:table-cell office:value-type="float" office:value="0.04957" calcext:value-type="float">
            <text:p>4.957E-02</text:p>
          </table:table-cell>
          <table:table-cell office:value-type="float" office:value="0.000005426" calcext:value-type="float">
            <text:p>5.426E-06</text:p>
          </table:table-cell>
          <table:table-cell office:value-type="float" office:value="0.04942" calcext:value-type="float">
            <text:p>4.942E-02</text:p>
          </table:table-cell>
          <table:table-cell office:value-type="float" office:value="7.949E+051" calcext:value-type="float">
            <text:p>7.949E+51</text:p>
          </table:table-cell>
          <table:table-cell office:value-type="float" office:value="0.04957" calcext:value-type="float">
            <text:p>4.957E-0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028" calcext:value-type="float">
            <text:p>12.028</text:p>
          </table:table-cell>
          <table:table-cell office:value-type="float" office:value="12.033" calcext:value-type="float">
            <text:p>12.033</text:p>
          </table:table-cell>
          <table:table-cell office:value-type="float" office:value="0.004714" calcext:value-type="float">
            <text:p>4.714E-03</text:p>
          </table:table-cell>
          <table:table-cell office:value-type="float" office:value="0.009912" calcext:value-type="float">
            <text:p>9.912E-03</text:p>
          </table:table-cell>
          <table:table-cell office:value-type="float" office:value="0.58" calcext:value-type="float">
            <text:p>0.580</text:p>
          </table:table-cell>
          <table:table-cell office:value-type="float" office:value="0.9923" calcext:value-type="float">
            <text:p>9.923E-01</text:p>
          </table:table-cell>
          <table:table-cell office:value-type="float" office:value="0.000003114" calcext:value-type="float">
            <text:p>3.114E-06</text:p>
          </table:table-cell>
          <table:table-cell office:value-type="float" office:value="0.02305" calcext:value-type="float">
            <text:p>2.305E-02</text:p>
          </table:table-cell>
          <table:table-cell office:value-type="float" office:value="0.000002523" calcext:value-type="float">
            <text:p>2.523E-06</text:p>
          </table:table-cell>
          <table:table-cell office:value-type="float" office:value="0.02298" calcext:value-type="float">
            <text:p>2.298E-02</text:p>
          </table:table-cell>
          <table:table-cell office:value-type="float" office:value="3.697E+051" calcext:value-type="float">
            <text:p>3.697E+51</text:p>
          </table:table-cell>
          <table:table-cell office:value-type="float" office:value="0.02305" calcext:value-type="float">
            <text:p>2.305E-0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28" calcext:value-type="float">
            <text:p>12.028</text:p>
          </table:table-cell>
          <table:table-cell office:value-type="float" office:value="0.002514" calcext:value-type="float">
            <text:p>2.514E-03</text:p>
          </table:table-cell>
          <table:table-cell office:value-type="float" office:value="0.005286" calcext:value-type="float">
            <text:p>5.286E-03</text:p>
          </table:table-cell>
          <table:table-cell office:value-type="float" office:value="0.583" calcext:value-type="float">
            <text:p>0.583</text:p>
          </table:table-cell>
          <table:table-cell office:value-type="float" office:value="0.9982" calcext:value-type="float">
            <text:p>9.982E-01</text:p>
          </table:table-cell>
          <table:table-cell office:value-type="float" office:value="0.00000168" calcext:value-type="float">
            <text:p>1.680E-06</text:p>
          </table:table-cell>
          <table:table-cell office:value-type="float" office:value="0.01244" calcext:value-type="float">
            <text:p>1.244E-02</text:p>
          </table:table-cell>
          <table:table-cell office:value-type="float" office:value="0.000001361" calcext:value-type="float">
            <text:p>1.361E-06</text:p>
          </table:table-cell>
          <table:table-cell office:value-type="float" office:value="0.0124" calcext:value-type="float">
            <text:p>1.240E-02</text:p>
          </table:table-cell>
          <table:table-cell office:value-type="float" office:value="1.995E+051" calcext:value-type="float">
            <text:p>1.995E+51</text:p>
          </table:table-cell>
          <table:table-cell office:value-type="float" office:value="0.01244" calcext:value-type="float">
            <text:p>1.244E-02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024" calcext:value-type="float">
            <text:p>12.024</text:p>
          </table:table-cell>
          <table:table-cell office:value-type="float" office:value="12.025" calcext:value-type="float">
            <text:p>12.025</text:p>
          </table:table-cell>
          <table:table-cell office:value-type="float" office:value="0.0005547" calcext:value-type="float">
            <text:p>5.547E-04</text:p>
          </table:table-cell>
          <table:table-cell office:value-type="float" office:value="0.001166" calcext:value-type="float">
            <text:p>1.166E-03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03761" calcext:value-type="float">
            <text:p>3.761E-07</text:p>
          </table:table-cell>
          <table:table-cell office:value-type="float" office:value="0.002784" calcext:value-type="float">
            <text:p>2.784E-03</text:p>
          </table:table-cell>
          <table:table-cell office:value-type="float" office:value="0.0000003047" calcext:value-type="float">
            <text:p>3.047E-07</text:p>
          </table:table-cell>
          <table:table-cell office:value-type="float" office:value="0.002775" calcext:value-type="float">
            <text:p>2.775E-03</text:p>
          </table:table-cell>
          <table:table-cell office:value-type="float" office:value="4.466E+050" calcext:value-type="float">
            <text:p>4.466E+50</text:p>
          </table:table-cell>
          <table:table-cell office:value-type="float" office:value="0.002784" calcext:value-type="float">
            <text:p>2.784E-03</text:p>
          </table:table-cell>
          <table:table-cell table:number-columns-repeated="10"/>
        </table:table-row>
        <table:table-row table:style-name="ro1" table:number-rows-repeated="1048556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FRDM2012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6" calcext:value-type="float">
            <text:p>12.496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3955" calcext:value-type="float">
            <text:p>3.955E-03</text:p>
          </table:table-cell>
          <table:table-cell office:value-type="float" office:value="0.008316" calcext:value-type="float">
            <text:p>8.316E-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276" calcext:value-type="float">
            <text:p>8.276E-03</text:p>
          </table:table-cell>
          <table:table-cell office:value-type="float" office:value="0.00000003857" calcext:value-type="float">
            <text:p>3.857E-08</text:p>
          </table:table-cell>
          <table:table-cell office:value-type="float" office:value="0.000275" calcext:value-type="float">
            <text:p>2.750E-04</text:p>
          </table:table-cell>
          <table:table-cell office:value-type="float" office:value="0.00000003155" calcext:value-type="float">
            <text:p>3.155E-08</text:p>
          </table:table-cell>
          <table:table-cell office:value-type="float" office:value="0.0002768" calcext:value-type="float">
            <text:p>2.768E-04</text:p>
          </table:table-cell>
          <table:table-cell office:value-type="float" office:value="4.579E+049" calcext:value-type="float">
            <text:p>4.579E+49</text:p>
          </table:table-cell>
          <table:table-cell office:value-type="float" office:value="0.000275" calcext:value-type="float">
            <text:p>2.750E-04</text:p>
          </table:table-cell>
          <table:table-cell table:number-columns-repeated="2"/>
          <table:table-cell office:value-type="float" office:value="0.000114" calcext:value-type="float">
            <text:p>1.140E-04</text:p>
          </table:table-cell>
          <table:table-cell office:value-type="float" office:value="0.00008141" calcext:value-type="float">
            <text:p>8.141E-05</text:p>
          </table:table-cell>
          <table:table-cell office:value-type="float" office:value="0.4755" calcext:value-type="float">
            <text:p>4.755E-01</text:p>
          </table:table-cell>
          <table:table-cell office:value-type="float" office:value="0.03804" calcext:value-type="float">
            <text:p>3.804E-02</text:p>
          </table:table-cell>
          <table:table-cell office:value-type="float" office:value="0.0001403" calcext:value-type="float">
            <text:p>1.403E-04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41" calcext:value-type="float">
            <text:p>5.841E-01</text:p>
          </table:table-cell>
          <table:table-cell office:value-type="float" office:value="1.665E+053" calcext:value-type="float">
            <text:p>1.665E+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2" calcext:value-type="float">
            <text:p>12.452</text:p>
          </table:table-cell>
          <table:table-cell office:value-type="float" office:value="12.496" calcext:value-type="float">
            <text:p>12.496</text:p>
          </table:table-cell>
          <table:table-cell office:value-type="float" office:value="0.04355" calcext:value-type="float">
            <text:p>4.355E-02</text:p>
          </table:table-cell>
          <table:table-cell office:value-type="float" office:value="0.09159" calcext:value-type="float">
            <text:p>9.159E-0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9948" calcext:value-type="float">
            <text:p>9.948E-02</text:p>
          </table:table-cell>
          <table:table-cell office:value-type="float" office:value="0.000001482" calcext:value-type="float">
            <text:p>1.482E-06</text:p>
          </table:table-cell>
          <table:table-cell office:value-type="float" office:value="0.01056" calcext:value-type="float">
            <text:p>1.056E-02</text:p>
          </table:table-cell>
          <table:table-cell office:value-type="float" office:value="0.000001211" calcext:value-type="float">
            <text:p>1.211E-06</text:p>
          </table:table-cell>
          <table:table-cell office:value-type="float" office:value="0.01063" calcext:value-type="float">
            <text:p>1.063E-02</text:p>
          </table:table-cell>
          <table:table-cell office:value-type="float" office:value="1.759E+051" calcext:value-type="float">
            <text:p>1.759E+51</text:p>
          </table:table-cell>
          <table:table-cell office:value-type="float" office:value="0.01056" calcext:value-type="float">
            <text:p>1.056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21" calcext:value-type="float">
            <text:p>12.421</text:p>
          </table:table-cell>
          <table:table-cell office:value-type="float" office:value="12.452" calcext:value-type="float">
            <text:p>12.452</text:p>
          </table:table-cell>
          <table:table-cell office:value-type="float" office:value="0.03172" calcext:value-type="float">
            <text:p>3.172E-02</text:p>
          </table:table-cell>
          <table:table-cell office:value-type="float" office:value="0.0667" calcext:value-type="float">
            <text:p>6.670E-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66" calcext:value-type="float">
            <text:p>1.660E-01</text:p>
          </table:table-cell>
          <table:table-cell office:value-type="float" office:value="0.000002256" calcext:value-type="float">
            <text:p>2.256E-06</text:p>
          </table:table-cell>
          <table:table-cell office:value-type="float" office:value="0.01609" calcext:value-type="float">
            <text:p>1.609E-02</text:p>
          </table:table-cell>
          <table:table-cell office:value-type="float" office:value="0.000001843" calcext:value-type="float">
            <text:p>1.843E-06</text:p>
          </table:table-cell>
          <table:table-cell office:value-type="float" office:value="0.01617" calcext:value-type="float">
            <text:p>1.617E-02</text:p>
          </table:table-cell>
          <table:table-cell office:value-type="float" office:value="2.679E+051" calcext:value-type="float">
            <text:p>2.679E+51</text:p>
          </table:table-cell>
          <table:table-cell office:value-type="float" office:value="0.01609" calcext:value-type="float">
            <text:p>1.609E-0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369" calcext:value-type="float">
            <text:p>12.369</text:p>
          </table:table-cell>
          <table:table-cell office:value-type="float" office:value="12.421" calcext:value-type="float">
            <text:p>12.421</text:p>
          </table:table-cell>
          <table:table-cell office:value-type="float" office:value="0.0518" calcext:value-type="float">
            <text:p>5.180E-02</text:p>
          </table:table-cell>
          <table:table-cell office:value-type="float" office:value="0.1089" calcext:value-type="float">
            <text:p>1.089E-01</text:p>
          </table:table-cell>
          <table:table-cell office:value-type="float" office:value="0.161" calcext:value-type="float">
            <text:p>0.161</text:p>
          </table:table-cell>
          <table:table-cell office:value-type="float" office:value="0.2748" calcext:value-type="float">
            <text:p>2.748E-01</text:p>
          </table:table-cell>
          <table:table-cell office:value-type="float" office:value="0.000005857" calcext:value-type="float">
            <text:p>5.857E-06</text:p>
          </table:table-cell>
          <table:table-cell office:value-type="float" office:value="0.04176" calcext:value-type="float">
            <text:p>4.176E-02</text:p>
          </table:table-cell>
          <table:table-cell office:value-type="float" office:value="0.000004781" calcext:value-type="float">
            <text:p>4.781E-06</text:p>
          </table:table-cell>
          <table:table-cell office:value-type="float" office:value="0.04195" calcext:value-type="float">
            <text:p>4.195E-02</text:p>
          </table:table-cell>
          <table:table-cell office:value-type="float" office:value="6.954E+051" calcext:value-type="float">
            <text:p>6.954E+51</text:p>
          </table:table-cell>
          <table:table-cell office:value-type="float" office:value="0.04176" calcext:value-type="float">
            <text:p>4.176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11" calcext:value-type="float">
            <text:p>12.311</text:p>
          </table:table-cell>
          <table:table-cell office:value-type="float" office:value="12.369" calcext:value-type="float">
            <text:p>12.369</text:p>
          </table:table-cell>
          <table:table-cell office:value-type="float" office:value="0.05762" calcext:value-type="float">
            <text:p>5.762E-02</text:p>
          </table:table-cell>
          <table:table-cell office:value-type="float" office:value="0.1212" calcext:value-type="float">
            <text:p>1.212E-01</text:p>
          </table:table-cell>
          <table:table-cell office:value-type="float" office:value="0.231" calcext:value-type="float">
            <text:p>0.231</text:p>
          </table:table-cell>
          <table:table-cell office:value-type="float" office:value="0.396" calcext:value-type="float">
            <text:p>3.960E-01</text:p>
          </table:table-cell>
          <table:table-cell office:value-type="float" office:value="0.000009862" calcext:value-type="float">
            <text:p>9.862E-06</text:p>
          </table:table-cell>
          <table:table-cell office:value-type="float" office:value="0.07031" calcext:value-type="float">
            <text:p>7.031E-02</text:p>
          </table:table-cell>
          <table:table-cell office:value-type="float" office:value="0.000008042" calcext:value-type="float">
            <text:p>8.042E-06</text:p>
          </table:table-cell>
          <table:table-cell office:value-type="float" office:value="0.07055" calcext:value-type="float">
            <text:p>7.055E-02</text:p>
          </table:table-cell>
          <table:table-cell office:value-type="float" office:value="1.171E+052" calcext:value-type="float">
            <text:p>1.171E+52</text:p>
          </table:table-cell>
          <table:table-cell office:value-type="float" office:value="0.07031" calcext:value-type="float">
            <text:p>7.031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27" calcext:value-type="float">
            <text:p>12.270</text:p>
          </table:table-cell>
          <table:table-cell office:value-type="float" office:value="12.311" calcext:value-type="float">
            <text:p>12.311</text:p>
          </table:table-cell>
          <table:table-cell office:value-type="float" office:value="0.0408" calcext:value-type="float">
            <text:p>4.080E-02</text:p>
          </table:table-cell>
          <table:table-cell office:value-type="float" office:value="0.08581" calcext:value-type="float">
            <text:p>8.581E-02</text:p>
          </table:table-cell>
          <table:table-cell office:value-type="float" office:value="0.282" calcext:value-type="float">
            <text:p>0.282</text:p>
          </table:table-cell>
          <table:table-cell office:value-type="float" office:value="0.482" calcext:value-type="float">
            <text:p>4.820E-01</text:p>
          </table:table-cell>
          <table:table-cell office:value-type="float" office:value="0.000009347" calcext:value-type="float">
            <text:p>9.347E-06</text:p>
          </table:table-cell>
          <table:table-cell office:value-type="float" office:value="0.06664" calcext:value-type="float">
            <text:p>6.664E-02</text:p>
          </table:table-cell>
          <table:table-cell office:value-type="float" office:value="0.000007614" calcext:value-type="float">
            <text:p>7.614E-06</text:p>
          </table:table-cell>
          <table:table-cell office:value-type="float" office:value="0.0668" calcext:value-type="float">
            <text:p>6.680E-02</text:p>
          </table:table-cell>
          <table:table-cell office:value-type="float" office:value="1.11E+052" calcext:value-type="float">
            <text:p>1.110E+52</text:p>
          </table:table-cell>
          <table:table-cell office:value-type="float" office:value="0.06664" calcext:value-type="float">
            <text:p>6.664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22" calcext:value-type="float">
            <text:p>12.222</text:p>
          </table:table-cell>
          <table:table-cell office:value-type="float" office:value="12.27" calcext:value-type="float">
            <text:p>12.270</text:p>
          </table:table-cell>
          <table:table-cell office:value-type="float" office:value="0.04779" calcext:value-type="float">
            <text:p>4.779E-02</text:p>
          </table:table-cell>
          <table:table-cell office:value-type="float" office:value="0.1005" calcext:value-type="float">
            <text:p>1.005E-01</text:p>
          </table:table-cell>
          <table:table-cell office:value-type="float" office:value="0.34" calcext:value-type="float">
            <text:p>0.340</text:p>
          </table:table-cell>
          <table:table-cell office:value-type="float" office:value="0.5829" calcext:value-type="float">
            <text:p>5.829E-01</text:p>
          </table:table-cell>
          <table:table-cell office:value-type="float" office:value="0.00001376" calcext:value-type="float">
            <text:p>1.376E-05</text:p>
          </table:table-cell>
          <table:table-cell office:value-type="float" office:value="0.09807" calcext:value-type="float">
            <text:p>9.807E-02</text:p>
          </table:table-cell>
          <table:table-cell office:value-type="float" office:value="0.0000112" calcext:value-type="float">
            <text:p>1.120E-05</text:p>
          </table:table-cell>
          <table:table-cell office:value-type="float" office:value="0.09822" calcext:value-type="float">
            <text:p>9.822E-02</text:p>
          </table:table-cell>
          <table:table-cell office:value-type="float" office:value="1.633E+052" calcext:value-type="float">
            <text:p>1.633E+52</text:p>
          </table:table-cell>
          <table:table-cell office:value-type="float" office:value="0.09807" calcext:value-type="float">
            <text:p>9.807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76" calcext:value-type="float">
            <text:p>12.176</text:p>
          </table:table-cell>
          <table:table-cell office:value-type="float" office:value="12.222" calcext:value-type="float">
            <text:p>12.222</text:p>
          </table:table-cell>
          <table:table-cell office:value-type="float" office:value="0.04612" calcext:value-type="float">
            <text:p>4.612E-02</text:p>
          </table:table-cell>
          <table:table-cell office:value-type="float" office:value="0.09698" calcext:value-type="float">
            <text:p>9.698E-02</text:p>
          </table:table-cell>
          <table:table-cell office:value-type="float" office:value="0.397" calcext:value-type="float">
            <text:p>0.397</text:p>
          </table:table-cell>
          <table:table-cell office:value-type="float" office:value="0.6804" calcext:value-type="float">
            <text:p>6.804E-01</text:p>
          </table:table-cell>
          <table:table-cell office:value-type="float" office:value="0.00001663" calcext:value-type="float">
            <text:p>1.663E-05</text:p>
          </table:table-cell>
          <table:table-cell office:value-type="float" office:value="0.1186" calcext:value-type="float">
            <text:p>1.186E-01</text:p>
          </table:table-cell>
          <table:table-cell office:value-type="float" office:value="0.00001352" calcext:value-type="float">
            <text:p>1.352E-05</text:p>
          </table:table-cell>
          <table:table-cell office:value-type="float" office:value="0.1187" calcext:value-type="float">
            <text:p>1.187E-01</text:p>
          </table:table-cell>
          <table:table-cell office:value-type="float" office:value="1.975E+052" calcext:value-type="float">
            <text:p>1.975E+52</text:p>
          </table:table-cell>
          <table:table-cell office:value-type="float" office:value="0.1186" calcext:value-type="float">
            <text:p>1.186E-0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39" calcext:value-type="float">
            <text:p>12.139</text:p>
          </table:table-cell>
          <table:table-cell office:value-type="float" office:value="12.176" calcext:value-type="float">
            <text:p>12.176</text:p>
          </table:table-cell>
          <table:table-cell office:value-type="float" office:value="0.03705" calcext:value-type="float">
            <text:p>3.705E-02</text:p>
          </table:table-cell>
          <table:table-cell office:value-type="float" office:value="0.07791" calcext:value-type="float">
            <text:p>7.791E-02</text:p>
          </table:table-cell>
          <table:table-cell office:value-type="float" office:value="0.443" calcext:value-type="float">
            <text:p>0.443</text:p>
          </table:table-cell>
          <table:table-cell office:value-type="float" office:value="0.7589" calcext:value-type="float">
            <text:p>7.589E-01</text:p>
          </table:table-cell>
          <table:table-cell office:value-type="float" office:value="0.00001576" calcext:value-type="float">
            <text:p>1.576E-05</text:p>
          </table:table-cell>
          <table:table-cell office:value-type="float" office:value="0.1124" calcext:value-type="float">
            <text:p>1.124E-01</text:p>
          </table:table-cell>
          <table:table-cell office:value-type="float" office:value="0.00001281" calcext:value-type="float">
            <text:p>1.281E-05</text:p>
          </table:table-cell>
          <table:table-cell office:value-type="float" office:value="0.1124" calcext:value-type="float">
            <text:p>1.124E-01</text:p>
          </table:table-cell>
          <table:table-cell office:value-type="float" office:value="1.872E+052" calcext:value-type="float">
            <text:p>1.872E+52</text:p>
          </table:table-cell>
          <table:table-cell office:value-type="float" office:value="0.1124" calcext:value-type="float">
            <text:p>1.124E-0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05" calcext:value-type="float">
            <text:p>12.105</text:p>
          </table:table-cell>
          <table:table-cell office:value-type="float" office:value="12.138" calcext:value-type="float">
            <text:p>12.138</text:p>
          </table:table-cell>
          <table:table-cell office:value-type="float" office:value="0.03324" calcext:value-type="float">
            <text:p>3.324E-02</text:p>
          </table:table-cell>
          <table:table-cell office:value-type="float" office:value="0.06991" calcext:value-type="float">
            <text:p>6.991E-02</text:p>
          </table:table-cell>
          <table:table-cell office:value-type="float" office:value="0.485" calcext:value-type="float">
            <text:p>0.485</text:p>
          </table:table-cell>
          <table:table-cell office:value-type="float" office:value="0.8295" calcext:value-type="float">
            <text:p>8.295E-01</text:p>
          </table:table-cell>
          <table:table-cell office:value-type="float" office:value="0.0000162" calcext:value-type="float">
            <text:p>1.620E-05</text:p>
          </table:table-cell>
          <table:table-cell office:value-type="float" office:value="0.1155" calcext:value-type="float">
            <text:p>1.155E-01</text:p>
          </table:table-cell>
          <table:table-cell office:value-type="float" office:value="0.00001315" calcext:value-type="float">
            <text:p>1.315E-05</text:p>
          </table:table-cell>
          <table:table-cell office:value-type="float" office:value="0.1154" calcext:value-type="float">
            <text:p>1.154E-01</text:p>
          </table:table-cell>
          <table:table-cell office:value-type="float" office:value="1.923E+052" calcext:value-type="float">
            <text:p>1.923E+52</text:p>
          </table:table-cell>
          <table:table-cell office:value-type="float" office:value="0.1155" calcext:value-type="float">
            <text:p>1.155E-0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071" calcext:value-type="float">
            <text:p>12.071</text:p>
          </table:table-cell>
          <table:table-cell office:value-type="float" office:value="12.105" calcext:value-type="float">
            <text:p>12.105</text:p>
          </table:table-cell>
          <table:table-cell office:value-type="float" office:value="0.03436" calcext:value-type="float">
            <text:p>3.436E-02</text:p>
          </table:table-cell>
          <table:table-cell office:value-type="float" office:value="0.07226" calcext:value-type="float">
            <text:p>7.226E-02</text:p>
          </table:table-cell>
          <table:table-cell office:value-type="float" office:value="0.527" calcext:value-type="float">
            <text:p>0.527</text:p>
          </table:table-cell>
          <table:table-cell office:value-type="float" office:value="0.9026" calcext:value-type="float">
            <text:p>9.026E-01</text:p>
          </table:table-cell>
          <table:table-cell office:value-type="float" office:value="0.00001901" calcext:value-type="float">
            <text:p>1.901E-05</text:p>
          </table:table-cell>
          <table:table-cell office:value-type="float" office:value="0.1356" calcext:value-type="float">
            <text:p>1.356E-01</text:p>
          </table:table-cell>
          <table:table-cell office:value-type="float" office:value="0.00001542" calcext:value-type="float">
            <text:p>1.542E-05</text:p>
          </table:table-cell>
          <table:table-cell office:value-type="float" office:value="0.1353" calcext:value-type="float">
            <text:p>1.353E-01</text:p>
          </table:table-cell>
          <table:table-cell office:value-type="float" office:value="2.257E+052" calcext:value-type="float">
            <text:p>2.257E+52</text:p>
          </table:table-cell>
          <table:table-cell office:value-type="float" office:value="0.1356" calcext:value-type="float">
            <text:p>1.356E-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34" calcext:value-type="float">
            <text:p>12.034</text:p>
          </table:table-cell>
          <table:table-cell office:value-type="float" office:value="12.07" calcext:value-type="float">
            <text:p>12.070</text:p>
          </table:table-cell>
          <table:table-cell office:value-type="float" office:value="0.03586" calcext:value-type="float">
            <text:p>3.586E-02</text:p>
          </table:table-cell>
          <table:table-cell office:value-type="float" office:value="0.0754" calcext:value-type="float">
            <text:p>7.540E-02</text:p>
          </table:table-cell>
          <table:table-cell office:value-type="float" office:value="0.572" calcext:value-type="float">
            <text:p>0.572</text:p>
          </table:table-cell>
          <table:table-cell office:value-type="float" office:value="0.9789" calcext:value-type="float">
            <text:p>9.789E-01</text:p>
          </table:table-cell>
          <table:table-cell office:value-type="float" office:value="0.00002253" calcext:value-type="float">
            <text:p>2.253E-05</text:p>
          </table:table-cell>
          <table:table-cell office:value-type="float" office:value="0.1606" calcext:value-type="float">
            <text:p>1.606E-01</text:p>
          </table:table-cell>
          <table:table-cell office:value-type="float" office:value="0.00001826" calcext:value-type="float">
            <text:p>1.826E-05</text:p>
          </table:table-cell>
          <table:table-cell office:value-type="float" office:value="0.1602" calcext:value-type="float">
            <text:p>1.602E-01</text:p>
          </table:table-cell>
          <table:table-cell office:value-type="float" office:value="2.675E+052" calcext:value-type="float">
            <text:p>2.675E+52</text:p>
          </table:table-cell>
          <table:table-cell office:value-type="float" office:value="0.1606" calcext:value-type="float">
            <text:p>1.606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24" calcext:value-type="float">
            <text:p>12.024</text:p>
          </table:table-cell>
          <table:table-cell office:value-type="float" office:value="12.034" calcext:value-type="float">
            <text:p>12.034</text:p>
          </table:table-cell>
          <table:table-cell office:value-type="float" office:value="0.009706" calcext:value-type="float">
            <text:p>9.706E-03</text:p>
          </table:table-cell>
          <table:table-cell office:value-type="float" office:value="0.02041" calcext:value-type="float">
            <text:p>2.041E-02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6701" calcext:value-type="float">
            <text:p>6.701E-06</text:p>
          </table:table-cell>
          <table:table-cell office:value-type="float" office:value="0.04778" calcext:value-type="float">
            <text:p>4.778E-02</text:p>
          </table:table-cell>
          <table:table-cell office:value-type="float" office:value="0.000005429" calcext:value-type="float">
            <text:p>5.429E-06</text:p>
          </table:table-cell>
          <table:table-cell office:value-type="float" office:value="0.04763" calcext:value-type="float">
            <text:p>4.763E-02</text:p>
          </table:table-cell>
          <table:table-cell office:value-type="float" office:value="7.956E+051" calcext:value-type="float">
            <text:p>7.956E+51</text:p>
          </table:table-cell>
          <table:table-cell office:value-type="float" office:value="0.04778" calcext:value-type="float">
            <text:p>4.778E-02</text:p>
          </table:table-cell>
          <table:table-cell table:number-columns-repeated="10"/>
        </table:table-row>
        <table:table-row table:style-name="ro1" table:number-rows-repeated="104856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WS4RBF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6" calcext:value-type="float">
            <text:p>12.496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3955" calcext:value-type="float">
            <text:p>3.955E-03</text:p>
          </table:table-cell>
          <table:table-cell office:value-type="float" office:value="0.008312" calcext:value-type="float">
            <text:p>8.312E-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273" calcext:value-type="float">
            <text:p>8.273E-03</text:p>
          </table:table-cell>
          <table:table-cell office:value-type="float" office:value="0.00000003857" calcext:value-type="float">
            <text:p>3.857E-08</text:p>
          </table:table-cell>
          <table:table-cell office:value-type="float" office:value="0.0002802" calcext:value-type="float">
            <text:p>2.802E-04</text:p>
          </table:table-cell>
          <table:table-cell office:value-type="float" office:value="0.00000003155" calcext:value-type="float">
            <text:p>3.155E-08</text:p>
          </table:table-cell>
          <table:table-cell office:value-type="float" office:value="0.0002821" calcext:value-type="float">
            <text:p>2.821E-04</text:p>
          </table:table-cell>
          <table:table-cell office:value-type="float" office:value="4.579E+049" calcext:value-type="float">
            <text:p>4.579E+49</text:p>
          </table:table-cell>
          <table:table-cell office:value-type="float" office:value="0.0002802" calcext:value-type="float">
            <text:p>2.802E-04</text:p>
          </table:table-cell>
          <table:table-cell table:number-columns-repeated="2"/>
          <table:table-cell office:value-type="float" office:value="0.0001119" calcext:value-type="float">
            <text:p>1.119E-04</text:p>
          </table:table-cell>
          <table:table-cell office:value-type="float" office:value="0.0000799" calcext:value-type="float">
            <text:p>7.990E-05</text:p>
          </table:table-cell>
          <table:table-cell office:value-type="float" office:value="0.4757" calcext:value-type="float">
            <text:p>4.757E-01</text:p>
          </table:table-cell>
          <table:table-cell office:value-type="float" office:value="0.03806" calcext:value-type="float">
            <text:p>3.806E-02</text:p>
          </table:table-cell>
          <table:table-cell office:value-type="float" office:value="0.0001377" calcext:value-type="float">
            <text:p>1.377E-04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44" calcext:value-type="float">
            <text:p>5.844E-01</text:p>
          </table:table-cell>
          <table:table-cell office:value-type="float" office:value="1.634E+053" calcext:value-type="float">
            <text:p>1.634E+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2" calcext:value-type="float">
            <text:p>12.452</text:p>
          </table:table-cell>
          <table:table-cell office:value-type="float" office:value="12.496" calcext:value-type="float">
            <text:p>12.496</text:p>
          </table:table-cell>
          <table:table-cell office:value-type="float" office:value="0.04355" calcext:value-type="float">
            <text:p>4.355E-02</text:p>
          </table:table-cell>
          <table:table-cell office:value-type="float" office:value="0.09155" calcext:value-type="float">
            <text:p>9.155E-0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9944" calcext:value-type="float">
            <text:p>9.944E-02</text:p>
          </table:table-cell>
          <table:table-cell office:value-type="float" office:value="0.000001482" calcext:value-type="float">
            <text:p>1.482E-06</text:p>
          </table:table-cell>
          <table:table-cell office:value-type="float" office:value="0.01076" calcext:value-type="float">
            <text:p>1.076E-02</text:p>
          </table:table-cell>
          <table:table-cell office:value-type="float" office:value="0.000001211" calcext:value-type="float">
            <text:p>1.211E-06</text:p>
          </table:table-cell>
          <table:table-cell office:value-type="float" office:value="0.01083" calcext:value-type="float">
            <text:p>1.083E-02</text:p>
          </table:table-cell>
          <table:table-cell office:value-type="float" office:value="1.759E+051" calcext:value-type="float">
            <text:p>1.759E+51</text:p>
          </table:table-cell>
          <table:table-cell office:value-type="float" office:value="0.01076" calcext:value-type="float">
            <text:p>1.076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21" calcext:value-type="float">
            <text:p>12.421</text:p>
          </table:table-cell>
          <table:table-cell office:value-type="float" office:value="12.452" calcext:value-type="float">
            <text:p>12.452</text:p>
          </table:table-cell>
          <table:table-cell office:value-type="float" office:value="0.03172" calcext:value-type="float">
            <text:p>3.172E-02</text:p>
          </table:table-cell>
          <table:table-cell office:value-type="float" office:value="0.06667" calcext:value-type="float">
            <text:p>6.667E-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66" calcext:value-type="float">
            <text:p>1.660E-01</text:p>
          </table:table-cell>
          <table:table-cell office:value-type="float" office:value="0.000002256" calcext:value-type="float">
            <text:p>2.256E-06</text:p>
          </table:table-cell>
          <table:table-cell office:value-type="float" office:value="0.01639" calcext:value-type="float">
            <text:p>1.639E-02</text:p>
          </table:table-cell>
          <table:table-cell office:value-type="float" office:value="0.000001843" calcext:value-type="float">
            <text:p>1.843E-06</text:p>
          </table:table-cell>
          <table:table-cell office:value-type="float" office:value="0.01648" calcext:value-type="float">
            <text:p>1.648E-02</text:p>
          </table:table-cell>
          <table:table-cell office:value-type="float" office:value="2.679E+051" calcext:value-type="float">
            <text:p>2.679E+51</text:p>
          </table:table-cell>
          <table:table-cell office:value-type="float" office:value="0.01639" calcext:value-type="float">
            <text:p>1.639E-0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369" calcext:value-type="float">
            <text:p>12.369</text:p>
          </table:table-cell>
          <table:table-cell office:value-type="float" office:value="12.421" calcext:value-type="float">
            <text:p>12.421</text:p>
          </table:table-cell>
          <table:table-cell office:value-type="float" office:value="0.0518" calcext:value-type="float">
            <text:p>5.180E-02</text:p>
          </table:table-cell>
          <table:table-cell office:value-type="float" office:value="0.1089" calcext:value-type="float">
            <text:p>1.089E-01</text:p>
          </table:table-cell>
          <table:table-cell office:value-type="float" office:value="0.161" calcext:value-type="float">
            <text:p>0.161</text:p>
          </table:table-cell>
          <table:table-cell office:value-type="float" office:value="0.2747" calcext:value-type="float">
            <text:p>2.747E-01</text:p>
          </table:table-cell>
          <table:table-cell office:value-type="float" office:value="0.000005857" calcext:value-type="float">
            <text:p>5.857E-06</text:p>
          </table:table-cell>
          <table:table-cell office:value-type="float" office:value="0.04255" calcext:value-type="float">
            <text:p>4.255E-02</text:p>
          </table:table-cell>
          <table:table-cell office:value-type="float" office:value="0.000004781" calcext:value-type="float">
            <text:p>4.781E-06</text:p>
          </table:table-cell>
          <table:table-cell office:value-type="float" office:value="0.04274" calcext:value-type="float">
            <text:p>4.274E-02</text:p>
          </table:table-cell>
          <table:table-cell office:value-type="float" office:value="6.954E+051" calcext:value-type="float">
            <text:p>6.954E+51</text:p>
          </table:table-cell>
          <table:table-cell office:value-type="float" office:value="0.04255" calcext:value-type="float">
            <text:p>4.255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11" calcext:value-type="float">
            <text:p>12.311</text:p>
          </table:table-cell>
          <table:table-cell office:value-type="float" office:value="12.369" calcext:value-type="float">
            <text:p>12.369</text:p>
          </table:table-cell>
          <table:table-cell office:value-type="float" office:value="0.05762" calcext:value-type="float">
            <text:p>5.762E-02</text:p>
          </table:table-cell>
          <table:table-cell office:value-type="float" office:value="0.1211" calcext:value-type="float">
            <text:p>1.211E-01</text:p>
          </table:table-cell>
          <table:table-cell office:value-type="float" office:value="0.231" calcext:value-type="float">
            <text:p>0.231</text:p>
          </table:table-cell>
          <table:table-cell office:value-type="float" office:value="0.3958" calcext:value-type="float">
            <text:p>3.958E-01</text:p>
          </table:table-cell>
          <table:table-cell office:value-type="float" office:value="0.000009862" calcext:value-type="float">
            <text:p>9.862E-06</text:p>
          </table:table-cell>
          <table:table-cell office:value-type="float" office:value="0.07164" calcext:value-type="float">
            <text:p>7.164E-02</text:p>
          </table:table-cell>
          <table:table-cell office:value-type="float" office:value="0.000008042" calcext:value-type="float">
            <text:p>8.042E-06</text:p>
          </table:table-cell>
          <table:table-cell office:value-type="float" office:value="0.07189" calcext:value-type="float">
            <text:p>7.189E-02</text:p>
          </table:table-cell>
          <table:table-cell office:value-type="float" office:value="1.171E+052" calcext:value-type="float">
            <text:p>1.171E+52</text:p>
          </table:table-cell>
          <table:table-cell office:value-type="float" office:value="0.07164" calcext:value-type="float">
            <text:p>7.164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27" calcext:value-type="float">
            <text:p>12.270</text:p>
          </table:table-cell>
          <table:table-cell office:value-type="float" office:value="12.311" calcext:value-type="float">
            <text:p>12.311</text:p>
          </table:table-cell>
          <table:table-cell office:value-type="float" office:value="0.0408" calcext:value-type="float">
            <text:p>4.080E-02</text:p>
          </table:table-cell>
          <table:table-cell office:value-type="float" office:value="0.08577" calcext:value-type="float">
            <text:p>8.577E-02</text:p>
          </table:table-cell>
          <table:table-cell office:value-type="float" office:value="0.282" calcext:value-type="float">
            <text:p>0.282</text:p>
          </table:table-cell>
          <table:table-cell office:value-type="float" office:value="0.4818" calcext:value-type="float">
            <text:p>4.818E-01</text:p>
          </table:table-cell>
          <table:table-cell office:value-type="float" office:value="0.000009347" calcext:value-type="float">
            <text:p>9.347E-06</text:p>
          </table:table-cell>
          <table:table-cell office:value-type="float" office:value="0.0679" calcext:value-type="float">
            <text:p>6.790E-02</text:p>
          </table:table-cell>
          <table:table-cell office:value-type="float" office:value="0.000007614" calcext:value-type="float">
            <text:p>7.614E-06</text:p>
          </table:table-cell>
          <table:table-cell office:value-type="float" office:value="0.06806" calcext:value-type="float">
            <text:p>6.806E-02</text:p>
          </table:table-cell>
          <table:table-cell office:value-type="float" office:value="1.11E+052" calcext:value-type="float">
            <text:p>1.110E+52</text:p>
          </table:table-cell>
          <table:table-cell office:value-type="float" office:value="0.0679" calcext:value-type="float">
            <text:p>6.790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17" calcext:value-type="float">
            <text:p>12.217</text:p>
          </table:table-cell>
          <table:table-cell office:value-type="float" office:value="12.27" calcext:value-type="float">
            <text:p>12.270</text:p>
          </table:table-cell>
          <table:table-cell office:value-type="float" office:value="0.05287" calcext:value-type="float">
            <text:p>5.287E-02</text:p>
          </table:table-cell>
          <table:table-cell office:value-type="float" office:value="0.1111" calcext:value-type="float">
            <text:p>1.111E-01</text:p>
          </table:table-cell>
          <table:table-cell office:value-type="float" office:value="0.347" calcext:value-type="float">
            <text:p>0.347</text:p>
          </table:table-cell>
          <table:table-cell office:value-type="float" office:value="0.5933" calcext:value-type="float">
            <text:p>5.933E-01</text:p>
          </table:table-cell>
          <table:table-cell office:value-type="float" office:value="0.00001537" calcext:value-type="float">
            <text:p>1.537E-05</text:p>
          </table:table-cell>
          <table:table-cell office:value-type="float" office:value="0.1116" calcext:value-type="float">
            <text:p>1.116E-01</text:p>
          </table:table-cell>
          <table:table-cell office:value-type="float" office:value="0.00001251" calcext:value-type="float">
            <text:p>1.251E-05</text:p>
          </table:table-cell>
          <table:table-cell office:value-type="float" office:value="0.1118" calcext:value-type="float">
            <text:p>1.118E-01</text:p>
          </table:table-cell>
          <table:table-cell office:value-type="float" office:value="1.824E+052" calcext:value-type="float">
            <text:p>1.824E+52</text:p>
          </table:table-cell>
          <table:table-cell office:value-type="float" office:value="0.1116" calcext:value-type="float">
            <text:p>1.116E-0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92" calcext:value-type="float">
            <text:p>12.192</text:p>
          </table:table-cell>
          <table:table-cell office:value-type="float" office:value="12.217" calcext:value-type="float">
            <text:p>12.217</text:p>
          </table:table-cell>
          <table:table-cell office:value-type="float" office:value="0.02512" calcext:value-type="float">
            <text:p>2.512E-02</text:p>
          </table:table-cell>
          <table:table-cell office:value-type="float" office:value="0.05279" calcext:value-type="float">
            <text:p>5.279E-02</text:p>
          </table:table-cell>
          <table:table-cell office:value-type="float" office:value="0.378" calcext:value-type="float">
            <text:p>0.378</text:p>
          </table:table-cell>
          <table:table-cell office:value-type="float" office:value="0.6466" calcext:value-type="float">
            <text:p>6.466E-01</text:p>
          </table:table-cell>
          <table:table-cell office:value-type="float" office:value="0.000008638" calcext:value-type="float">
            <text:p>8.638E-06</text:p>
          </table:table-cell>
          <table:table-cell office:value-type="float" office:value="0.06275" calcext:value-type="float">
            <text:p>6.275E-02</text:p>
          </table:table-cell>
          <table:table-cell office:value-type="float" office:value="0.000007024" calcext:value-type="float">
            <text:p>7.024E-06</text:p>
          </table:table-cell>
          <table:table-cell office:value-type="float" office:value="0.06279" calcext:value-type="float">
            <text:p>6.279E-02</text:p>
          </table:table-cell>
          <table:table-cell office:value-type="float" office:value="1.026E+052" calcext:value-type="float">
            <text:p>1.026E+52</text:p>
          </table:table-cell>
          <table:table-cell office:value-type="float" office:value="0.06275" calcext:value-type="float">
            <text:p>6.275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51" calcext:value-type="float">
            <text:p>12.151</text:p>
          </table:table-cell>
          <table:table-cell office:value-type="float" office:value="12.192" calcext:value-type="float">
            <text:p>12.192</text:p>
          </table:table-cell>
          <table:table-cell office:value-type="float" office:value="0.04019" calcext:value-type="float">
            <text:p>4.019E-02</text:p>
          </table:table-cell>
          <table:table-cell office:value-type="float" office:value="0.08447" calcext:value-type="float">
            <text:p>8.447E-02</text:p>
          </table:table-cell>
          <table:table-cell office:value-type="float" office:value="0.428" calcext:value-type="float">
            <text:p>0.428</text:p>
          </table:table-cell>
          <table:table-cell office:value-type="float" office:value="0.7317" calcext:value-type="float">
            <text:p>7.317E-01</text:p>
          </table:table-cell>
          <table:table-cell office:value-type="float" office:value="0.00001583" calcext:value-type="float">
            <text:p>1.583E-05</text:p>
          </table:table-cell>
          <table:table-cell office:value-type="float" office:value="0.115" calcext:value-type="float">
            <text:p>1.150E-01</text:p>
          </table:table-cell>
          <table:table-cell office:value-type="float" office:value="0.00001286" calcext:value-type="float">
            <text:p>1.286E-05</text:p>
          </table:table-cell>
          <table:table-cell office:value-type="float" office:value="0.115" calcext:value-type="float">
            <text:p>1.150E-01</text:p>
          </table:table-cell>
          <table:table-cell office:value-type="float" office:value="1.879E+052" calcext:value-type="float">
            <text:p>1.879E+52</text:p>
          </table:table-cell>
          <table:table-cell office:value-type="float" office:value="0.115" calcext:value-type="float">
            <text:p>1.150E-0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19" calcext:value-type="float">
            <text:p>12.119</text:p>
          </table:table-cell>
          <table:table-cell office:value-type="float" office:value="12.151" calcext:value-type="float">
            <text:p>12.151</text:p>
          </table:table-cell>
          <table:table-cell office:value-type="float" office:value="0.0318" calcext:value-type="float">
            <text:p>3.180E-02</text:p>
          </table:table-cell>
          <table:table-cell office:value-type="float" office:value="0.06685" calcext:value-type="float">
            <text:p>6.685E-02</text:p>
          </table:table-cell>
          <table:table-cell office:value-type="float" office:value="0.467" calcext:value-type="float">
            <text:p>0.467</text:p>
          </table:table-cell>
          <table:table-cell office:value-type="float" office:value="0.7992" calcext:value-type="float">
            <text:p>7.992E-01</text:p>
          </table:table-cell>
          <table:table-cell office:value-type="float" office:value="0.00001438" calcext:value-type="float">
            <text:p>1.438E-05</text:p>
          </table:table-cell>
          <table:table-cell office:value-type="float" office:value="0.1045" calcext:value-type="float">
            <text:p>1.045E-01</text:p>
          </table:table-cell>
          <table:table-cell office:value-type="float" office:value="0.00001168" calcext:value-type="float">
            <text:p>1.168E-05</text:p>
          </table:table-cell>
          <table:table-cell office:value-type="float" office:value="0.1044" calcext:value-type="float">
            <text:p>1.044E-01</text:p>
          </table:table-cell>
          <table:table-cell office:value-type="float" office:value="1.708E+052" calcext:value-type="float">
            <text:p>1.708E+52</text:p>
          </table:table-cell>
          <table:table-cell office:value-type="float" office:value="0.1045" calcext:value-type="float">
            <text:p>1.045E-0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089" calcext:value-type="float">
            <text:p>12.089</text:p>
          </table:table-cell>
          <table:table-cell office:value-type="float" office:value="12.119" calcext:value-type="float">
            <text:p>12.119</text:p>
          </table:table-cell>
          <table:table-cell office:value-type="float" office:value="0.0302" calcext:value-type="float">
            <text:p>3.020E-02</text:p>
          </table:table-cell>
          <table:table-cell office:value-type="float" office:value="0.06348" calcext:value-type="float">
            <text:p>6.348E-02</text:p>
          </table:table-cell>
          <table:table-cell office:value-type="float" office:value="0.505" calcext:value-type="float">
            <text:p>0.505</text:p>
          </table:table-cell>
          <table:table-cell office:value-type="float" office:value="0.8634" calcext:value-type="float">
            <text:p>8.634E-01</text:p>
          </table:table-cell>
          <table:table-cell office:value-type="float" office:value="0.00001538" calcext:value-type="float">
            <text:p>1.538E-05</text:p>
          </table:table-cell>
          <table:table-cell office:value-type="float" office:value="0.1117" calcext:value-type="float">
            <text:p>1.117E-01</text:p>
          </table:table-cell>
          <table:table-cell office:value-type="float" office:value="0.00001248" calcext:value-type="float">
            <text:p>1.248E-05</text:p>
          </table:table-cell>
          <table:table-cell office:value-type="float" office:value="0.1115" calcext:value-type="float">
            <text:p>1.115E-01</text:p>
          </table:table-cell>
          <table:table-cell office:value-type="float" office:value="1.825E+052" calcext:value-type="float">
            <text:p>1.825E+52</text:p>
          </table:table-cell>
          <table:table-cell office:value-type="float" office:value="0.1117" calcext:value-type="float">
            <text:p>1.117E-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34" calcext:value-type="float">
            <text:p>12.034</text:p>
          </table:table-cell>
          <table:table-cell office:value-type="float" office:value="12.089" calcext:value-type="float">
            <text:p>12.089</text:p>
          </table:table-cell>
          <table:table-cell office:value-type="float" office:value="0.05476" calcext:value-type="float">
            <text:p>5.476E-02</text:p>
          </table:table-cell>
          <table:table-cell office:value-type="float" office:value="0.1151" calcext:value-type="float">
            <text:p>1.151E-01</text:p>
          </table:table-cell>
          <table:table-cell office:value-type="float" office:value="0.572" calcext:value-type="float">
            <text:p>0.572</text:p>
          </table:table-cell>
          <table:table-cell office:value-type="float" office:value="0.9795" calcext:value-type="float">
            <text:p>9.795E-01</text:p>
          </table:table-cell>
          <table:table-cell office:value-type="float" office:value="0.00003224" calcext:value-type="float">
            <text:p>3.224E-05</text:p>
          </table:table-cell>
          <table:table-cell office:value-type="float" office:value="0.2342" calcext:value-type="float">
            <text:p>2.342E-01</text:p>
          </table:table-cell>
          <table:table-cell office:value-type="float" office:value="0.00002614" calcext:value-type="float">
            <text:p>2.614E-05</text:p>
          </table:table-cell>
          <table:table-cell office:value-type="float" office:value="0.2337" calcext:value-type="float">
            <text:p>2.337E-01</text:p>
          </table:table-cell>
          <table:table-cell office:value-type="float" office:value="3.828E+052" calcext:value-type="float">
            <text:p>3.828E+52</text:p>
          </table:table-cell>
          <table:table-cell office:value-type="float" office:value="0.2342" calcext:value-type="float">
            <text:p>2.342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24" calcext:value-type="float">
            <text:p>12.024</text:p>
          </table:table-cell>
          <table:table-cell office:value-type="float" office:value="12.034" calcext:value-type="float">
            <text:p>12.034</text:p>
          </table:table-cell>
          <table:table-cell office:value-type="float" office:value="0.009408" calcext:value-type="float">
            <text:p>9.408E-03</text:p>
          </table:table-cell>
          <table:table-cell office:value-type="float" office:value="0.01978" calcext:value-type="float">
            <text:p>1.978E-02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6206" calcext:value-type="float">
            <text:p>6.206E-06</text:p>
          </table:table-cell>
          <table:table-cell office:value-type="float" office:value="0.04508" calcext:value-type="float">
            <text:p>4.508E-02</text:p>
          </table:table-cell>
          <table:table-cell office:value-type="float" office:value="0.000005027" calcext:value-type="float">
            <text:p>5.027E-06</text:p>
          </table:table-cell>
          <table:table-cell office:value-type="float" office:value="0.04494" calcext:value-type="float">
            <text:p>4.494E-02</text:p>
          </table:table-cell>
          <table:table-cell office:value-type="float" office:value="7.367E+051" calcext:value-type="float">
            <text:p>7.367E+51</text:p>
          </table:table-cell>
          <table:table-cell office:value-type="float" office:value="0.04508" calcext:value-type="float">
            <text:p>4.508E-02</text:p>
          </table:table-cell>
          <table:table-cell table:number-columns-repeated="10"/>
        </table:table-row>
        <table:table-row table:style-name="ro1" table:number-rows-repeated="104856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BSKG3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6" calcext:value-type="float">
            <text:p>12.496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3955" calcext:value-type="float">
            <text:p>3.955E-03</text:p>
          </table:table-cell>
          <table:table-cell office:value-type="float" office:value="0.008312" calcext:value-type="float">
            <text:p>8.312E-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272" calcext:value-type="float">
            <text:p>8.272E-03</text:p>
          </table:table-cell>
          <table:table-cell office:value-type="float" office:value="0.00000003857" calcext:value-type="float">
            <text:p>3.857E-08</text:p>
          </table:table-cell>
          <table:table-cell office:value-type="float" office:value="0.0002758" calcext:value-type="float">
            <text:p>2.758E-04</text:p>
          </table:table-cell>
          <table:table-cell office:value-type="float" office:value="0.00000003155" calcext:value-type="float">
            <text:p>3.155E-08</text:p>
          </table:table-cell>
          <table:table-cell office:value-type="float" office:value="0.0002776" calcext:value-type="float">
            <text:p>2.776E-04</text:p>
          </table:table-cell>
          <table:table-cell office:value-type="float" office:value="4.579E+049" calcext:value-type="float">
            <text:p>4.579E+49</text:p>
          </table:table-cell>
          <table:table-cell office:value-type="float" office:value="0.0002758" calcext:value-type="float">
            <text:p>2.758E-04</text:p>
          </table:table-cell>
          <table:table-cell table:number-columns-repeated="2"/>
          <table:table-cell office:value-type="float" office:value="0.0001136" calcext:value-type="float">
            <text:p>1.136E-04</text:p>
          </table:table-cell>
          <table:table-cell office:value-type="float" office:value="0.00008118" calcext:value-type="float">
            <text:p>8.118E-05</text:p>
          </table:table-cell>
          <table:table-cell office:value-type="float" office:value="0.4758" calcext:value-type="float">
            <text:p>4.758E-01</text:p>
          </table:table-cell>
          <table:table-cell office:value-type="float" office:value="0.03806" calcext:value-type="float">
            <text:p>3.806E-02</text:p>
          </table:table-cell>
          <table:table-cell office:value-type="float" office:value="0.0001399" calcext:value-type="float">
            <text:p>1.399E-04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44" calcext:value-type="float">
            <text:p>5.844E-01</text:p>
          </table:table-cell>
          <table:table-cell office:value-type="float" office:value="1.66E+053" calcext:value-type="float">
            <text:p>1.660E+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2" calcext:value-type="float">
            <text:p>12.452</text:p>
          </table:table-cell>
          <table:table-cell office:value-type="float" office:value="12.496" calcext:value-type="float">
            <text:p>12.496</text:p>
          </table:table-cell>
          <table:table-cell office:value-type="float" office:value="0.04355" calcext:value-type="float">
            <text:p>4.355E-02</text:p>
          </table:table-cell>
          <table:table-cell office:value-type="float" office:value="0.09155" calcext:value-type="float">
            <text:p>9.155E-0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9944" calcext:value-type="float">
            <text:p>9.944E-02</text:p>
          </table:table-cell>
          <table:table-cell office:value-type="float" office:value="0.000001482" calcext:value-type="float">
            <text:p>1.482E-06</text:p>
          </table:table-cell>
          <table:table-cell office:value-type="float" office:value="0.0106" calcext:value-type="float">
            <text:p>1.060E-02</text:p>
          </table:table-cell>
          <table:table-cell office:value-type="float" office:value="0.000001211" calcext:value-type="float">
            <text:p>1.211E-06</text:p>
          </table:table-cell>
          <table:table-cell office:value-type="float" office:value="0.01066" calcext:value-type="float">
            <text:p>1.066E-02</text:p>
          </table:table-cell>
          <table:table-cell office:value-type="float" office:value="1.759E+051" calcext:value-type="float">
            <text:p>1.759E+51</text:p>
          </table:table-cell>
          <table:table-cell office:value-type="float" office:value="0.0106" calcext:value-type="float">
            <text:p>1.060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21" calcext:value-type="float">
            <text:p>12.421</text:p>
          </table:table-cell>
          <table:table-cell office:value-type="float" office:value="12.452" calcext:value-type="float">
            <text:p>12.452</text:p>
          </table:table-cell>
          <table:table-cell office:value-type="float" office:value="0.03172" calcext:value-type="float">
            <text:p>3.172E-02</text:p>
          </table:table-cell>
          <table:table-cell office:value-type="float" office:value="0.06667" calcext:value-type="float">
            <text:p>6.667E-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66" calcext:value-type="float">
            <text:p>1.660E-01</text:p>
          </table:table-cell>
          <table:table-cell office:value-type="float" office:value="0.000002256" calcext:value-type="float">
            <text:p>2.256E-06</text:p>
          </table:table-cell>
          <table:table-cell office:value-type="float" office:value="0.01613" calcext:value-type="float">
            <text:p>1.613E-02</text:p>
          </table:table-cell>
          <table:table-cell office:value-type="float" office:value="0.000001843" calcext:value-type="float">
            <text:p>1.843E-06</text:p>
          </table:table-cell>
          <table:table-cell office:value-type="float" office:value="0.01622" calcext:value-type="float">
            <text:p>1.622E-02</text:p>
          </table:table-cell>
          <table:table-cell office:value-type="float" office:value="2.679E+051" calcext:value-type="float">
            <text:p>2.679E+51</text:p>
          </table:table-cell>
          <table:table-cell office:value-type="float" office:value="0.01613" calcext:value-type="float">
            <text:p>1.613E-0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369" calcext:value-type="float">
            <text:p>12.369</text:p>
          </table:table-cell>
          <table:table-cell office:value-type="float" office:value="12.421" calcext:value-type="float">
            <text:p>12.421</text:p>
          </table:table-cell>
          <table:table-cell office:value-type="float" office:value="0.0518" calcext:value-type="float">
            <text:p>5.180E-02</text:p>
          </table:table-cell>
          <table:table-cell office:value-type="float" office:value="0.1089" calcext:value-type="float">
            <text:p>1.089E-01</text:p>
          </table:table-cell>
          <table:table-cell office:value-type="float" office:value="0.161" calcext:value-type="float">
            <text:p>0.161</text:p>
          </table:table-cell>
          <table:table-cell office:value-type="float" office:value="0.2747" calcext:value-type="float">
            <text:p>2.747E-01</text:p>
          </table:table-cell>
          <table:table-cell office:value-type="float" office:value="0.000005857" calcext:value-type="float">
            <text:p>5.857E-06</text:p>
          </table:table-cell>
          <table:table-cell office:value-type="float" office:value="0.04188" calcext:value-type="float">
            <text:p>4.188E-02</text:p>
          </table:table-cell>
          <table:table-cell office:value-type="float" office:value="0.000004781" calcext:value-type="float">
            <text:p>4.781E-06</text:p>
          </table:table-cell>
          <table:table-cell office:value-type="float" office:value="0.04207" calcext:value-type="float">
            <text:p>4.207E-02</text:p>
          </table:table-cell>
          <table:table-cell office:value-type="float" office:value="6.954E+051" calcext:value-type="float">
            <text:p>6.954E+51</text:p>
          </table:table-cell>
          <table:table-cell office:value-type="float" office:value="0.04188" calcext:value-type="float">
            <text:p>4.188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11" calcext:value-type="float">
            <text:p>12.311</text:p>
          </table:table-cell>
          <table:table-cell office:value-type="float" office:value="12.369" calcext:value-type="float">
            <text:p>12.369</text:p>
          </table:table-cell>
          <table:table-cell office:value-type="float" office:value="0.05762" calcext:value-type="float">
            <text:p>5.762E-02</text:p>
          </table:table-cell>
          <table:table-cell office:value-type="float" office:value="0.1211" calcext:value-type="float">
            <text:p>1.211E-01</text:p>
          </table:table-cell>
          <table:table-cell office:value-type="float" office:value="0.231" calcext:value-type="float">
            <text:p>0.231</text:p>
          </table:table-cell>
          <table:table-cell office:value-type="float" office:value="0.3958" calcext:value-type="float">
            <text:p>3.958E-01</text:p>
          </table:table-cell>
          <table:table-cell office:value-type="float" office:value="0.000009862" calcext:value-type="float">
            <text:p>9.862E-06</text:p>
          </table:table-cell>
          <table:table-cell office:value-type="float" office:value="0.07052" calcext:value-type="float">
            <text:p>7.052E-02</text:p>
          </table:table-cell>
          <table:table-cell office:value-type="float" office:value="0.000008042" calcext:value-type="float">
            <text:p>8.042E-06</text:p>
          </table:table-cell>
          <table:table-cell office:value-type="float" office:value="0.07076" calcext:value-type="float">
            <text:p>7.076E-02</text:p>
          </table:table-cell>
          <table:table-cell office:value-type="float" office:value="1.171E+052" calcext:value-type="float">
            <text:p>1.171E+52</text:p>
          </table:table-cell>
          <table:table-cell office:value-type="float" office:value="0.07052" calcext:value-type="float">
            <text:p>7.052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27" calcext:value-type="float">
            <text:p>12.270</text:p>
          </table:table-cell>
          <table:table-cell office:value-type="float" office:value="12.311" calcext:value-type="float">
            <text:p>12.311</text:p>
          </table:table-cell>
          <table:table-cell office:value-type="float" office:value="0.0408" calcext:value-type="float">
            <text:p>4.080E-02</text:p>
          </table:table-cell>
          <table:table-cell office:value-type="float" office:value="0.08577" calcext:value-type="float">
            <text:p>8.577E-02</text:p>
          </table:table-cell>
          <table:table-cell office:value-type="float" office:value="0.282" calcext:value-type="float">
            <text:p>0.282</text:p>
          </table:table-cell>
          <table:table-cell office:value-type="float" office:value="0.4818" calcext:value-type="float">
            <text:p>4.818E-01</text:p>
          </table:table-cell>
          <table:table-cell office:value-type="float" office:value="0.000009347" calcext:value-type="float">
            <text:p>9.347E-06</text:p>
          </table:table-cell>
          <table:table-cell office:value-type="float" office:value="0.06683" calcext:value-type="float">
            <text:p>6.683E-02</text:p>
          </table:table-cell>
          <table:table-cell office:value-type="float" office:value="0.000007614" calcext:value-type="float">
            <text:p>7.614E-06</text:p>
          </table:table-cell>
          <table:table-cell office:value-type="float" office:value="0.067" calcext:value-type="float">
            <text:p>6.700E-02</text:p>
          </table:table-cell>
          <table:table-cell office:value-type="float" office:value="1.11E+052" calcext:value-type="float">
            <text:p>1.110E+52</text:p>
          </table:table-cell>
          <table:table-cell office:value-type="float" office:value="0.06683" calcext:value-type="float">
            <text:p>6.683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21" calcext:value-type="float">
            <text:p>12.221</text:p>
          </table:table-cell>
          <table:table-cell office:value-type="float" office:value="12.27" calcext:value-type="float">
            <text:p>12.270</text:p>
          </table:table-cell>
          <table:table-cell office:value-type="float" office:value="0.04896" calcext:value-type="float">
            <text:p>4.896E-02</text:p>
          </table:table-cell>
          <table:table-cell office:value-type="float" office:value="0.1029" calcext:value-type="float">
            <text:p>1.029E-01</text:p>
          </table:table-cell>
          <table:table-cell office:value-type="float" office:value="0.342" calcext:value-type="float">
            <text:p>0.342</text:p>
          </table:table-cell>
          <table:table-cell office:value-type="float" office:value="0.5851" calcext:value-type="float">
            <text:p>5.851E-01</text:p>
          </table:table-cell>
          <table:table-cell office:value-type="float" office:value="0.00001412" calcext:value-type="float">
            <text:p>1.412E-05</text:p>
          </table:table-cell>
          <table:table-cell office:value-type="float" office:value="0.101" calcext:value-type="float">
            <text:p>1.010E-01</text:p>
          </table:table-cell>
          <table:table-cell office:value-type="float" office:value="0.00001149" calcext:value-type="float">
            <text:p>1.149E-05</text:p>
          </table:table-cell>
          <table:table-cell office:value-type="float" office:value="0.1011" calcext:value-type="float">
            <text:p>1.011E-01</text:p>
          </table:table-cell>
          <table:table-cell office:value-type="float" office:value="1.677E+052" calcext:value-type="float">
            <text:p>1.677E+52</text:p>
          </table:table-cell>
          <table:table-cell office:value-type="float" office:value="0.101" calcext:value-type="float">
            <text:p>1.010E-0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67" calcext:value-type="float">
            <text:p>12.167</text:p>
          </table:table-cell>
          <table:table-cell office:value-type="float" office:value="12.221" calcext:value-type="float">
            <text:p>12.221</text:p>
          </table:table-cell>
          <table:table-cell office:value-type="float" office:value="0.05357" calcext:value-type="float">
            <text:p>5.357E-02</text:p>
          </table:table-cell>
          <table:table-cell office:value-type="float" office:value="0.1126" calcext:value-type="float">
            <text:p>1.126E-01</text:p>
          </table:table-cell>
          <table:table-cell office:value-type="float" office:value="0.408" calcext:value-type="float">
            <text:p>0.408</text:p>
          </table:table-cell>
          <table:table-cell office:value-type="float" office:value="0.6982" calcext:value-type="float">
            <text:p>6.982E-01</text:p>
          </table:table-cell>
          <table:table-cell office:value-type="float" office:value="0.00001964" calcext:value-type="float">
            <text:p>1.964E-05</text:p>
          </table:table-cell>
          <table:table-cell office:value-type="float" office:value="0.1405" calcext:value-type="float">
            <text:p>1.405E-01</text:p>
          </table:table-cell>
          <table:table-cell office:value-type="float" office:value="0.00001597" calcext:value-type="float">
            <text:p>1.597E-05</text:p>
          </table:table-cell>
          <table:table-cell office:value-type="float" office:value="0.1405" calcext:value-type="float">
            <text:p>1.405E-01</text:p>
          </table:table-cell>
          <table:table-cell office:value-type="float" office:value="2.332E+052" calcext:value-type="float">
            <text:p>2.332E+52</text:p>
          </table:table-cell>
          <table:table-cell office:value-type="float" office:value="0.1405" calcext:value-type="float">
            <text:p>1.405E-0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35" calcext:value-type="float">
            <text:p>12.135</text:p>
          </table:table-cell>
          <table:table-cell office:value-type="float" office:value="12.167" calcext:value-type="float">
            <text:p>12.167</text:p>
          </table:table-cell>
          <table:table-cell office:value-type="float" office:value="0.03253" calcext:value-type="float">
            <text:p>3.253E-02</text:p>
          </table:table-cell>
          <table:table-cell office:value-type="float" office:value="0.06838" calcext:value-type="float">
            <text:p>6.838E-02</text:p>
          </table:table-cell>
          <table:table-cell office:value-type="float" office:value="0.448" calcext:value-type="float">
            <text:p>0.448</text:p>
          </table:table-cell>
          <table:table-cell office:value-type="float" office:value="0.7672" calcext:value-type="float">
            <text:p>7.672E-01</text:p>
          </table:table-cell>
          <table:table-cell office:value-type="float" office:value="0.0000141" calcext:value-type="float">
            <text:p>1.410E-05</text:p>
          </table:table-cell>
          <table:table-cell office:value-type="float" office:value="0.1008" calcext:value-type="float">
            <text:p>1.008E-01</text:p>
          </table:table-cell>
          <table:table-cell office:value-type="float" office:value="0.00001145" calcext:value-type="float">
            <text:p>1.145E-05</text:p>
          </table:table-cell>
          <table:table-cell office:value-type="float" office:value="0.1008" calcext:value-type="float">
            <text:p>1.008E-01</text:p>
          </table:table-cell>
          <table:table-cell office:value-type="float" office:value="1.674E+052" calcext:value-type="float">
            <text:p>1.674E+52</text:p>
          </table:table-cell>
          <table:table-cell office:value-type="float" office:value="0.1008" calcext:value-type="float">
            <text:p>1.008E-0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" calcext:value-type="float">
            <text:p>12.100</text:p>
          </table:table-cell>
          <table:table-cell office:value-type="float" office:value="12.134" calcext:value-type="float">
            <text:p>12.134</text:p>
          </table:table-cell>
          <table:table-cell office:value-type="float" office:value="0.03463" calcext:value-type="float">
            <text:p>3.463E-02</text:p>
          </table:table-cell>
          <table:table-cell office:value-type="float" office:value="0.0728" calcext:value-type="float">
            <text:p>7.280E-02</text:p>
          </table:table-cell>
          <table:table-cell office:value-type="float" office:value="0.491" calcext:value-type="float">
            <text:p>0.491</text:p>
          </table:table-cell>
          <table:table-cell office:value-type="float" office:value="0.8407" calcext:value-type="float">
            <text:p>8.407E-01</text:p>
          </table:table-cell>
          <table:table-cell office:value-type="float" office:value="0.00001709" calcext:value-type="float">
            <text:p>1.709E-05</text:p>
          </table:table-cell>
          <table:table-cell office:value-type="float" office:value="0.1222" calcext:value-type="float">
            <text:p>1.222E-01</text:p>
          </table:table-cell>
          <table:table-cell office:value-type="float" office:value="0.00001387" calcext:value-type="float">
            <text:p>1.387E-05</text:p>
          </table:table-cell>
          <table:table-cell office:value-type="float" office:value="0.1221" calcext:value-type="float">
            <text:p>1.221E-01</text:p>
          </table:table-cell>
          <table:table-cell office:value-type="float" office:value="2.029E+052" calcext:value-type="float">
            <text:p>2.029E+52</text:p>
          </table:table-cell>
          <table:table-cell office:value-type="float" office:value="0.1222" calcext:value-type="float">
            <text:p>1.222E-0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062" calcext:value-type="float">
            <text:p>12.062</text:p>
          </table:table-cell>
          <table:table-cell office:value-type="float" office:value="12.099" calcext:value-type="float">
            <text:p>12.099</text:p>
          </table:table-cell>
          <table:table-cell office:value-type="float" office:value="0.03702" calcext:value-type="float">
            <text:p>3.702E-02</text:p>
          </table:table-cell>
          <table:table-cell office:value-type="float" office:value="0.07781" calcext:value-type="float">
            <text:p>7.781E-02</text:p>
          </table:table-cell>
          <table:table-cell office:value-type="float" office:value="0.537" calcext:value-type="float">
            <text:p>0.537</text:p>
          </table:table-cell>
          <table:table-cell office:value-type="float" office:value="0.9194" calcext:value-type="float">
            <text:p>9.194E-01</text:p>
          </table:table-cell>
          <table:table-cell office:value-type="float" office:value="0.00002083" calcext:value-type="float">
            <text:p>2.083E-05</text:p>
          </table:table-cell>
          <table:table-cell office:value-type="float" office:value="0.1489" calcext:value-type="float">
            <text:p>1.489E-01</text:p>
          </table:table-cell>
          <table:table-cell office:value-type="float" office:value="0.00001689" calcext:value-type="float">
            <text:p>1.689E-05</text:p>
          </table:table-cell>
          <table:table-cell office:value-type="float" office:value="0.1486" calcext:value-type="float">
            <text:p>1.486E-01</text:p>
          </table:table-cell>
          <table:table-cell office:value-type="float" office:value="2.473E+052" calcext:value-type="float">
            <text:p>2.473E+52</text:p>
          </table:table-cell>
          <table:table-cell office:value-type="float" office:value="0.1489" calcext:value-type="float">
            <text:p>1.489E-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42" calcext:value-type="float">
            <text:p>12.042</text:p>
          </table:table-cell>
          <table:table-cell office:value-type="float" office:value="12.062" calcext:value-type="float">
            <text:p>12.062</text:p>
          </table:table-cell>
          <table:table-cell office:value-type="float" office:value="0.02064" calcext:value-type="float">
            <text:p>2.064E-02</text:p>
          </table:table-cell>
          <table:table-cell office:value-type="float" office:value="0.04338" calcext:value-type="float">
            <text:p>4.338E-02</text:p>
          </table:table-cell>
          <table:table-cell office:value-type="float" office:value="0.563" calcext:value-type="float">
            <text:p>0.563</text:p>
          </table:table-cell>
          <table:table-cell office:value-type="float" office:value="0.9635" calcext:value-type="float">
            <text:p>9.635E-01</text:p>
          </table:table-cell>
          <table:table-cell office:value-type="float" office:value="0.00001296" calcext:value-type="float">
            <text:p>1.296E-05</text:p>
          </table:table-cell>
          <table:table-cell office:value-type="float" office:value="0.09264" calcext:value-type="float">
            <text:p>9.264E-02</text:p>
          </table:table-cell>
          <table:table-cell office:value-type="float" office:value="0.0000105" calcext:value-type="float">
            <text:p>1.050E-05</text:p>
          </table:table-cell>
          <table:table-cell office:value-type="float" office:value="0.0924" calcext:value-type="float">
            <text:p>9.240E-02</text:p>
          </table:table-cell>
          <table:table-cell office:value-type="float" office:value="1.538E+052" calcext:value-type="float">
            <text:p>1.538E+52</text:p>
          </table:table-cell>
          <table:table-cell office:value-type="float" office:value="0.09264" calcext:value-type="float">
            <text:p>9.264E-0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3" calcext:value-type="float">
            <text:p>12.030</text:p>
          </table:table-cell>
          <table:table-cell office:value-type="float" office:value="12.041" calcext:value-type="float">
            <text:p>12.041</text:p>
          </table:table-cell>
          <table:table-cell office:value-type="float" office:value="0.0114" calcext:value-type="float">
            <text:p>1.140E-02</text:p>
          </table:table-cell>
          <table:table-cell office:value-type="float" office:value="0.02397" calcext:value-type="float">
            <text:p>2.397E-02</text:p>
          </table:table-cell>
          <table:table-cell office:value-type="float" office:value="0.577" calcext:value-type="float">
            <text:p>0.577</text:p>
          </table:table-cell>
          <table:table-cell office:value-type="float" office:value="0.9882" calcext:value-type="float">
            <text:p>9.882E-01</text:p>
          </table:table-cell>
          <table:table-cell office:value-type="float" office:value="0.000007581" calcext:value-type="float">
            <text:p>7.581E-06</text:p>
          </table:table-cell>
          <table:table-cell office:value-type="float" office:value="0.05421" calcext:value-type="float">
            <text:p>5.421E-02</text:p>
          </table:table-cell>
          <table:table-cell office:value-type="float" office:value="0.000006143" calcext:value-type="float">
            <text:p>6.143E-06</text:p>
          </table:table-cell>
          <table:table-cell office:value-type="float" office:value="0.05405" calcext:value-type="float">
            <text:p>5.405E-02</text:p>
          </table:table-cell>
          <table:table-cell office:value-type="float" office:value="9.001E+051" calcext:value-type="float">
            <text:p>9.001E+51</text:p>
          </table:table-cell>
          <table:table-cell office:value-type="float" office:value="0.05421" calcext:value-type="float">
            <text:p>5.421E-02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24" calcext:value-type="float">
            <text:p>12.024</text:p>
          </table:table-cell>
          <table:table-cell office:value-type="float" office:value="12.03" calcext:value-type="float">
            <text:p>12.030</text:p>
          </table:table-cell>
          <table:table-cell office:value-type="float" office:value="0.00531" calcext:value-type="float">
            <text:p>5.310E-03</text:p>
          </table:table-cell>
          <table:table-cell office:value-type="float" office:value="0.01116" calcext:value-type="float">
            <text:p>1.116E-02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3666" calcext:value-type="float">
            <text:p>3.666E-06</text:p>
          </table:table-cell>
          <table:table-cell office:value-type="float" office:value="0.02622" calcext:value-type="float">
            <text:p>2.622E-02</text:p>
          </table:table-cell>
          <table:table-cell office:value-type="float" office:value="0.00000297" calcext:value-type="float">
            <text:p>2.970E-06</text:p>
          </table:table-cell>
          <table:table-cell office:value-type="float" office:value="0.02613" calcext:value-type="float">
            <text:p>2.613E-02</text:p>
          </table:table-cell>
          <table:table-cell office:value-type="float" office:value="4.353E+051" calcext:value-type="float">
            <text:p>4.353E+51</text:p>
          </table:table-cell>
          <table:table-cell office:value-type="float" office:value="0.02622" calcext:value-type="float">
            <text:p>2.622E-02</text:p>
          </table:table-cell>
          <table:table-cell table:number-columns-repeated="10"/>
        </table:table-row>
        <table:table-row table:style-name="ro1" table:number-rows-repeated="1048560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HFB3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6" calcext:value-type="float">
            <text:p>12.496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3955" calcext:value-type="float">
            <text:p>3.955E-03</text:p>
          </table:table-cell>
          <table:table-cell office:value-type="float" office:value="0.008313" calcext:value-type="float">
            <text:p>8.313E-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273" calcext:value-type="float">
            <text:p>8.273E-03</text:p>
          </table:table-cell>
          <table:table-cell office:value-type="float" office:value="0.00000003857" calcext:value-type="float">
            <text:p>3.857E-08</text:p>
          </table:table-cell>
          <table:table-cell office:value-type="float" office:value="0.0002754" calcext:value-type="float">
            <text:p>2.754E-04</text:p>
          </table:table-cell>
          <table:table-cell office:value-type="float" office:value="0.00000003155" calcext:value-type="float">
            <text:p>3.155E-08</text:p>
          </table:table-cell>
          <table:table-cell office:value-type="float" office:value="0.0002773" calcext:value-type="float">
            <text:p>2.773E-04</text:p>
          </table:table-cell>
          <table:table-cell office:value-type="float" office:value="4.579E+049" calcext:value-type="float">
            <text:p>4.579E+49</text:p>
          </table:table-cell>
          <table:table-cell office:value-type="float" office:value="0.0002754" calcext:value-type="float">
            <text:p>2.754E-04</text:p>
          </table:table-cell>
          <table:table-cell table:number-columns-repeated="2"/>
          <table:table-cell office:value-type="float" office:value="0.0001138" calcext:value-type="float">
            <text:p>1.138E-04</text:p>
          </table:table-cell>
          <table:table-cell office:value-type="float" office:value="0.00008129" calcext:value-type="float">
            <text:p>8.129E-05</text:p>
          </table:table-cell>
          <table:table-cell office:value-type="float" office:value="0.4757" calcext:value-type="float">
            <text:p>4.757E-01</text:p>
          </table:table-cell>
          <table:table-cell office:value-type="float" office:value="0.03806" calcext:value-type="float">
            <text:p>3.806E-02</text:p>
          </table:table-cell>
          <table:table-cell office:value-type="float" office:value="0.00014" calcext:value-type="float">
            <text:p>1.400E-04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43" calcext:value-type="float">
            <text:p>5.843E-01</text:p>
          </table:table-cell>
          <table:table-cell office:value-type="float" office:value="1.663E+053" calcext:value-type="float">
            <text:p>1.663E+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2" calcext:value-type="float">
            <text:p>12.452</text:p>
          </table:table-cell>
          <table:table-cell office:value-type="float" office:value="12.496" calcext:value-type="float">
            <text:p>12.496</text:p>
          </table:table-cell>
          <table:table-cell office:value-type="float" office:value="0.04355" calcext:value-type="float">
            <text:p>4.355E-02</text:p>
          </table:table-cell>
          <table:table-cell office:value-type="float" office:value="0.09156" calcext:value-type="float">
            <text:p>9.156E-0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9945" calcext:value-type="float">
            <text:p>9.945E-02</text:p>
          </table:table-cell>
          <table:table-cell office:value-type="float" office:value="0.000001482" calcext:value-type="float">
            <text:p>1.482E-06</text:p>
          </table:table-cell>
          <table:table-cell office:value-type="float" office:value="0.01058" calcext:value-type="float">
            <text:p>1.058E-02</text:p>
          </table:table-cell>
          <table:table-cell office:value-type="float" office:value="0.000001211" calcext:value-type="float">
            <text:p>1.211E-06</text:p>
          </table:table-cell>
          <table:table-cell office:value-type="float" office:value="0.01065" calcext:value-type="float">
            <text:p>1.065E-02</text:p>
          </table:table-cell>
          <table:table-cell office:value-type="float" office:value="1.759E+051" calcext:value-type="float">
            <text:p>1.759E+51</text:p>
          </table:table-cell>
          <table:table-cell office:value-type="float" office:value="0.01058" calcext:value-type="float">
            <text:p>1.058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21" calcext:value-type="float">
            <text:p>12.421</text:p>
          </table:table-cell>
          <table:table-cell office:value-type="float" office:value="12.452" calcext:value-type="float">
            <text:p>12.452</text:p>
          </table:table-cell>
          <table:table-cell office:value-type="float" office:value="0.03172" calcext:value-type="float">
            <text:p>3.172E-02</text:p>
          </table:table-cell>
          <table:table-cell office:value-type="float" office:value="0.06668" calcext:value-type="float">
            <text:p>6.668E-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66" calcext:value-type="float">
            <text:p>1.660E-01</text:p>
          </table:table-cell>
          <table:table-cell office:value-type="float" office:value="0.000002256" calcext:value-type="float">
            <text:p>2.256E-06</text:p>
          </table:table-cell>
          <table:table-cell office:value-type="float" office:value="0.01611" calcext:value-type="float">
            <text:p>1.611E-02</text:p>
          </table:table-cell>
          <table:table-cell office:value-type="float" office:value="0.000001843" calcext:value-type="float">
            <text:p>1.843E-06</text:p>
          </table:table-cell>
          <table:table-cell office:value-type="float" office:value="0.0162" calcext:value-type="float">
            <text:p>1.620E-02</text:p>
          </table:table-cell>
          <table:table-cell office:value-type="float" office:value="2.679E+051" calcext:value-type="float">
            <text:p>2.679E+51</text:p>
          </table:table-cell>
          <table:table-cell office:value-type="float" office:value="0.01611" calcext:value-type="float">
            <text:p>1.611E-0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369" calcext:value-type="float">
            <text:p>12.369</text:p>
          </table:table-cell>
          <table:table-cell office:value-type="float" office:value="12.421" calcext:value-type="float">
            <text:p>12.421</text:p>
          </table:table-cell>
          <table:table-cell office:value-type="float" office:value="0.0518" calcext:value-type="float">
            <text:p>5.180E-02</text:p>
          </table:table-cell>
          <table:table-cell office:value-type="float" office:value="0.1089" calcext:value-type="float">
            <text:p>1.089E-01</text:p>
          </table:table-cell>
          <table:table-cell office:value-type="float" office:value="0.161" calcext:value-type="float">
            <text:p>0.161</text:p>
          </table:table-cell>
          <table:table-cell office:value-type="float" office:value="0.2747" calcext:value-type="float">
            <text:p>2.747E-01</text:p>
          </table:table-cell>
          <table:table-cell office:value-type="float" office:value="0.000005857" calcext:value-type="float">
            <text:p>5.857E-06</text:p>
          </table:table-cell>
          <table:table-cell office:value-type="float" office:value="0.04183" calcext:value-type="float">
            <text:p>4.183E-02</text:p>
          </table:table-cell>
          <table:table-cell office:value-type="float" office:value="0.000004781" calcext:value-type="float">
            <text:p>4.781E-06</text:p>
          </table:table-cell>
          <table:table-cell office:value-type="float" office:value="0.04202" calcext:value-type="float">
            <text:p>4.202E-02</text:p>
          </table:table-cell>
          <table:table-cell office:value-type="float" office:value="6.954E+051" calcext:value-type="float">
            <text:p>6.954E+51</text:p>
          </table:table-cell>
          <table:table-cell office:value-type="float" office:value="0.04183" calcext:value-type="float">
            <text:p>4.183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11" calcext:value-type="float">
            <text:p>12.311</text:p>
          </table:table-cell>
          <table:table-cell office:value-type="float" office:value="12.369" calcext:value-type="float">
            <text:p>12.369</text:p>
          </table:table-cell>
          <table:table-cell office:value-type="float" office:value="0.05762" calcext:value-type="float">
            <text:p>5.762E-02</text:p>
          </table:table-cell>
          <table:table-cell office:value-type="float" office:value="0.1211" calcext:value-type="float">
            <text:p>1.211E-01</text:p>
          </table:table-cell>
          <table:table-cell office:value-type="float" office:value="0.231" calcext:value-type="float">
            <text:p>0.231</text:p>
          </table:table-cell>
          <table:table-cell office:value-type="float" office:value="0.3958" calcext:value-type="float">
            <text:p>3.958E-01</text:p>
          </table:table-cell>
          <table:table-cell office:value-type="float" office:value="0.000009862" calcext:value-type="float">
            <text:p>9.862E-06</text:p>
          </table:table-cell>
          <table:table-cell office:value-type="float" office:value="0.07042" calcext:value-type="float">
            <text:p>7.042E-02</text:p>
          </table:table-cell>
          <table:table-cell office:value-type="float" office:value="0.000008042" calcext:value-type="float">
            <text:p>8.042E-06</text:p>
          </table:table-cell>
          <table:table-cell office:value-type="float" office:value="0.07066" calcext:value-type="float">
            <text:p>7.066E-02</text:p>
          </table:table-cell>
          <table:table-cell office:value-type="float" office:value="1.171E+052" calcext:value-type="float">
            <text:p>1.171E+52</text:p>
          </table:table-cell>
          <table:table-cell office:value-type="float" office:value="0.07042" calcext:value-type="float">
            <text:p>7.042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27" calcext:value-type="float">
            <text:p>12.270</text:p>
          </table:table-cell>
          <table:table-cell office:value-type="float" office:value="12.311" calcext:value-type="float">
            <text:p>12.311</text:p>
          </table:table-cell>
          <table:table-cell office:value-type="float" office:value="0.0408" calcext:value-type="float">
            <text:p>4.080E-02</text:p>
          </table:table-cell>
          <table:table-cell office:value-type="float" office:value="0.08578" calcext:value-type="float">
            <text:p>8.578E-02</text:p>
          </table:table-cell>
          <table:table-cell office:value-type="float" office:value="0.282" calcext:value-type="float">
            <text:p>0.282</text:p>
          </table:table-cell>
          <table:table-cell office:value-type="float" office:value="0.4819" calcext:value-type="float">
            <text:p>4.819E-01</text:p>
          </table:table-cell>
          <table:table-cell office:value-type="float" office:value="0.000009347" calcext:value-type="float">
            <text:p>9.347E-06</text:p>
          </table:table-cell>
          <table:table-cell office:value-type="float" office:value="0.06674" calcext:value-type="float">
            <text:p>6.674E-02</text:p>
          </table:table-cell>
          <table:table-cell office:value-type="float" office:value="0.000007614" calcext:value-type="float">
            <text:p>7.614E-06</text:p>
          </table:table-cell>
          <table:table-cell office:value-type="float" office:value="0.06691" calcext:value-type="float">
            <text:p>6.691E-02</text:p>
          </table:table-cell>
          <table:table-cell office:value-type="float" office:value="1.11E+052" calcext:value-type="float">
            <text:p>1.110E+52</text:p>
          </table:table-cell>
          <table:table-cell office:value-type="float" office:value="0.06674" calcext:value-type="float">
            <text:p>6.674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17" calcext:value-type="float">
            <text:p>12.217</text:p>
          </table:table-cell>
          <table:table-cell office:value-type="float" office:value="12.27" calcext:value-type="float">
            <text:p>12.270</text:p>
          </table:table-cell>
          <table:table-cell office:value-type="float" office:value="0.05287" calcext:value-type="float">
            <text:p>5.287E-02</text:p>
          </table:table-cell>
          <table:table-cell office:value-type="float" office:value="0.1111" calcext:value-type="float">
            <text:p>1.111E-01</text:p>
          </table:table-cell>
          <table:table-cell office:value-type="float" office:value="0.347" calcext:value-type="float">
            <text:p>0.347</text:p>
          </table:table-cell>
          <table:table-cell office:value-type="float" office:value="0.5934" calcext:value-type="float">
            <text:p>5.934E-01</text:p>
          </table:table-cell>
          <table:table-cell office:value-type="float" office:value="0.00001537" calcext:value-type="float">
            <text:p>1.537E-05</text:p>
          </table:table-cell>
          <table:table-cell office:value-type="float" office:value="0.1097" calcext:value-type="float">
            <text:p>1.097E-01</text:p>
          </table:table-cell>
          <table:table-cell office:value-type="float" office:value="0.00001251" calcext:value-type="float">
            <text:p>1.251E-05</text:p>
          </table:table-cell>
          <table:table-cell office:value-type="float" office:value="0.1099" calcext:value-type="float">
            <text:p>1.099E-01</text:p>
          </table:table-cell>
          <table:table-cell office:value-type="float" office:value="1.824E+052" calcext:value-type="float">
            <text:p>1.824E+52</text:p>
          </table:table-cell>
          <table:table-cell office:value-type="float" office:value="0.1097" calcext:value-type="float">
            <text:p>1.097E-0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01" calcext:value-type="float">
            <text:p>12.201</text:p>
          </table:table-cell>
          <table:table-cell office:value-type="float" office:value="12.217" calcext:value-type="float">
            <text:p>12.217</text:p>
          </table:table-cell>
          <table:table-cell office:value-type="float" office:value="0.01561" calcext:value-type="float">
            <text:p>1.561E-02</text:p>
          </table:table-cell>
          <table:table-cell office:value-type="float" office:value="0.03282" calcext:value-type="float">
            <text:p>3.282E-02</text:p>
          </table:table-cell>
          <table:table-cell office:value-type="float" office:value="0.366" calcext:value-type="float">
            <text:p>0.366</text:p>
          </table:table-cell>
          <table:table-cell office:value-type="float" office:value="0.6266" calcext:value-type="float">
            <text:p>6.266E-01</text:p>
          </table:table-cell>
          <table:table-cell office:value-type="float" office:value="0.000005282" calcext:value-type="float">
            <text:p>5.282E-06</text:p>
          </table:table-cell>
          <table:table-cell office:value-type="float" office:value="0.03772" calcext:value-type="float">
            <text:p>3.772E-02</text:p>
          </table:table-cell>
          <table:table-cell office:value-type="float" office:value="0.000004295" calcext:value-type="float">
            <text:p>4.295E-06</text:p>
          </table:table-cell>
          <table:table-cell office:value-type="float" office:value="0.03774" calcext:value-type="float">
            <text:p>3.774E-02</text:p>
          </table:table-cell>
          <table:table-cell office:value-type="float" office:value="6.271E+051" calcext:value-type="float">
            <text:p>6.271E+51</text:p>
          </table:table-cell>
          <table:table-cell office:value-type="float" office:value="0.03772" calcext:value-type="float">
            <text:p>3.772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66" calcext:value-type="float">
            <text:p>12.166</text:p>
          </table:table-cell>
          <table:table-cell office:value-type="float" office:value="12.201" calcext:value-type="float">
            <text:p>12.201</text:p>
          </table:table-cell>
          <table:table-cell office:value-type="float" office:value="0.03555" calcext:value-type="float">
            <text:p>3.555E-02</text:p>
          </table:table-cell>
          <table:table-cell office:value-type="float" office:value="0.07473" calcext:value-type="float">
            <text:p>7.473E-02</text:p>
          </table:table-cell>
          <table:table-cell office:value-type="float" office:value="0.41" calcext:value-type="float">
            <text:p>0.410</text:p>
          </table:table-cell>
          <table:table-cell office:value-type="float" office:value="0.7019" calcext:value-type="float">
            <text:p>7.019E-01</text:p>
          </table:table-cell>
          <table:table-cell office:value-type="float" office:value="0.00001349" calcext:value-type="float">
            <text:p>1.349E-05</text:p>
          </table:table-cell>
          <table:table-cell office:value-type="float" office:value="0.0963" calcext:value-type="float">
            <text:p>9.630E-02</text:p>
          </table:table-cell>
          <table:table-cell office:value-type="float" office:value="0.00001096" calcext:value-type="float">
            <text:p>1.096E-05</text:p>
          </table:table-cell>
          <table:table-cell office:value-type="float" office:value="0.09633" calcext:value-type="float">
            <text:p>9.633E-02</text:p>
          </table:table-cell>
          <table:table-cell office:value-type="float" office:value="1.601E+052" calcext:value-type="float">
            <text:p>1.601E+52</text:p>
          </table:table-cell>
          <table:table-cell office:value-type="float" office:value="0.0963" calcext:value-type="float">
            <text:p>9.630E-0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41" calcext:value-type="float">
            <text:p>12.141</text:p>
          </table:table-cell>
          <table:table-cell office:value-type="float" office:value="12.165" calcext:value-type="float">
            <text:p>12.165</text:p>
          </table:table-cell>
          <table:table-cell office:value-type="float" office:value="0.02388" calcext:value-type="float">
            <text:p>2.388E-02</text:p>
          </table:table-cell>
          <table:table-cell office:value-type="float" office:value="0.05019" calcext:value-type="float">
            <text:p>5.019E-02</text:p>
          </table:table-cell>
          <table:table-cell office:value-type="float" office:value="0.44" calcext:value-type="float">
            <text:p>0.440</text:p>
          </table:table-cell>
          <table:table-cell office:value-type="float" office:value="0.7527" calcext:value-type="float">
            <text:p>7.527E-01</text:p>
          </table:table-cell>
          <table:table-cell office:value-type="float" office:value="0.00001025" calcext:value-type="float">
            <text:p>1.025E-05</text:p>
          </table:table-cell>
          <table:table-cell office:value-type="float" office:value="0.07318" calcext:value-type="float">
            <text:p>7.318E-02</text:p>
          </table:table-cell>
          <table:table-cell office:value-type="float" office:value="0.000008324" calcext:value-type="float">
            <text:p>8.324E-06</text:p>
          </table:table-cell>
          <table:table-cell office:value-type="float" office:value="0.07315" calcext:value-type="float">
            <text:p>7.315E-02</text:p>
          </table:table-cell>
          <table:table-cell office:value-type="float" office:value="1.217E+052" calcext:value-type="float">
            <text:p>1.217E+52</text:p>
          </table:table-cell>
          <table:table-cell office:value-type="float" office:value="0.07318" calcext:value-type="float">
            <text:p>7.318E-0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12" calcext:value-type="float">
            <text:p>12.112</text:p>
          </table:table-cell>
          <table:table-cell office:value-type="float" office:value="12.141" calcext:value-type="float">
            <text:p>12.141</text:p>
          </table:table-cell>
          <table:table-cell office:value-type="float" office:value="0.02964" calcext:value-type="float">
            <text:p>2.964E-02</text:p>
          </table:table-cell>
          <table:table-cell office:value-type="float" office:value="0.0623" calcext:value-type="float">
            <text:p>6.230E-02</text:p>
          </table:table-cell>
          <table:table-cell office:value-type="float" office:value="0.477" calcext:value-type="float">
            <text:p>0.477</text:p>
          </table:table-cell>
          <table:table-cell office:value-type="float" office:value="0.8157" calcext:value-type="float">
            <text:p>8.157E-01</text:p>
          </table:table-cell>
          <table:table-cell office:value-type="float" office:value="0.00001422" calcext:value-type="float">
            <text:p>1.422E-05</text:p>
          </table:table-cell>
          <table:table-cell office:value-type="float" office:value="0.1015" calcext:value-type="float">
            <text:p>1.015E-01</text:p>
          </table:table-cell>
          <table:table-cell office:value-type="float" office:value="0.00001154" calcext:value-type="float">
            <text:p>1.154E-05</text:p>
          </table:table-cell>
          <table:table-cell office:value-type="float" office:value="0.1014" calcext:value-type="float">
            <text:p>1.014E-01</text:p>
          </table:table-cell>
          <table:table-cell office:value-type="float" office:value="1.688E+052" calcext:value-type="float">
            <text:p>1.688E+52</text:p>
          </table:table-cell>
          <table:table-cell office:value-type="float" office:value="0.1015" calcext:value-type="float">
            <text:p>1.015E-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77" calcext:value-type="float">
            <text:p>12.077</text:p>
          </table:table-cell>
          <table:table-cell office:value-type="float" office:value="12.111" calcext:value-type="float">
            <text:p>12.111</text:p>
          </table:table-cell>
          <table:table-cell office:value-type="float" office:value="0.03473" calcext:value-type="float">
            <text:p>3.473E-02</text:p>
          </table:table-cell>
          <table:table-cell office:value-type="float" office:value="0.07302" calcext:value-type="float">
            <text:p>7.302E-02</text:p>
          </table:table-cell>
          <table:table-cell office:value-type="float" office:value="0.52" calcext:value-type="float">
            <text:p>0.520</text:p>
          </table:table-cell>
          <table:table-cell office:value-type="float" office:value="0.8894" calcext:value-type="float">
            <text:p>8.894E-01</text:p>
          </table:table-cell>
          <table:table-cell office:value-type="float" office:value="0.00001886" calcext:value-type="float">
            <text:p>1.886E-05</text:p>
          </table:table-cell>
          <table:table-cell office:value-type="float" office:value="0.1347" calcext:value-type="float">
            <text:p>1.347E-01</text:p>
          </table:table-cell>
          <table:table-cell office:value-type="float" office:value="0.0000153" calcext:value-type="float">
            <text:p>1.530E-05</text:p>
          </table:table-cell>
          <table:table-cell office:value-type="float" office:value="0.1345" calcext:value-type="float">
            <text:p>1.345E-01</text:p>
          </table:table-cell>
          <table:table-cell office:value-type="float" office:value="2.239E+052" calcext:value-type="float">
            <text:p>2.239E+52</text:p>
          </table:table-cell>
          <table:table-cell office:value-type="float" office:value="0.1347" calcext:value-type="float">
            <text:p>1.347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62" calcext:value-type="float">
            <text:p>12.062</text:p>
          </table:table-cell>
          <table:table-cell office:value-type="float" office:value="12.076" calcext:value-type="float">
            <text:p>12.076</text:p>
          </table:table-cell>
          <table:table-cell office:value-type="float" office:value="0.01482" calcext:value-type="float">
            <text:p>1.482E-02</text:p>
          </table:table-cell>
          <table:table-cell office:value-type="float" office:value="0.03115" calcext:value-type="float">
            <text:p>3.115E-02</text:p>
          </table:table-cell>
          <table:table-cell office:value-type="float" office:value="0.538" calcext:value-type="float">
            <text:p>0.538</text:p>
          </table:table-cell>
          <table:table-cell office:value-type="float" office:value="0.9213" calcext:value-type="float">
            <text:p>9.213E-01</text:p>
          </table:table-cell>
          <table:table-cell office:value-type="float" office:value="0.000008751" calcext:value-type="float">
            <text:p>8.751E-06</text:p>
          </table:table-cell>
          <table:table-cell office:value-type="float" office:value="0.06249" calcext:value-type="float">
            <text:p>6.249E-02</text:p>
          </table:table-cell>
          <table:table-cell office:value-type="float" office:value="0.000007096" calcext:value-type="float">
            <text:p>7.096E-06</text:p>
          </table:table-cell>
          <table:table-cell office:value-type="float" office:value="0.06235" calcext:value-type="float">
            <text:p>6.235E-02</text:p>
          </table:table-cell>
          <table:table-cell office:value-type="float" office:value="1.039E+052" calcext:value-type="float">
            <text:p>1.039E+52</text:p>
          </table:table-cell>
          <table:table-cell office:value-type="float" office:value="0.06249" calcext:value-type="float">
            <text:p>6.249E-02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55" calcext:value-type="float">
            <text:p>12.055</text:p>
          </table:table-cell>
          <table:table-cell office:value-type="float" office:value="12.061" calcext:value-type="float">
            <text:p>12.061</text:p>
          </table:table-cell>
          <table:table-cell office:value-type="float" office:value="0.006149" calcext:value-type="float">
            <text:p>6.149E-03</text:p>
          </table:table-cell>
          <table:table-cell office:value-type="float" office:value="0.01293" calcext:value-type="float">
            <text:p>1.293E-02</text:p>
          </table:table-cell>
          <table:table-cell office:value-type="float" office:value="0.546" calcext:value-type="float">
            <text:p>0.546</text:p>
          </table:table-cell>
          <table:table-cell office:value-type="float" office:value="0.9348" calcext:value-type="float">
            <text:p>9.348E-01</text:p>
          </table:table-cell>
          <table:table-cell office:value-type="float" office:value="0.000003799" calcext:value-type="float">
            <text:p>3.799E-06</text:p>
          </table:table-cell>
          <table:table-cell office:value-type="float" office:value="0.02713" calcext:value-type="float">
            <text:p>2.713E-02</text:p>
          </table:table-cell>
          <table:table-cell office:value-type="float" office:value="0.00000308" calcext:value-type="float">
            <text:p>3.080E-06</text:p>
          </table:table-cell>
          <table:table-cell office:value-type="float" office:value="0.02706" calcext:value-type="float">
            <text:p>2.706E-02</text:p>
          </table:table-cell>
          <table:table-cell office:value-type="float" office:value="4.511E+051" calcext:value-type="float">
            <text:p>4.511E+51</text:p>
          </table:table-cell>
          <table:table-cell office:value-type="float" office:value="0.02713" calcext:value-type="float">
            <text:p>2.713E-0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24" calcext:value-type="float">
            <text:p>12.024</text:p>
          </table:table-cell>
          <table:table-cell office:value-type="float" office:value="12.055" calcext:value-type="float">
            <text:p>12.055</text:p>
          </table:table-cell>
          <table:table-cell office:value-type="float" office:value="0.03059" calcext:value-type="float">
            <text:p>3.059E-02</text:p>
          </table:table-cell>
          <table:table-cell office:value-type="float" office:value="0.0643" calcext:value-type="float">
            <text:p>6.430E-02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2016" calcext:value-type="float">
            <text:p>2.016E-05</text:p>
          </table:table-cell>
          <table:table-cell office:value-type="float" office:value="0.1439" calcext:value-type="float">
            <text:p>1.439E-01</text:p>
          </table:table-cell>
          <table:table-cell office:value-type="float" office:value="0.00001633" calcext:value-type="float">
            <text:p>1.633E-05</text:p>
          </table:table-cell>
          <table:table-cell office:value-type="float" office:value="0.1435" calcext:value-type="float">
            <text:p>1.435E-01</text:p>
          </table:table-cell>
          <table:table-cell office:value-type="float" office:value="2.393E+052" calcext:value-type="float">
            <text:p>2.393E+52</text:p>
          </table:table-cell>
          <table:table-cell office:value-type="float" office:value="0.1439" calcext:value-type="float">
            <text:p>1.439E-01</text:p>
          </table:table-cell>
          <table:table-cell table:number-columns-repeated="10"/>
        </table:table-row>
        <table:table-row table:style-name="ro1" table:number-rows-repeated="104855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DDMED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6" calcext:value-type="float">
            <text:p>12.496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3955" calcext:value-type="float">
            <text:p>3.955E-03</text:p>
          </table:table-cell>
          <table:table-cell office:value-type="float" office:value="0.008316" calcext:value-type="float">
            <text:p>8.316E-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276" calcext:value-type="float">
            <text:p>8.276E-03</text:p>
          </table:table-cell>
          <table:table-cell office:value-type="float" office:value="0.00000003857" calcext:value-type="float">
            <text:p>3.857E-08</text:p>
          </table:table-cell>
          <table:table-cell office:value-type="float" office:value="0.0002758" calcext:value-type="float">
            <text:p>2.758E-04</text:p>
          </table:table-cell>
          <table:table-cell office:value-type="float" office:value="0.00000003155" calcext:value-type="float">
            <text:p>3.155E-08</text:p>
          </table:table-cell>
          <table:table-cell office:value-type="float" office:value="0.0002776" calcext:value-type="float">
            <text:p>2.776E-04</text:p>
          </table:table-cell>
          <table:table-cell office:value-type="float" office:value="4.579E+049" calcext:value-type="float">
            <text:p>4.579E+49</text:p>
          </table:table-cell>
          <table:table-cell office:value-type="float" office:value="0.0002758" calcext:value-type="float">
            <text:p>2.758E-04</text:p>
          </table:table-cell>
          <table:table-cell table:number-columns-repeated="2"/>
          <table:table-cell office:value-type="float" office:value="0.0001136" calcext:value-type="float">
            <text:p>1.136E-04</text:p>
          </table:table-cell>
          <table:table-cell office:value-type="float" office:value="0.00008118" calcext:value-type="float">
            <text:p>8.118E-05</text:p>
          </table:table-cell>
          <table:table-cell office:value-type="float" office:value="0.4755" calcext:value-type="float">
            <text:p>4.755E-01</text:p>
          </table:table-cell>
          <table:table-cell office:value-type="float" office:value="0.03804" calcext:value-type="float">
            <text:p>3.804E-02</text:p>
          </table:table-cell>
          <table:table-cell office:value-type="float" office:value="0.0001399" calcext:value-type="float">
            <text:p>1.399E-04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41" calcext:value-type="float">
            <text:p>5.841E-01</text:p>
          </table:table-cell>
          <table:table-cell office:value-type="float" office:value="1.66E+053" calcext:value-type="float">
            <text:p>1.660E+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2" calcext:value-type="float">
            <text:p>12.452</text:p>
          </table:table-cell>
          <table:table-cell office:value-type="float" office:value="12.496" calcext:value-type="float">
            <text:p>12.496</text:p>
          </table:table-cell>
          <table:table-cell office:value-type="float" office:value="0.04355" calcext:value-type="float">
            <text:p>4.355E-02</text:p>
          </table:table-cell>
          <table:table-cell office:value-type="float" office:value="0.09159" calcext:value-type="float">
            <text:p>9.159E-0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9949" calcext:value-type="float">
            <text:p>9.949E-02</text:p>
          </table:table-cell>
          <table:table-cell office:value-type="float" office:value="0.000001482" calcext:value-type="float">
            <text:p>1.482E-06</text:p>
          </table:table-cell>
          <table:table-cell office:value-type="float" office:value="0.0106" calcext:value-type="float">
            <text:p>1.060E-02</text:p>
          </table:table-cell>
          <table:table-cell office:value-type="float" office:value="0.000001211" calcext:value-type="float">
            <text:p>1.211E-06</text:p>
          </table:table-cell>
          <table:table-cell office:value-type="float" office:value="0.01066" calcext:value-type="float">
            <text:p>1.066E-02</text:p>
          </table:table-cell>
          <table:table-cell office:value-type="float" office:value="1.759E+051" calcext:value-type="float">
            <text:p>1.759E+51</text:p>
          </table:table-cell>
          <table:table-cell office:value-type="float" office:value="0.0106" calcext:value-type="float">
            <text:p>1.060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21" calcext:value-type="float">
            <text:p>12.421</text:p>
          </table:table-cell>
          <table:table-cell office:value-type="float" office:value="12.452" calcext:value-type="float">
            <text:p>12.452</text:p>
          </table:table-cell>
          <table:table-cell office:value-type="float" office:value="0.03172" calcext:value-type="float">
            <text:p>3.172E-02</text:p>
          </table:table-cell>
          <table:table-cell office:value-type="float" office:value="0.0667" calcext:value-type="float">
            <text:p>6.670E-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66" calcext:value-type="float">
            <text:p>1.660E-01</text:p>
          </table:table-cell>
          <table:table-cell office:value-type="float" office:value="0.000002256" calcext:value-type="float">
            <text:p>2.256E-06</text:p>
          </table:table-cell>
          <table:table-cell office:value-type="float" office:value="0.01613" calcext:value-type="float">
            <text:p>1.613E-02</text:p>
          </table:table-cell>
          <table:table-cell office:value-type="float" office:value="0.000001843" calcext:value-type="float">
            <text:p>1.843E-06</text:p>
          </table:table-cell>
          <table:table-cell office:value-type="float" office:value="0.01622" calcext:value-type="float">
            <text:p>1.622E-02</text:p>
          </table:table-cell>
          <table:table-cell office:value-type="float" office:value="2.679E+051" calcext:value-type="float">
            <text:p>2.679E+51</text:p>
          </table:table-cell>
          <table:table-cell office:value-type="float" office:value="0.01613" calcext:value-type="float">
            <text:p>1.613E-0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369" calcext:value-type="float">
            <text:p>12.369</text:p>
          </table:table-cell>
          <table:table-cell office:value-type="float" office:value="12.421" calcext:value-type="float">
            <text:p>12.421</text:p>
          </table:table-cell>
          <table:table-cell office:value-type="float" office:value="0.0518" calcext:value-type="float">
            <text:p>5.180E-02</text:p>
          </table:table-cell>
          <table:table-cell office:value-type="float" office:value="0.1089" calcext:value-type="float">
            <text:p>1.089E-01</text:p>
          </table:table-cell>
          <table:table-cell office:value-type="float" office:value="0.161" calcext:value-type="float">
            <text:p>0.161</text:p>
          </table:table-cell>
          <table:table-cell office:value-type="float" office:value="0.2748" calcext:value-type="float">
            <text:p>2.748E-01</text:p>
          </table:table-cell>
          <table:table-cell office:value-type="float" office:value="0.000005857" calcext:value-type="float">
            <text:p>5.857E-06</text:p>
          </table:table-cell>
          <table:table-cell office:value-type="float" office:value="0.04188" calcext:value-type="float">
            <text:p>4.188E-02</text:p>
          </table:table-cell>
          <table:table-cell office:value-type="float" office:value="0.000004781" calcext:value-type="float">
            <text:p>4.781E-06</text:p>
          </table:table-cell>
          <table:table-cell office:value-type="float" office:value="0.04207" calcext:value-type="float">
            <text:p>4.207E-02</text:p>
          </table:table-cell>
          <table:table-cell office:value-type="float" office:value="6.954E+051" calcext:value-type="float">
            <text:p>6.954E+51</text:p>
          </table:table-cell>
          <table:table-cell office:value-type="float" office:value="0.04188" calcext:value-type="float">
            <text:p>4.188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11" calcext:value-type="float">
            <text:p>12.311</text:p>
          </table:table-cell>
          <table:table-cell office:value-type="float" office:value="12.369" calcext:value-type="float">
            <text:p>12.369</text:p>
          </table:table-cell>
          <table:table-cell office:value-type="float" office:value="0.05762" calcext:value-type="float">
            <text:p>5.762E-02</text:p>
          </table:table-cell>
          <table:table-cell office:value-type="float" office:value="0.1212" calcext:value-type="float">
            <text:p>1.212E-01</text:p>
          </table:table-cell>
          <table:table-cell office:value-type="float" office:value="0.231" calcext:value-type="float">
            <text:p>0.231</text:p>
          </table:table-cell>
          <table:table-cell office:value-type="float" office:value="0.396" calcext:value-type="float">
            <text:p>3.960E-01</text:p>
          </table:table-cell>
          <table:table-cell office:value-type="float" office:value="0.000009862" calcext:value-type="float">
            <text:p>9.862E-06</text:p>
          </table:table-cell>
          <table:table-cell office:value-type="float" office:value="0.07052" calcext:value-type="float">
            <text:p>7.052E-02</text:p>
          </table:table-cell>
          <table:table-cell office:value-type="float" office:value="0.000008042" calcext:value-type="float">
            <text:p>8.042E-06</text:p>
          </table:table-cell>
          <table:table-cell office:value-type="float" office:value="0.07076" calcext:value-type="float">
            <text:p>7.076E-02</text:p>
          </table:table-cell>
          <table:table-cell office:value-type="float" office:value="1.171E+052" calcext:value-type="float">
            <text:p>1.171E+52</text:p>
          </table:table-cell>
          <table:table-cell office:value-type="float" office:value="0.07052" calcext:value-type="float">
            <text:p>7.052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27" calcext:value-type="float">
            <text:p>12.270</text:p>
          </table:table-cell>
          <table:table-cell office:value-type="float" office:value="12.311" calcext:value-type="float">
            <text:p>12.311</text:p>
          </table:table-cell>
          <table:table-cell office:value-type="float" office:value="0.0408" calcext:value-type="float">
            <text:p>4.080E-02</text:p>
          </table:table-cell>
          <table:table-cell office:value-type="float" office:value="0.08581" calcext:value-type="float">
            <text:p>8.581E-02</text:p>
          </table:table-cell>
          <table:table-cell office:value-type="float" office:value="0.282" calcext:value-type="float">
            <text:p>0.282</text:p>
          </table:table-cell>
          <table:table-cell office:value-type="float" office:value="0.482" calcext:value-type="float">
            <text:p>4.820E-01</text:p>
          </table:table-cell>
          <table:table-cell office:value-type="float" office:value="0.000009347" calcext:value-type="float">
            <text:p>9.347E-06</text:p>
          </table:table-cell>
          <table:table-cell office:value-type="float" office:value="0.06683" calcext:value-type="float">
            <text:p>6.683E-02</text:p>
          </table:table-cell>
          <table:table-cell office:value-type="float" office:value="0.000007614" calcext:value-type="float">
            <text:p>7.614E-06</text:p>
          </table:table-cell>
          <table:table-cell office:value-type="float" office:value="0.067" calcext:value-type="float">
            <text:p>6.700E-02</text:p>
          </table:table-cell>
          <table:table-cell office:value-type="float" office:value="1.11E+052" calcext:value-type="float">
            <text:p>1.110E+52</text:p>
          </table:table-cell>
          <table:table-cell office:value-type="float" office:value="0.06683" calcext:value-type="float">
            <text:p>6.683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17" calcext:value-type="float">
            <text:p>12.217</text:p>
          </table:table-cell>
          <table:table-cell office:value-type="float" office:value="12.27" calcext:value-type="float">
            <text:p>12.270</text:p>
          </table:table-cell>
          <table:table-cell office:value-type="float" office:value="0.05287" calcext:value-type="float">
            <text:p>5.287E-02</text:p>
          </table:table-cell>
          <table:table-cell office:value-type="float" office:value="0.1112" calcext:value-type="float">
            <text:p>1.112E-01</text:p>
          </table:table-cell>
          <table:table-cell office:value-type="float" office:value="0.347" calcext:value-type="float">
            <text:p>0.347</text:p>
          </table:table-cell>
          <table:table-cell office:value-type="float" office:value="0.5936" calcext:value-type="float">
            <text:p>5.936E-01</text:p>
          </table:table-cell>
          <table:table-cell office:value-type="float" office:value="0.00001537" calcext:value-type="float">
            <text:p>1.537E-05</text:p>
          </table:table-cell>
          <table:table-cell office:value-type="float" office:value="0.1099" calcext:value-type="float">
            <text:p>1.099E-01</text:p>
          </table:table-cell>
          <table:table-cell office:value-type="float" office:value="0.00001251" calcext:value-type="float">
            <text:p>1.251E-05</text:p>
          </table:table-cell>
          <table:table-cell office:value-type="float" office:value="0.11" calcext:value-type="float">
            <text:p>1.100E-01</text:p>
          </table:table-cell>
          <table:table-cell office:value-type="float" office:value="1.824E+052" calcext:value-type="float">
            <text:p>1.824E+52</text:p>
          </table:table-cell>
          <table:table-cell office:value-type="float" office:value="0.1099" calcext:value-type="float">
            <text:p>1.099E-0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11" calcext:value-type="float">
            <text:p>12.211</text:p>
          </table:table-cell>
          <table:table-cell office:value-type="float" office:value="12.217" calcext:value-type="float">
            <text:p>12.217</text:p>
          </table:table-cell>
          <table:table-cell office:value-type="float" office:value="0.005826" calcext:value-type="float">
            <text:p>5.826E-03</text:p>
          </table:table-cell>
          <table:table-cell office:value-type="float" office:value="0.01225" calcext:value-type="float">
            <text:p>1.225E-02</text:p>
          </table:table-cell>
          <table:table-cell office:value-type="float" office:value="0.354" calcext:value-type="float">
            <text:p>0.354</text:p>
          </table:table-cell>
          <table:table-cell office:value-type="float" office:value="0.6063" calcext:value-type="float">
            <text:p>6.063E-01</text:p>
          </table:table-cell>
          <table:table-cell office:value-type="float" office:value="0.000001937" calcext:value-type="float">
            <text:p>1.937E-06</text:p>
          </table:table-cell>
          <table:table-cell office:value-type="float" office:value="0.01385" calcext:value-type="float">
            <text:p>1.385E-02</text:p>
          </table:table-cell>
          <table:table-cell office:value-type="float" office:value="0.000001575" calcext:value-type="float">
            <text:p>1.575E-06</text:p>
          </table:table-cell>
          <table:table-cell office:value-type="float" office:value="0.01386" calcext:value-type="float">
            <text:p>1.386E-02</text:p>
          </table:table-cell>
          <table:table-cell office:value-type="float" office:value="2.299E+051" calcext:value-type="float">
            <text:p>2.299E+51</text:p>
          </table:table-cell>
          <table:table-cell office:value-type="float" office:value="0.01385" calcext:value-type="float">
            <text:p>1.385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7" calcext:value-type="float">
            <text:p>12.170</text:p>
          </table:table-cell>
          <table:table-cell office:value-type="float" office:value="12.211" calcext:value-type="float">
            <text:p>12.211</text:p>
          </table:table-cell>
          <table:table-cell office:value-type="float" office:value="0.04066" calcext:value-type="float">
            <text:p>4.066E-02</text:p>
          </table:table-cell>
          <table:table-cell office:value-type="float" office:value="0.0855" calcext:value-type="float">
            <text:p>8.550E-02</text:p>
          </table:table-cell>
          <table:table-cell office:value-type="float" office:value="0.404" calcext:value-type="float">
            <text:p>0.404</text:p>
          </table:table-cell>
          <table:table-cell office:value-type="float" office:value="0.6923" calcext:value-type="float">
            <text:p>6.923E-01</text:p>
          </table:table-cell>
          <table:table-cell office:value-type="float" office:value="0.00001507" calcext:value-type="float">
            <text:p>1.507E-05</text:p>
          </table:table-cell>
          <table:table-cell office:value-type="float" office:value="0.1078" calcext:value-type="float">
            <text:p>1.078E-01</text:p>
          </table:table-cell>
          <table:table-cell office:value-type="float" office:value="0.00001225" calcext:value-type="float">
            <text:p>1.225E-05</text:p>
          </table:table-cell>
          <table:table-cell office:value-type="float" office:value="0.1078" calcext:value-type="float">
            <text:p>1.078E-01</text:p>
          </table:table-cell>
          <table:table-cell office:value-type="float" office:value="1.789E+052" calcext:value-type="float">
            <text:p>1.789E+52</text:p>
          </table:table-cell>
          <table:table-cell office:value-type="float" office:value="0.1078" calcext:value-type="float">
            <text:p>1.078E-0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36" calcext:value-type="float">
            <text:p>12.136</text:p>
          </table:table-cell>
          <table:table-cell office:value-type="float" office:value="12.17" calcext:value-type="float">
            <text:p>12.170</text:p>
          </table:table-cell>
          <table:table-cell office:value-type="float" office:value="0.03408" calcext:value-type="float">
            <text:p>3.408E-02</text:p>
          </table:table-cell>
          <table:table-cell office:value-type="float" office:value="0.07168" calcext:value-type="float">
            <text:p>7.168E-02</text:p>
          </table:table-cell>
          <table:table-cell office:value-type="float" office:value="0.447" calcext:value-type="float">
            <text:p>0.447</text:p>
          </table:table-cell>
          <table:table-cell office:value-type="float" office:value="0.7646" calcext:value-type="float">
            <text:p>7.646E-01</text:p>
          </table:table-cell>
          <table:table-cell office:value-type="float" office:value="0.00001466" calcext:value-type="float">
            <text:p>1.466E-05</text:p>
          </table:table-cell>
          <table:table-cell office:value-type="float" office:value="0.1049" calcext:value-type="float">
            <text:p>1.049E-01</text:p>
          </table:table-cell>
          <table:table-cell office:value-type="float" office:value="0.00001191" calcext:value-type="float">
            <text:p>1.191E-05</text:p>
          </table:table-cell>
          <table:table-cell office:value-type="float" office:value="0.1048" calcext:value-type="float">
            <text:p>1.048E-01</text:p>
          </table:table-cell>
          <table:table-cell office:value-type="float" office:value="1.741E+052" calcext:value-type="float">
            <text:p>1.741E+52</text:p>
          </table:table-cell>
          <table:table-cell office:value-type="float" office:value="0.1049" calcext:value-type="float">
            <text:p>1.049E-0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04" calcext:value-type="float">
            <text:p>12.104</text:p>
          </table:table-cell>
          <table:table-cell office:value-type="float" office:value="12.136" calcext:value-type="float">
            <text:p>12.136</text:p>
          </table:table-cell>
          <table:table-cell office:value-type="float" office:value="0.03193" calcext:value-type="float">
            <text:p>3.193E-02</text:p>
          </table:table-cell>
          <table:table-cell office:value-type="float" office:value="0.06714" calcext:value-type="float">
            <text:p>6.714E-02</text:p>
          </table:table-cell>
          <table:table-cell office:value-type="float" office:value="0.486" calcext:value-type="float">
            <text:p>0.486</text:p>
          </table:table-cell>
          <table:table-cell office:value-type="float" office:value="0.8324" calcext:value-type="float">
            <text:p>8.324E-01</text:p>
          </table:table-cell>
          <table:table-cell office:value-type="float" office:value="0.00001562" calcext:value-type="float">
            <text:p>1.562E-05</text:p>
          </table:table-cell>
          <table:table-cell office:value-type="float" office:value="0.1117" calcext:value-type="float">
            <text:p>1.117E-01</text:p>
          </table:table-cell>
          <table:table-cell office:value-type="float" office:value="0.00001268" calcext:value-type="float">
            <text:p>1.268E-05</text:p>
          </table:table-cell>
          <table:table-cell office:value-type="float" office:value="0.1116" calcext:value-type="float">
            <text:p>1.116E-01</text:p>
          </table:table-cell>
          <table:table-cell office:value-type="float" office:value="1.854E+052" calcext:value-type="float">
            <text:p>1.854E+52</text:p>
          </table:table-cell>
          <table:table-cell office:value-type="float" office:value="0.1117" calcext:value-type="float">
            <text:p>1.117E-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7" calcext:value-type="float">
            <text:p>12.070</text:p>
          </table:table-cell>
          <table:table-cell office:value-type="float" office:value="12.104" calcext:value-type="float">
            <text:p>12.104</text:p>
          </table:table-cell>
          <table:table-cell office:value-type="float" office:value="0.03309" calcext:value-type="float">
            <text:p>3.309E-02</text:p>
          </table:table-cell>
          <table:table-cell office:value-type="float" office:value="0.06958" calcext:value-type="float">
            <text:p>6.958E-02</text:p>
          </table:table-cell>
          <table:table-cell office:value-type="float" office:value="0.527" calcext:value-type="float">
            <text:p>0.527</text:p>
          </table:table-cell>
          <table:table-cell office:value-type="float" office:value="0.9028" calcext:value-type="float">
            <text:p>9.028E-01</text:p>
          </table:table-cell>
          <table:table-cell office:value-type="float" office:value="0.00001831" calcext:value-type="float">
            <text:p>1.831E-05</text:p>
          </table:table-cell>
          <table:table-cell office:value-type="float" office:value="0.1309" calcext:value-type="float">
            <text:p>1.309E-01</text:p>
          </table:table-cell>
          <table:table-cell office:value-type="float" office:value="0.00001485" calcext:value-type="float">
            <text:p>1.485E-05</text:p>
          </table:table-cell>
          <table:table-cell office:value-type="float" office:value="0.1307" calcext:value-type="float">
            <text:p>1.307E-01</text:p>
          </table:table-cell>
          <table:table-cell office:value-type="float" office:value="2.174E+052" calcext:value-type="float">
            <text:p>2.174E+52</text:p>
          </table:table-cell>
          <table:table-cell office:value-type="float" office:value="0.1309" calcext:value-type="float">
            <text:p>1.309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35" calcext:value-type="float">
            <text:p>12.035</text:p>
          </table:table-cell>
          <table:table-cell office:value-type="float" office:value="12.07" calcext:value-type="float">
            <text:p>12.070</text:p>
          </table:table-cell>
          <table:table-cell office:value-type="float" office:value="0.03495" calcext:value-type="float">
            <text:p>3.495E-02</text:p>
          </table:table-cell>
          <table:table-cell office:value-type="float" office:value="0.07351" calcext:value-type="float">
            <text:p>7.351E-02</text:p>
          </table:table-cell>
          <table:table-cell office:value-type="float" office:value="0.571" calcext:value-type="float">
            <text:p>0.571</text:p>
          </table:table-cell>
          <table:table-cell office:value-type="float" office:value="0.9772" calcext:value-type="float">
            <text:p>9.772E-01</text:p>
          </table:table-cell>
          <table:table-cell office:value-type="float" office:value="0.0000219" calcext:value-type="float">
            <text:p>2.190E-05</text:p>
          </table:table-cell>
          <table:table-cell office:value-type="float" office:value="0.1566" calcext:value-type="float">
            <text:p>1.566E-01</text:p>
          </table:table-cell>
          <table:table-cell office:value-type="float" office:value="0.00001775" calcext:value-type="float">
            <text:p>1.775E-05</text:p>
          </table:table-cell>
          <table:table-cell office:value-type="float" office:value="0.1562" calcext:value-type="float">
            <text:p>1.562E-01</text:p>
          </table:table-cell>
          <table:table-cell office:value-type="float" office:value="2.6E+052" calcext:value-type="float">
            <text:p>2.600E+52</text:p>
          </table:table-cell>
          <table:table-cell office:value-type="float" office:value="0.1566" calcext:value-type="float">
            <text:p>1.566E-0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24" calcext:value-type="float">
            <text:p>12.024</text:p>
          </table:table-cell>
          <table:table-cell office:value-type="float" office:value="12.035" calcext:value-type="float">
            <text:p>12.035</text:p>
          </table:table-cell>
          <table:table-cell office:value-type="float" office:value="0.01051" calcext:value-type="float">
            <text:p>1.051E-02</text:p>
          </table:table-cell>
          <table:table-cell office:value-type="float" office:value="0.02211" calcext:value-type="float">
            <text:p>2.211E-02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724" calcext:value-type="float">
            <text:p>7.240E-06</text:p>
          </table:table-cell>
          <table:table-cell office:value-type="float" office:value="0.05177" calcext:value-type="float">
            <text:p>5.177E-02</text:p>
          </table:table-cell>
          <table:table-cell office:value-type="float" office:value="0.000005865" calcext:value-type="float">
            <text:p>5.865E-06</text:p>
          </table:table-cell>
          <table:table-cell office:value-type="float" office:value="0.05161" calcext:value-type="float">
            <text:p>5.161E-02</text:p>
          </table:table-cell>
          <table:table-cell office:value-type="float" office:value="8.595E+051" calcext:value-type="float">
            <text:p>8.595E+51</text:p>
          </table:table-cell>
          <table:table-cell office:value-type="float" office:value="0.05177" calcext:value-type="float">
            <text:p>5.177E-02</text:p>
          </table:table-cell>
          <table:table-cell table:number-columns-repeated="10"/>
        </table:table-row>
        <table:table-row table:style-name="ro1" table:number-rows-repeated="1048560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DDPC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6" calcext:value-type="float">
            <text:p>12.496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3955" calcext:value-type="float">
            <text:p>3.955E-03</text:p>
          </table:table-cell>
          <table:table-cell office:value-type="float" office:value="0.008312" calcext:value-type="float">
            <text:p>8.312E-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272" calcext:value-type="float">
            <text:p>8.272E-03</text:p>
          </table:table-cell>
          <table:table-cell office:value-type="float" office:value="0.00000003857" calcext:value-type="float">
            <text:p>3.857E-08</text:p>
          </table:table-cell>
          <table:table-cell office:value-type="float" office:value="0.000271" calcext:value-type="float">
            <text:p>2.710E-04</text:p>
          </table:table-cell>
          <table:table-cell office:value-type="float" office:value="0.00000003155" calcext:value-type="float">
            <text:p>3.155E-08</text:p>
          </table:table-cell>
          <table:table-cell office:value-type="float" office:value="0.0002728" calcext:value-type="float">
            <text:p>2.728E-04</text:p>
          </table:table-cell>
          <table:table-cell office:value-type="float" office:value="4.579E+049" calcext:value-type="float">
            <text:p>4.579E+49</text:p>
          </table:table-cell>
          <table:table-cell office:value-type="float" office:value="0.000271" calcext:value-type="float">
            <text:p>2.710E-04</text:p>
          </table:table-cell>
          <table:table-cell table:number-columns-repeated="2"/>
          <table:table-cell office:value-type="float" office:value="0.0001156" calcext:value-type="float">
            <text:p>1.156E-04</text:p>
          </table:table-cell>
          <table:table-cell office:value-type="float" office:value="0.00008261" calcext:value-type="float">
            <text:p>8.261E-05</text:p>
          </table:table-cell>
          <table:table-cell office:value-type="float" office:value="0.4758" calcext:value-type="float">
            <text:p>4.758E-01</text:p>
          </table:table-cell>
          <table:table-cell office:value-type="float" office:value="0.03806" calcext:value-type="float">
            <text:p>3.806E-02</text:p>
          </table:table-cell>
          <table:table-cell office:value-type="float" office:value="0.0001423" calcext:value-type="float">
            <text:p>1.423E-04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44" calcext:value-type="float">
            <text:p>5.844E-01</text:p>
          </table:table-cell>
          <table:table-cell office:value-type="float" office:value="1.69E+053" calcext:value-type="float">
            <text:p>1.690E+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2" calcext:value-type="float">
            <text:p>12.452</text:p>
          </table:table-cell>
          <table:table-cell office:value-type="float" office:value="12.496" calcext:value-type="float">
            <text:p>12.496</text:p>
          </table:table-cell>
          <table:table-cell office:value-type="float" office:value="0.04355" calcext:value-type="float">
            <text:p>4.355E-02</text:p>
          </table:table-cell>
          <table:table-cell office:value-type="float" office:value="0.09155" calcext:value-type="float">
            <text:p>9.155E-0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9944" calcext:value-type="float">
            <text:p>9.944E-02</text:p>
          </table:table-cell>
          <table:table-cell office:value-type="float" office:value="0.000001482" calcext:value-type="float">
            <text:p>1.482E-06</text:p>
          </table:table-cell>
          <table:table-cell office:value-type="float" office:value="0.01041" calcext:value-type="float">
            <text:p>1.041E-02</text:p>
          </table:table-cell>
          <table:table-cell office:value-type="float" office:value="0.000001211" calcext:value-type="float">
            <text:p>1.211E-06</text:p>
          </table:table-cell>
          <table:table-cell office:value-type="float" office:value="0.01048" calcext:value-type="float">
            <text:p>1.048E-02</text:p>
          </table:table-cell>
          <table:table-cell office:value-type="float" office:value="1.759E+051" calcext:value-type="float">
            <text:p>1.759E+51</text:p>
          </table:table-cell>
          <table:table-cell office:value-type="float" office:value="0.01041" calcext:value-type="float">
            <text:p>1.041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21" calcext:value-type="float">
            <text:p>12.421</text:p>
          </table:table-cell>
          <table:table-cell office:value-type="float" office:value="12.452" calcext:value-type="float">
            <text:p>12.452</text:p>
          </table:table-cell>
          <table:table-cell office:value-type="float" office:value="0.03172" calcext:value-type="float">
            <text:p>3.172E-02</text:p>
          </table:table-cell>
          <table:table-cell office:value-type="float" office:value="0.06667" calcext:value-type="float">
            <text:p>6.667E-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66" calcext:value-type="float">
            <text:p>1.660E-01</text:p>
          </table:table-cell>
          <table:table-cell office:value-type="float" office:value="0.000002256" calcext:value-type="float">
            <text:p>2.256E-06</text:p>
          </table:table-cell>
          <table:table-cell office:value-type="float" office:value="0.01585" calcext:value-type="float">
            <text:p>1.585E-02</text:p>
          </table:table-cell>
          <table:table-cell office:value-type="float" office:value="0.000001843" calcext:value-type="float">
            <text:p>1.843E-06</text:p>
          </table:table-cell>
          <table:table-cell office:value-type="float" office:value="0.01594" calcext:value-type="float">
            <text:p>1.594E-02</text:p>
          </table:table-cell>
          <table:table-cell office:value-type="float" office:value="2.679E+051" calcext:value-type="float">
            <text:p>2.679E+51</text:p>
          </table:table-cell>
          <table:table-cell office:value-type="float" office:value="0.01585" calcext:value-type="float">
            <text:p>1.585E-0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369" calcext:value-type="float">
            <text:p>12.369</text:p>
          </table:table-cell>
          <table:table-cell office:value-type="float" office:value="12.421" calcext:value-type="float">
            <text:p>12.421</text:p>
          </table:table-cell>
          <table:table-cell office:value-type="float" office:value="0.0518" calcext:value-type="float">
            <text:p>5.180E-02</text:p>
          </table:table-cell>
          <table:table-cell office:value-type="float" office:value="0.1089" calcext:value-type="float">
            <text:p>1.089E-01</text:p>
          </table:table-cell>
          <table:table-cell office:value-type="float" office:value="0.161" calcext:value-type="float">
            <text:p>0.161</text:p>
          </table:table-cell>
          <table:table-cell office:value-type="float" office:value="0.2747" calcext:value-type="float">
            <text:p>2.747E-01</text:p>
          </table:table-cell>
          <table:table-cell office:value-type="float" office:value="0.000005857" calcext:value-type="float">
            <text:p>5.857E-06</text:p>
          </table:table-cell>
          <table:table-cell office:value-type="float" office:value="0.04116" calcext:value-type="float">
            <text:p>4.116E-02</text:p>
          </table:table-cell>
          <table:table-cell office:value-type="float" office:value="0.000004781" calcext:value-type="float">
            <text:p>4.781E-06</text:p>
          </table:table-cell>
          <table:table-cell office:value-type="float" office:value="0.04135" calcext:value-type="float">
            <text:p>4.135E-02</text:p>
          </table:table-cell>
          <table:table-cell office:value-type="float" office:value="6.954E+051" calcext:value-type="float">
            <text:p>6.954E+51</text:p>
          </table:table-cell>
          <table:table-cell office:value-type="float" office:value="0.04116" calcext:value-type="float">
            <text:p>4.116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11" calcext:value-type="float">
            <text:p>12.311</text:p>
          </table:table-cell>
          <table:table-cell office:value-type="float" office:value="12.369" calcext:value-type="float">
            <text:p>12.369</text:p>
          </table:table-cell>
          <table:table-cell office:value-type="float" office:value="0.05762" calcext:value-type="float">
            <text:p>5.762E-02</text:p>
          </table:table-cell>
          <table:table-cell office:value-type="float" office:value="0.1211" calcext:value-type="float">
            <text:p>1.211E-01</text:p>
          </table:table-cell>
          <table:table-cell office:value-type="float" office:value="0.231" calcext:value-type="float">
            <text:p>0.231</text:p>
          </table:table-cell>
          <table:table-cell office:value-type="float" office:value="0.3958" calcext:value-type="float">
            <text:p>3.958E-01</text:p>
          </table:table-cell>
          <table:table-cell office:value-type="float" office:value="0.000009862" calcext:value-type="float">
            <text:p>9.862E-06</text:p>
          </table:table-cell>
          <table:table-cell office:value-type="float" office:value="0.0693" calcext:value-type="float">
            <text:p>6.930E-02</text:p>
          </table:table-cell>
          <table:table-cell office:value-type="float" office:value="0.000008042" calcext:value-type="float">
            <text:p>8.042E-06</text:p>
          </table:table-cell>
          <table:table-cell office:value-type="float" office:value="0.06954" calcext:value-type="float">
            <text:p>6.954E-02</text:p>
          </table:table-cell>
          <table:table-cell office:value-type="float" office:value="1.171E+052" calcext:value-type="float">
            <text:p>1.171E+52</text:p>
          </table:table-cell>
          <table:table-cell office:value-type="float" office:value="0.0693" calcext:value-type="float">
            <text:p>6.930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284" calcext:value-type="float">
            <text:p>12.284</text:p>
          </table:table-cell>
          <table:table-cell office:value-type="float" office:value="12.311" calcext:value-type="float">
            <text:p>12.311</text:p>
          </table:table-cell>
          <table:table-cell office:value-type="float" office:value="0.02703" calcext:value-type="float">
            <text:p>2.703E-02</text:p>
          </table:table-cell>
          <table:table-cell office:value-type="float" office:value="0.05682" calcext:value-type="float">
            <text:p>5.682E-02</text:p>
          </table:table-cell>
          <table:table-cell office:value-type="float" office:value="0.265" calcext:value-type="float">
            <text:p>0.265</text:p>
          </table:table-cell>
          <table:table-cell office:value-type="float" office:value="0.4529" calcext:value-type="float">
            <text:p>4.529E-01</text:p>
          </table:table-cell>
          <table:table-cell office:value-type="float" office:value="0.000005993" calcext:value-type="float">
            <text:p>5.993E-06</text:p>
          </table:table-cell>
          <table:table-cell office:value-type="float" office:value="0.04211" calcext:value-type="float">
            <text:p>4.211E-02</text:p>
          </table:table-cell>
          <table:table-cell office:value-type="float" office:value="0.000004883" calcext:value-type="float">
            <text:p>4.883E-06</text:p>
          </table:table-cell>
          <table:table-cell office:value-type="float" office:value="0.04222" calcext:value-type="float">
            <text:p>4.222E-02</text:p>
          </table:table-cell>
          <table:table-cell office:value-type="float" office:value="7.115E+051" calcext:value-type="float">
            <text:p>7.115E+51</text:p>
          </table:table-cell>
          <table:table-cell office:value-type="float" office:value="0.04211" calcext:value-type="float">
            <text:p>4.211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61" calcext:value-type="float">
            <text:p>12.261</text:p>
          </table:table-cell>
          <table:table-cell office:value-type="float" office:value="12.284" calcext:value-type="float">
            <text:p>12.284</text:p>
          </table:table-cell>
          <table:table-cell office:value-type="float" office:value="0.02256" calcext:value-type="float">
            <text:p>2.256E-02</text:p>
          </table:table-cell>
          <table:table-cell office:value-type="float" office:value="0.04743" calcext:value-type="float">
            <text:p>4.743E-02</text:p>
          </table:table-cell>
          <table:table-cell office:value-type="float" office:value="0.293" calcext:value-type="float">
            <text:p>0.293</text:p>
          </table:table-cell>
          <table:table-cell office:value-type="float" office:value="0.5006" calcext:value-type="float">
            <text:p>5.006E-01</text:p>
          </table:table-cell>
          <table:table-cell office:value-type="float" office:value="0.000005776" calcext:value-type="float">
            <text:p>5.776E-06</text:p>
          </table:table-cell>
          <table:table-cell office:value-type="float" office:value="0.04058" calcext:value-type="float">
            <text:p>4.058E-02</text:p>
          </table:table-cell>
          <table:table-cell office:value-type="float" office:value="0.000004703" calcext:value-type="float">
            <text:p>4.703E-06</text:p>
          </table:table-cell>
          <table:table-cell office:value-type="float" office:value="0.04067" calcext:value-type="float">
            <text:p>4.067E-02</text:p>
          </table:table-cell>
          <table:table-cell office:value-type="float" office:value="6.857E+051" calcext:value-type="float">
            <text:p>6.857E+51</text:p>
          </table:table-cell>
          <table:table-cell office:value-type="float" office:value="0.04058" calcext:value-type="float">
            <text:p>4.058E-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52" calcext:value-type="float">
            <text:p>12.252</text:p>
          </table:table-cell>
          <table:table-cell office:value-type="float" office:value="12.261" calcext:value-type="float">
            <text:p>12.261</text:p>
          </table:table-cell>
          <table:table-cell office:value-type="float" office:value="0.009302" calcext:value-type="float">
            <text:p>9.302E-03</text:p>
          </table:table-cell>
          <table:table-cell office:value-type="float" office:value="0.01955" calcext:value-type="float">
            <text:p>1.955E-02</text:p>
          </table:table-cell>
          <table:table-cell office:value-type="float" office:value="0.304" calcext:value-type="float">
            <text:p>0.304</text:p>
          </table:table-cell>
          <table:table-cell office:value-type="float" office:value="0.5205" calcext:value-type="float">
            <text:p>5.205E-01</text:p>
          </table:table-cell>
          <table:table-cell office:value-type="float" office:value="0.00000262" calcext:value-type="float">
            <text:p>2.620E-06</text:p>
          </table:table-cell>
          <table:table-cell office:value-type="float" office:value="0.01841" calcext:value-type="float">
            <text:p>1.841E-02</text:p>
          </table:table-cell>
          <table:table-cell office:value-type="float" office:value="0.000002133" calcext:value-type="float">
            <text:p>2.133E-06</text:p>
          </table:table-cell>
          <table:table-cell office:value-type="float" office:value="0.01845" calcext:value-type="float">
            <text:p>1.845E-02</text:p>
          </table:table-cell>
          <table:table-cell office:value-type="float" office:value="3.111E+051" calcext:value-type="float">
            <text:p>3.111E+51</text:p>
          </table:table-cell>
          <table:table-cell office:value-type="float" office:value="0.01841" calcext:value-type="float">
            <text:p>1.841E-0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74" calcext:value-type="float">
            <text:p>12.174</text:p>
          </table:table-cell>
          <table:table-cell office:value-type="float" office:value="12.252" calcext:value-type="float">
            <text:p>12.252</text:p>
          </table:table-cell>
          <table:table-cell office:value-type="float" office:value="0.07792" calcext:value-type="float">
            <text:p>7.792E-02</text:p>
          </table:table-cell>
          <table:table-cell office:value-type="float" office:value="0.1638" calcext:value-type="float">
            <text:p>1.638E-01</text:p>
          </table:table-cell>
          <table:table-cell office:value-type="float" office:value="0.4" calcext:value-type="float">
            <text:p>0.400</text:p>
          </table:table-cell>
          <table:table-cell office:value-type="float" office:value="0.6848" calcext:value-type="float">
            <text:p>6.848E-01</text:p>
          </table:table-cell>
          <table:table-cell office:value-type="float" office:value="0.00002696" calcext:value-type="float">
            <text:p>2.696E-05</text:p>
          </table:table-cell>
          <table:table-cell office:value-type="float" office:value="0.1894" calcext:value-type="float">
            <text:p>1.894E-01</text:p>
          </table:table-cell>
          <table:table-cell office:value-type="float" office:value="0.00002193" calcext:value-type="float">
            <text:p>2.193E-05</text:p>
          </table:table-cell>
          <table:table-cell office:value-type="float" office:value="0.1896" calcext:value-type="float">
            <text:p>1.896E-01</text:p>
          </table:table-cell>
          <table:table-cell office:value-type="float" office:value="3.201E+052" calcext:value-type="float">
            <text:p>3.201E+52</text:p>
          </table:table-cell>
          <table:table-cell office:value-type="float" office:value="0.1894" calcext:value-type="float">
            <text:p>1.894E-0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43" calcext:value-type="float">
            <text:p>12.143</text:p>
          </table:table-cell>
          <table:table-cell office:value-type="float" office:value="12.173" calcext:value-type="float">
            <text:p>12.173</text:p>
          </table:table-cell>
          <table:table-cell office:value-type="float" office:value="0.03092" calcext:value-type="float">
            <text:p>3.092E-02</text:p>
          </table:table-cell>
          <table:table-cell office:value-type="float" office:value="0.06499" calcext:value-type="float">
            <text:p>6.499E-02</text:p>
          </table:table-cell>
          <table:table-cell office:value-type="float" office:value="0.439" calcext:value-type="float">
            <text:p>0.439</text:p>
          </table:table-cell>
          <table:table-cell office:value-type="float" office:value="0.7504" calcext:value-type="float">
            <text:p>7.504E-01</text:p>
          </table:table-cell>
          <table:table-cell office:value-type="float" office:value="0.0000132" calcext:value-type="float">
            <text:p>1.320E-05</text:p>
          </table:table-cell>
          <table:table-cell office:value-type="float" office:value="0.09273" calcext:value-type="float">
            <text:p>9.273E-02</text:p>
          </table:table-cell>
          <table:table-cell office:value-type="float" office:value="0.00001072" calcext:value-type="float">
            <text:p>1.072E-05</text:p>
          </table:table-cell>
          <table:table-cell office:value-type="float" office:value="0.0927" calcext:value-type="float">
            <text:p>9.270E-02</text:p>
          </table:table-cell>
          <table:table-cell office:value-type="float" office:value="1.567E+052" calcext:value-type="float">
            <text:p>1.567E+52</text:p>
          </table:table-cell>
          <table:table-cell office:value-type="float" office:value="0.09273" calcext:value-type="float">
            <text:p>9.273E-0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13" calcext:value-type="float">
            <text:p>12.113</text:p>
          </table:table-cell>
          <table:table-cell office:value-type="float" office:value="12.142" calcext:value-type="float">
            <text:p>12.142</text:p>
          </table:table-cell>
          <table:table-cell office:value-type="float" office:value="0.0298" calcext:value-type="float">
            <text:p>2.980E-02</text:p>
          </table:table-cell>
          <table:table-cell office:value-type="float" office:value="0.06264" calcext:value-type="float">
            <text:p>6.264E-02</text:p>
          </table:table-cell>
          <table:table-cell office:value-type="float" office:value="0.476" calcext:value-type="float">
            <text:p>0.476</text:p>
          </table:table-cell>
          <table:table-cell office:value-type="float" office:value="0.8137" calcext:value-type="float">
            <text:p>8.137E-01</text:p>
          </table:table-cell>
          <table:table-cell office:value-type="float" office:value="0.00001437" calcext:value-type="float">
            <text:p>1.437E-05</text:p>
          </table:table-cell>
          <table:table-cell office:value-type="float" office:value="0.101" calcext:value-type="float">
            <text:p>1.010E-01</text:p>
          </table:table-cell>
          <table:table-cell office:value-type="float" office:value="0.00001166" calcext:value-type="float">
            <text:p>1.166E-05</text:p>
          </table:table-cell>
          <table:table-cell office:value-type="float" office:value="0.1009" calcext:value-type="float">
            <text:p>1.009E-01</text:p>
          </table:table-cell>
          <table:table-cell office:value-type="float" office:value="1.706E+052" calcext:value-type="float">
            <text:p>1.706E+52</text:p>
          </table:table-cell>
          <table:table-cell office:value-type="float" office:value="0.101" calcext:value-type="float">
            <text:p>1.010E-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81" calcext:value-type="float">
            <text:p>12.081</text:p>
          </table:table-cell>
          <table:table-cell office:value-type="float" office:value="12.112" calcext:value-type="float">
            <text:p>12.112</text:p>
          </table:table-cell>
          <table:table-cell office:value-type="float" office:value="0.03096" calcext:value-type="float">
            <text:p>3.096E-02</text:p>
          </table:table-cell>
          <table:table-cell office:value-type="float" office:value="0.06508" calcext:value-type="float">
            <text:p>6.508E-02</text:p>
          </table:table-cell>
          <table:table-cell office:value-type="float" office:value="0.514" calcext:value-type="float">
            <text:p>0.514</text:p>
          </table:table-cell>
          <table:table-cell office:value-type="float" office:value="0.8795" calcext:value-type="float">
            <text:p>8.795E-01</text:p>
          </table:table-cell>
          <table:table-cell office:value-type="float" office:value="0.00001681" calcext:value-type="float">
            <text:p>1.681E-05</text:p>
          </table:table-cell>
          <table:table-cell office:value-type="float" office:value="0.1181" calcext:value-type="float">
            <text:p>1.181E-01</text:p>
          </table:table-cell>
          <table:table-cell office:value-type="float" office:value="0.00001364" calcext:value-type="float">
            <text:p>1.364E-05</text:p>
          </table:table-cell>
          <table:table-cell office:value-type="float" office:value="0.1179" calcext:value-type="float">
            <text:p>1.179E-01</text:p>
          </table:table-cell>
          <table:table-cell office:value-type="float" office:value="1.996E+052" calcext:value-type="float">
            <text:p>1.996E+52</text:p>
          </table:table-cell>
          <table:table-cell office:value-type="float" office:value="0.1181" calcext:value-type="float">
            <text:p>1.181E-0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47" calcext:value-type="float">
            <text:p>12.047</text:p>
          </table:table-cell>
          <table:table-cell office:value-type="float" office:value="12.081" calcext:value-type="float">
            <text:p>12.081</text:p>
          </table:table-cell>
          <table:table-cell office:value-type="float" office:value="0.03452" calcext:value-type="float">
            <text:p>3.452E-02</text:p>
          </table:table-cell>
          <table:table-cell office:value-type="float" office:value="0.07256" calcext:value-type="float">
            <text:p>7.256E-02</text:p>
          </table:table-cell>
          <table:table-cell office:value-type="float" office:value="0.557" calcext:value-type="float">
            <text:p>0.557</text:p>
          </table:table-cell>
          <table:table-cell office:value-type="float" office:value="0.9529" calcext:value-type="float">
            <text:p>9.529E-01</text:p>
          </table:table-cell>
          <table:table-cell office:value-type="float" office:value="0.00002119" calcext:value-type="float">
            <text:p>2.119E-05</text:p>
          </table:table-cell>
          <table:table-cell office:value-type="float" office:value="0.1489" calcext:value-type="float">
            <text:p>1.489E-01</text:p>
          </table:table-cell>
          <table:table-cell office:value-type="float" office:value="0.00001718" calcext:value-type="float">
            <text:p>1.718E-05</text:p>
          </table:table-cell>
          <table:table-cell office:value-type="float" office:value="0.1485" calcext:value-type="float">
            <text:p>1.485E-01</text:p>
          </table:table-cell>
          <table:table-cell office:value-type="float" office:value="2.516E+052" calcext:value-type="float">
            <text:p>2.516E+52</text:p>
          </table:table-cell>
          <table:table-cell office:value-type="float" office:value="0.1489" calcext:value-type="float">
            <text:p>1.489E-0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24" calcext:value-type="float">
            <text:p>12.024</text:p>
          </table:table-cell>
          <table:table-cell office:value-type="float" office:value="12.046" calcext:value-type="float">
            <text:p>12.046</text:p>
          </table:table-cell>
          <table:table-cell office:value-type="float" office:value="0.02201" calcext:value-type="float">
            <text:p>2.201E-02</text:p>
          </table:table-cell>
          <table:table-cell office:value-type="float" office:value="0.04627" calcext:value-type="float">
            <text:p>4.627E-02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1508" calcext:value-type="float">
            <text:p>1.508E-05</text:p>
          </table:table-cell>
          <table:table-cell office:value-type="float" office:value="0.1059" calcext:value-type="float">
            <text:p>1.059E-01</text:p>
          </table:table-cell>
          <table:table-cell office:value-type="float" office:value="0.00001222" calcext:value-type="float">
            <text:p>1.222E-05</text:p>
          </table:table-cell>
          <table:table-cell office:value-type="float" office:value="0.1056" calcext:value-type="float">
            <text:p>1.056E-01</text:p>
          </table:table-cell>
          <table:table-cell office:value-type="float" office:value="1.79E+052" calcext:value-type="float">
            <text:p>1.790E+52</text:p>
          </table:table-cell>
          <table:table-cell office:value-type="float" office:value="0.1059" calcext:value-type="float">
            <text:p>1.059E-01</text:p>
          </table:table-cell>
          <table:table-cell table:number-columns-repeated="10"/>
        </table:table-row>
        <table:table-row table:style-name="ro1" table:number-rows-repeated="1048560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VMI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6" calcext:value-type="float">
            <text:p>12.496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3955" calcext:value-type="float">
            <text:p>3.955E-03</text:p>
          </table:table-cell>
          <table:table-cell office:value-type="float" office:value="0.008314" calcext:value-type="float">
            <text:p>8.314E-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275" calcext:value-type="float">
            <text:p>8.275E-03</text:p>
          </table:table-cell>
          <table:table-cell office:value-type="float" office:value="0.00000003857" calcext:value-type="float">
            <text:p>3.857E-08</text:p>
          </table:table-cell>
          <table:table-cell office:value-type="float" office:value="0.0002746" calcext:value-type="float">
            <text:p>2.746E-04</text:p>
          </table:table-cell>
          <table:table-cell office:value-type="float" office:value="0.00000003155" calcext:value-type="float">
            <text:p>3.155E-08</text:p>
          </table:table-cell>
          <table:table-cell office:value-type="float" office:value="0.0002765" calcext:value-type="float">
            <text:p>2.765E-04</text:p>
          </table:table-cell>
          <table:table-cell office:value-type="float" office:value="4.579E+049" calcext:value-type="float">
            <text:p>4.579E+49</text:p>
          </table:table-cell>
          <table:table-cell office:value-type="float" office:value="0.0002746" calcext:value-type="float">
            <text:p>2.746E-04</text:p>
          </table:table-cell>
          <table:table-cell table:number-columns-repeated="2"/>
          <table:table-cell office:value-type="float" office:value="0.0001141" calcext:value-type="float">
            <text:p>1.141E-04</text:p>
          </table:table-cell>
          <table:table-cell office:value-type="float" office:value="0.00008152" calcext:value-type="float">
            <text:p>8.152E-05</text:p>
          </table:table-cell>
          <table:table-cell office:value-type="float" office:value="0.4756" calcext:value-type="float">
            <text:p>4.756E-01</text:p>
          </table:table-cell>
          <table:table-cell office:value-type="float" office:value="0.03805" calcext:value-type="float">
            <text:p>3.805E-02</text:p>
          </table:table-cell>
          <table:table-cell office:value-type="float" office:value="0.0001405" calcext:value-type="float">
            <text:p>1.405E-04</text:p>
          </table:table-cell>
          <table:table-cell office:value-type="float" office:value="0.2306" calcext:value-type="float">
            <text:p>2.306E-01</text:p>
          </table:table-cell>
          <table:table-cell office:value-type="float" office:value="0.5842" calcext:value-type="float">
            <text:p>5.842E-01</text:p>
          </table:table-cell>
          <table:table-cell office:value-type="float" office:value="1.667E+053" calcext:value-type="float">
            <text:p>1.667E+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2" calcext:value-type="float">
            <text:p>12.452</text:p>
          </table:table-cell>
          <table:table-cell office:value-type="float" office:value="12.496" calcext:value-type="float">
            <text:p>12.496</text:p>
          </table:table-cell>
          <table:table-cell office:value-type="float" office:value="0.04355" calcext:value-type="float">
            <text:p>4.355E-02</text:p>
          </table:table-cell>
          <table:table-cell office:value-type="float" office:value="0.09157" calcext:value-type="float">
            <text:p>9.157E-0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9947" calcext:value-type="float">
            <text:p>9.947E-02</text:p>
          </table:table-cell>
          <table:table-cell office:value-type="float" office:value="0.000001482" calcext:value-type="float">
            <text:p>1.482E-06</text:p>
          </table:table-cell>
          <table:table-cell office:value-type="float" office:value="0.01055" calcext:value-type="float">
            <text:p>1.055E-02</text:p>
          </table:table-cell>
          <table:table-cell office:value-type="float" office:value="0.000001211" calcext:value-type="float">
            <text:p>1.211E-06</text:p>
          </table:table-cell>
          <table:table-cell office:value-type="float" office:value="0.01061" calcext:value-type="float">
            <text:p>1.061E-02</text:p>
          </table:table-cell>
          <table:table-cell office:value-type="float" office:value="1.759E+051" calcext:value-type="float">
            <text:p>1.759E+51</text:p>
          </table:table-cell>
          <table:table-cell office:value-type="float" office:value="0.01055" calcext:value-type="float">
            <text:p>1.055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21" calcext:value-type="float">
            <text:p>12.421</text:p>
          </table:table-cell>
          <table:table-cell office:value-type="float" office:value="12.452" calcext:value-type="float">
            <text:p>12.452</text:p>
          </table:table-cell>
          <table:table-cell office:value-type="float" office:value="0.03172" calcext:value-type="float">
            <text:p>3.172E-02</text:p>
          </table:table-cell>
          <table:table-cell office:value-type="float" office:value="0.06669" calcext:value-type="float">
            <text:p>6.669E-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66" calcext:value-type="float">
            <text:p>1.660E-01</text:p>
          </table:table-cell>
          <table:table-cell office:value-type="float" office:value="0.000002256" calcext:value-type="float">
            <text:p>2.256E-06</text:p>
          </table:table-cell>
          <table:table-cell office:value-type="float" office:value="0.01606" calcext:value-type="float">
            <text:p>1.606E-02</text:p>
          </table:table-cell>
          <table:table-cell office:value-type="float" office:value="0.000001843" calcext:value-type="float">
            <text:p>1.843E-06</text:p>
          </table:table-cell>
          <table:table-cell office:value-type="float" office:value="0.01615" calcext:value-type="float">
            <text:p>1.615E-02</text:p>
          </table:table-cell>
          <table:table-cell office:value-type="float" office:value="2.679E+051" calcext:value-type="float">
            <text:p>2.679E+51</text:p>
          </table:table-cell>
          <table:table-cell office:value-type="float" office:value="0.01606" calcext:value-type="float">
            <text:p>1.606E-0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369" calcext:value-type="float">
            <text:p>12.369</text:p>
          </table:table-cell>
          <table:table-cell office:value-type="float" office:value="12.421" calcext:value-type="float">
            <text:p>12.421</text:p>
          </table:table-cell>
          <table:table-cell office:value-type="float" office:value="0.0518" calcext:value-type="float">
            <text:p>5.180E-02</text:p>
          </table:table-cell>
          <table:table-cell office:value-type="float" office:value="0.1089" calcext:value-type="float">
            <text:p>1.089E-01</text:p>
          </table:table-cell>
          <table:table-cell office:value-type="float" office:value="0.161" calcext:value-type="float">
            <text:p>0.161</text:p>
          </table:table-cell>
          <table:table-cell office:value-type="float" office:value="0.2748" calcext:value-type="float">
            <text:p>2.748E-01</text:p>
          </table:table-cell>
          <table:table-cell office:value-type="float" office:value="0.000005857" calcext:value-type="float">
            <text:p>5.857E-06</text:p>
          </table:table-cell>
          <table:table-cell office:value-type="float" office:value="0.0417" calcext:value-type="float">
            <text:p>4.170E-02</text:p>
          </table:table-cell>
          <table:table-cell office:value-type="float" office:value="0.000004781" calcext:value-type="float">
            <text:p>4.781E-06</text:p>
          </table:table-cell>
          <table:table-cell office:value-type="float" office:value="0.04189" calcext:value-type="float">
            <text:p>4.189E-02</text:p>
          </table:table-cell>
          <table:table-cell office:value-type="float" office:value="6.954E+051" calcext:value-type="float">
            <text:p>6.954E+51</text:p>
          </table:table-cell>
          <table:table-cell office:value-type="float" office:value="0.0417" calcext:value-type="float">
            <text:p>4.170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11" calcext:value-type="float">
            <text:p>12.311</text:p>
          </table:table-cell>
          <table:table-cell office:value-type="float" office:value="12.369" calcext:value-type="float">
            <text:p>12.369</text:p>
          </table:table-cell>
          <table:table-cell office:value-type="float" office:value="0.05762" calcext:value-type="float">
            <text:p>5.762E-02</text:p>
          </table:table-cell>
          <table:table-cell office:value-type="float" office:value="0.1211" calcext:value-type="float">
            <text:p>1.211E-01</text:p>
          </table:table-cell>
          <table:table-cell office:value-type="float" office:value="0.231" calcext:value-type="float">
            <text:p>0.231</text:p>
          </table:table-cell>
          <table:table-cell office:value-type="float" office:value="0.3959" calcext:value-type="float">
            <text:p>3.959E-01</text:p>
          </table:table-cell>
          <table:table-cell office:value-type="float" office:value="0.000009862" calcext:value-type="float">
            <text:p>9.862E-06</text:p>
          </table:table-cell>
          <table:table-cell office:value-type="float" office:value="0.07022" calcext:value-type="float">
            <text:p>7.022E-02</text:p>
          </table:table-cell>
          <table:table-cell office:value-type="float" office:value="0.000008042" calcext:value-type="float">
            <text:p>8.042E-06</text:p>
          </table:table-cell>
          <table:table-cell office:value-type="float" office:value="0.07046" calcext:value-type="float">
            <text:p>7.046E-02</text:p>
          </table:table-cell>
          <table:table-cell office:value-type="float" office:value="1.171E+052" calcext:value-type="float">
            <text:p>1.171E+52</text:p>
          </table:table-cell>
          <table:table-cell office:value-type="float" office:value="0.07022" calcext:value-type="float">
            <text:p>7.022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27" calcext:value-type="float">
            <text:p>12.270</text:p>
          </table:table-cell>
          <table:table-cell office:value-type="float" office:value="12.311" calcext:value-type="float">
            <text:p>12.311</text:p>
          </table:table-cell>
          <table:table-cell office:value-type="float" office:value="0.0408" calcext:value-type="float">
            <text:p>4.080E-02</text:p>
          </table:table-cell>
          <table:table-cell office:value-type="float" office:value="0.08579" calcext:value-type="float">
            <text:p>8.579E-02</text:p>
          </table:table-cell>
          <table:table-cell office:value-type="float" office:value="0.282" calcext:value-type="float">
            <text:p>0.282</text:p>
          </table:table-cell>
          <table:table-cell office:value-type="float" office:value="0.4819" calcext:value-type="float">
            <text:p>4.819E-01</text:p>
          </table:table-cell>
          <table:table-cell office:value-type="float" office:value="0.000009347" calcext:value-type="float">
            <text:p>9.347E-06</text:p>
          </table:table-cell>
          <table:table-cell office:value-type="float" office:value="0.06655" calcext:value-type="float">
            <text:p>6.655E-02</text:p>
          </table:table-cell>
          <table:table-cell office:value-type="float" office:value="0.000007614" calcext:value-type="float">
            <text:p>7.614E-06</text:p>
          </table:table-cell>
          <table:table-cell office:value-type="float" office:value="0.06671" calcext:value-type="float">
            <text:p>6.671E-02</text:p>
          </table:table-cell>
          <table:table-cell office:value-type="float" office:value="1.11E+052" calcext:value-type="float">
            <text:p>1.110E+52</text:p>
          </table:table-cell>
          <table:table-cell office:value-type="float" office:value="0.06655" calcext:value-type="float">
            <text:p>6.655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18" calcext:value-type="float">
            <text:p>12.218</text:p>
          </table:table-cell>
          <table:table-cell office:value-type="float" office:value="12.27" calcext:value-type="float">
            <text:p>12.270</text:p>
          </table:table-cell>
          <table:table-cell office:value-type="float" office:value="0.05188" calcext:value-type="float">
            <text:p>5.188E-02</text:p>
          </table:table-cell>
          <table:table-cell office:value-type="float" office:value="0.1091" calcext:value-type="float">
            <text:p>1.091E-01</text:p>
          </table:table-cell>
          <table:table-cell office:value-type="float" office:value="0.346" calcext:value-type="float">
            <text:p>0.346</text:p>
          </table:table-cell>
          <table:table-cell office:value-type="float" office:value="0.5914" calcext:value-type="float">
            <text:p>5.914E-01</text:p>
          </table:table-cell>
          <table:table-cell office:value-type="float" office:value="0.00001505" calcext:value-type="float">
            <text:p>1.505E-05</text:p>
          </table:table-cell>
          <table:table-cell office:value-type="float" office:value="0.1072" calcext:value-type="float">
            <text:p>1.072E-01</text:p>
          </table:table-cell>
          <table:table-cell office:value-type="float" office:value="0.00001225" calcext:value-type="float">
            <text:p>1.225E-05</text:p>
          </table:table-cell>
          <table:table-cell office:value-type="float" office:value="0.1073" calcext:value-type="float">
            <text:p>1.073E-01</text:p>
          </table:table-cell>
          <table:table-cell office:value-type="float" office:value="1.787E+052" calcext:value-type="float">
            <text:p>1.787E+52</text:p>
          </table:table-cell>
          <table:table-cell office:value-type="float" office:value="0.1072" calcext:value-type="float">
            <text:p>1.072E-0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69" calcext:value-type="float">
            <text:p>12.169</text:p>
          </table:table-cell>
          <table:table-cell office:value-type="float" office:value="12.218" calcext:value-type="float">
            <text:p>12.218</text:p>
          </table:table-cell>
          <table:table-cell office:value-type="float" office:value="0.04879" calcext:value-type="float">
            <text:p>4.879E-02</text:p>
          </table:table-cell>
          <table:table-cell office:value-type="float" office:value="0.1026" calcext:value-type="float">
            <text:p>1.026E-01</text:p>
          </table:table-cell>
          <table:table-cell office:value-type="float" office:value="0.406" calcext:value-type="float">
            <text:p>0.406</text:p>
          </table:table-cell>
          <table:table-cell office:value-type="float" office:value="0.6945" calcext:value-type="float">
            <text:p>6.945E-01</text:p>
          </table:table-cell>
          <table:table-cell office:value-type="float" office:value="0.00001792" calcext:value-type="float">
            <text:p>1.792E-05</text:p>
          </table:table-cell>
          <table:table-cell office:value-type="float" office:value="0.1276" calcext:value-type="float">
            <text:p>1.276E-01</text:p>
          </table:table-cell>
          <table:table-cell office:value-type="float" office:value="0.00001457" calcext:value-type="float">
            <text:p>1.457E-05</text:p>
          </table:table-cell>
          <table:table-cell office:value-type="float" office:value="0.1276" calcext:value-type="float">
            <text:p>1.276E-01</text:p>
          </table:table-cell>
          <table:table-cell office:value-type="float" office:value="2.127E+052" calcext:value-type="float">
            <text:p>2.127E+52</text:p>
          </table:table-cell>
          <table:table-cell office:value-type="float" office:value="0.1276" calcext:value-type="float">
            <text:p>1.276E-0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4" calcext:value-type="float">
            <text:p>12.140</text:p>
          </table:table-cell>
          <table:table-cell office:value-type="float" office:value="12.169" calcext:value-type="float">
            <text:p>12.169</text:p>
          </table:table-cell>
          <table:table-cell office:value-type="float" office:value="0.02854" calcext:value-type="float">
            <text:p>2.854E-02</text:p>
          </table:table-cell>
          <table:table-cell office:value-type="float" office:value="0.06001" calcext:value-type="float">
            <text:p>6.001E-02</text:p>
          </table:table-cell>
          <table:table-cell office:value-type="float" office:value="0.441" calcext:value-type="float">
            <text:p>0.441</text:p>
          </table:table-cell>
          <table:table-cell office:value-type="float" office:value="0.7551" calcext:value-type="float">
            <text:p>7.551E-01</text:p>
          </table:table-cell>
          <table:table-cell office:value-type="float" office:value="0.00001223" calcext:value-type="float">
            <text:p>1.223E-05</text:p>
          </table:table-cell>
          <table:table-cell office:value-type="float" office:value="0.08704" calcext:value-type="float">
            <text:p>8.704E-02</text:p>
          </table:table-cell>
          <table:table-cell office:value-type="float" office:value="0.000009931" calcext:value-type="float">
            <text:p>9.931E-06</text:p>
          </table:table-cell>
          <table:table-cell office:value-type="float" office:value="0.08701" calcext:value-type="float">
            <text:p>8.701E-02</text:p>
          </table:table-cell>
          <table:table-cell office:value-type="float" office:value="1.451E+052" calcext:value-type="float">
            <text:p>1.451E+52</text:p>
          </table:table-cell>
          <table:table-cell office:value-type="float" office:value="0.08704" calcext:value-type="float">
            <text:p>8.704E-0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11" calcext:value-type="float">
            <text:p>12.111</text:p>
          </table:table-cell>
          <table:table-cell office:value-type="float" office:value="12.14" calcext:value-type="float">
            <text:p>12.140</text:p>
          </table:table-cell>
          <table:table-cell office:value-type="float" office:value="0.02904" calcext:value-type="float">
            <text:p>2.904E-02</text:p>
          </table:table-cell>
          <table:table-cell office:value-type="float" office:value="0.06106" calcext:value-type="float">
            <text:p>6.106E-02</text:p>
          </table:table-cell>
          <table:table-cell office:value-type="float" office:value="0.477" calcext:value-type="float">
            <text:p>0.477</text:p>
          </table:table-cell>
          <table:table-cell office:value-type="float" office:value="0.8169" calcext:value-type="float">
            <text:p>8.169E-01</text:p>
          </table:table-cell>
          <table:table-cell office:value-type="float" office:value="0.00001398" calcext:value-type="float">
            <text:p>1.398E-05</text:p>
          </table:table-cell>
          <table:table-cell office:value-type="float" office:value="0.09955" calcext:value-type="float">
            <text:p>9.955E-02</text:p>
          </table:table-cell>
          <table:table-cell office:value-type="float" office:value="0.00001135" calcext:value-type="float">
            <text:p>1.135E-05</text:p>
          </table:table-cell>
          <table:table-cell office:value-type="float" office:value="0.09945" calcext:value-type="float">
            <text:p>9.945E-02</text:p>
          </table:table-cell>
          <table:table-cell office:value-type="float" office:value="1.66E+052" calcext:value-type="float">
            <text:p>1.660E+52</text:p>
          </table:table-cell>
          <table:table-cell office:value-type="float" office:value="0.09955" calcext:value-type="float">
            <text:p>9.955E-0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074" calcext:value-type="float">
            <text:p>12.074</text:p>
          </table:table-cell>
          <table:table-cell office:value-type="float" office:value="12.111" calcext:value-type="float">
            <text:p>12.111</text:p>
          </table:table-cell>
          <table:table-cell office:value-type="float" office:value="0.03669" calcext:value-type="float">
            <text:p>3.669E-02</text:p>
          </table:table-cell>
          <table:table-cell office:value-type="float" office:value="0.07715" calcext:value-type="float">
            <text:p>7.715E-02</text:p>
          </table:table-cell>
          <table:table-cell office:value-type="float" office:value="0.523" calcext:value-type="float">
            <text:p>0.523</text:p>
          </table:table-cell>
          <table:table-cell office:value-type="float" office:value="0.8948" calcext:value-type="float">
            <text:p>8.948E-01</text:p>
          </table:table-cell>
          <table:table-cell office:value-type="float" office:value="0.00002003" calcext:value-type="float">
            <text:p>2.003E-05</text:p>
          </table:table-cell>
          <table:table-cell office:value-type="float" office:value="0.1426" calcext:value-type="float">
            <text:p>1.426E-01</text:p>
          </table:table-cell>
          <table:table-cell office:value-type="float" office:value="0.00001625" calcext:value-type="float">
            <text:p>1.625E-05</text:p>
          </table:table-cell>
          <table:table-cell office:value-type="float" office:value="0.1424" calcext:value-type="float">
            <text:p>1.424E-01</text:p>
          </table:table-cell>
          <table:table-cell office:value-type="float" office:value="2.378E+052" calcext:value-type="float">
            <text:p>2.378E+52</text:p>
          </table:table-cell>
          <table:table-cell office:value-type="float" office:value="0.1426" calcext:value-type="float">
            <text:p>1.426E-0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2.074" calcext:value-type="float">
            <text:p>12.074</text:p>
          </table:table-cell>
          <table:table-cell office:value-type="float" office:value="0.0002606" calcext:value-type="float">
            <text:p>2.606E-04</text:p>
          </table:table-cell>
          <table:table-cell office:value-type="float" office:value="0.0005478" calcext:value-type="float">
            <text:p>5.478E-04</text:p>
          </table:table-cell>
          <table:table-cell office:value-type="float" office:value="0.523" calcext:value-type="float">
            <text:p>0.523</text:p>
          </table:table-cell>
          <table:table-cell office:value-type="float" office:value="0.8959" calcext:value-type="float">
            <text:p>8.959E-01</text:p>
          </table:table-cell>
          <table:table-cell office:value-type="float" office:value="0.000000152" calcext:value-type="float">
            <text:p>1.520E-07</text:p>
          </table:table-cell>
          <table:table-cell office:value-type="float" office:value="0.001082" calcext:value-type="float">
            <text:p>1.082E-03</text:p>
          </table:table-cell>
          <table:table-cell office:value-type="float" office:value="0.0000001233" calcext:value-type="float">
            <text:p>1.233E-07</text:p>
          </table:table-cell>
          <table:table-cell office:value-type="float" office:value="0.00108" calcext:value-type="float">
            <text:p>1.080E-03</text:p>
          </table:table-cell>
          <table:table-cell office:value-type="float" office:value="1.805E+050" calcext:value-type="float">
            <text:p>1.805E+50</text:p>
          </table:table-cell>
          <table:table-cell office:value-type="float" office:value="0.001082" calcext:value-type="float">
            <text:p>1.082E-03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5" calcext:value-type="float">
            <text:p>12.050</text:p>
          </table:table-cell>
          <table:table-cell office:value-type="float" office:value="12.073" calcext:value-type="float">
            <text:p>12.073</text:p>
          </table:table-cell>
          <table:table-cell office:value-type="float" office:value="0.02308" calcext:value-type="float">
            <text:p>2.308E-02</text:p>
          </table:table-cell>
          <table:table-cell office:value-type="float" office:value="0.04852" calcext:value-type="float">
            <text:p>4.852E-02</text:p>
          </table:table-cell>
          <table:table-cell office:value-type="float" office:value="0.552" calcext:value-type="float">
            <text:p>0.552</text:p>
          </table:table-cell>
          <table:table-cell office:value-type="float" office:value="0.9452" calcext:value-type="float">
            <text:p>9.452E-01</text:p>
          </table:table-cell>
          <table:table-cell office:value-type="float" office:value="0.00001415" calcext:value-type="float">
            <text:p>1.415E-05</text:p>
          </table:table-cell>
          <table:table-cell office:value-type="float" office:value="0.1007" calcext:value-type="float">
            <text:p>1.007E-01</text:p>
          </table:table-cell>
          <table:table-cell office:value-type="float" office:value="0.00001147" calcext:value-type="float">
            <text:p>1.147E-05</text:p>
          </table:table-cell>
          <table:table-cell office:value-type="float" office:value="0.1005" calcext:value-type="float">
            <text:p>1.005E-01</text:p>
          </table:table-cell>
          <table:table-cell office:value-type="float" office:value="1.68E+052" calcext:value-type="float">
            <text:p>1.680E+52</text:p>
          </table:table-cell>
          <table:table-cell office:value-type="float" office:value="0.1007" calcext:value-type="float">
            <text:p>1.007E-0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29" calcext:value-type="float">
            <text:p>12.029</text:p>
          </table:table-cell>
          <table:table-cell office:value-type="float" office:value="12.05" calcext:value-type="float">
            <text:p>12.050</text:p>
          </table:table-cell>
          <table:table-cell office:value-type="float" office:value="0.02098" calcext:value-type="float">
            <text:p>2.098E-02</text:p>
          </table:table-cell>
          <table:table-cell office:value-type="float" office:value="0.04411" calcext:value-type="float">
            <text:p>4.411E-02</text:p>
          </table:table-cell>
          <table:table-cell office:value-type="float" office:value="0.578" calcext:value-type="float">
            <text:p>0.578</text:p>
          </table:table-cell>
          <table:table-cell office:value-type="float" office:value="0.9901" calcext:value-type="float">
            <text:p>9.901E-01</text:p>
          </table:table-cell>
          <table:table-cell office:value-type="float" office:value="0.00001384" calcext:value-type="float">
            <text:p>1.384E-05</text:p>
          </table:table-cell>
          <table:table-cell office:value-type="float" office:value="0.09856" calcext:value-type="float">
            <text:p>9.856E-02</text:p>
          </table:table-cell>
          <table:table-cell office:value-type="float" office:value="0.00001122" calcext:value-type="float">
            <text:p>1.122E-05</text:p>
          </table:table-cell>
          <table:table-cell office:value-type="float" office:value="0.09828" calcext:value-type="float">
            <text:p>9.828E-02</text:p>
          </table:table-cell>
          <table:table-cell office:value-type="float" office:value="1.643E+052" calcext:value-type="float">
            <text:p>1.643E+52</text:p>
          </table:table-cell>
          <table:table-cell office:value-type="float" office:value="0.09856" calcext:value-type="float">
            <text:p>9.856E-0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24" calcext:value-type="float">
            <text:p>12.024</text:p>
          </table:table-cell>
          <table:table-cell office:value-type="float" office:value="12.029" calcext:value-type="float">
            <text:p>12.029</text:p>
          </table:table-cell>
          <table:table-cell office:value-type="float" office:value="0.004415" calcext:value-type="float">
            <text:p>4.415E-03</text:p>
          </table:table-cell>
          <table:table-cell office:value-type="float" office:value="0.009282" calcext:value-type="float">
            <text:p>9.282E-03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3108" calcext:value-type="float">
            <text:p>3.108E-06</text:p>
          </table:table-cell>
          <table:table-cell office:value-type="float" office:value="0.02212" calcext:value-type="float">
            <text:p>2.212E-02</text:p>
          </table:table-cell>
          <table:table-cell office:value-type="float" office:value="0.000002517" calcext:value-type="float">
            <text:p>2.517E-06</text:p>
          </table:table-cell>
          <table:table-cell office:value-type="float" office:value="0.02206" calcext:value-type="float">
            <text:p>2.206E-02</text:p>
          </table:table-cell>
          <table:table-cell office:value-type="float" office:value="3.689E+051" calcext:value-type="float">
            <text:p>3.689E+51</text:p>
          </table:table-cell>
          <table:table-cell office:value-type="float" office:value="0.02212" calcext:value-type="float">
            <text:p>2.212E-02</text:p>
          </table:table-cell>
          <table:table-cell table:number-columns-repeated="10"/>
        </table:table-row>
        <table:table-row table:style-name="ro1" table:number-rows-repeated="104855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UNEDF0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rmin[km]</text:p>
          </table:table-cell>
          <table:table-cell office:value-type="string" calcext:value-type="string">
            <text:p>rmax[km]</text:p>
          </table:table-cell>
          <table:table-cell office:value-type="string" calcext:value-type="string">
            <text:p>DRlayer[km]</text:p>
          </table:table-cell>
          <table:table-cell office:value-type="string" calcext:value-type="string">
            <text:p>DRlayer_DRcr</text:p>
          </table:table-cell>
          <table:table-cell office:value-type="string" calcext:value-type="string">
            <text:p>zlayer[km]</text:p>
          </table:table-cell>
          <table:table-cell office:value-type="string" calcext:value-type="string">
            <text:p>zlayer_zdrip</text:p>
          </table:table-cell>
          <table:table-cell office:value-type="string" calcext:value-type="string">
            <text:p>Mblayer[solarmass]</text:p>
          </table:table-cell>
          <table:table-cell office:value-type="string" calcext:value-type="string">
            <text:p>Mblayer_Mbcr</text:p>
          </table:table-cell>
          <table:table-cell office:value-type="string" calcext:value-type="string">
            <text:p>Mlayer[solarmass]</text:p>
          </table:table-cell>
          <table:table-cell office:value-type="string" calcext:value-type="string">
            <text:p>Mlayer_Mcr</text:p>
          </table:table-cell>
          <table:table-cell office:value-type="string" calcext:value-type="string">
            <text:p>DNlayer</text:p>
          </table:table-cell>
          <table:table-cell office:value-type="string" calcext:value-type="string">
            <text:p>DNlayer_DN</text:p>
          </table:table-cell>
          <table:table-cell table:number-columns-repeated="2"/>
          <table:table-cell office:value-type="string" calcext:value-type="string">
            <text:p>Mcr</text:p>
          </table:table-cell>
          <table:table-cell office:value-type="string" calcext:value-type="string">
            <text:p>Mcr_M</text:p>
          </table:table-cell>
          <table:table-cell office:value-type="string" calcext:value-type="string">
            <text:p>DRcr</text:p>
          </table:table-cell>
          <table:table-cell office:value-type="string" calcext:value-type="string">
            <text:p>DRcr_R</text:p>
          </table:table-cell>
          <table:table-cell office:value-type="string" calcext:value-type="string">
            <text:p>Mbcr</text:p>
          </table:table-cell>
          <table:table-cell office:value-type="string" calcext:value-type="string">
            <text:p>gravbe</text:p>
          </table:table-cell>
          <table:table-cell office:value-type="string" calcext:value-type="string">
            <text:p>zdrip</text:p>
          </table:table-cell>
          <table:table-cell office:value-type="string" calcext:value-type="string">
            <text:p>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6" calcext:value-type="float">
            <text:p>12.496</text:p>
          </table:table-cell>
          <table:table-cell office:value-type="float" office:value="12.5" calcext:value-type="float">
            <text:p>12.500</text:p>
          </table:table-cell>
          <table:table-cell office:value-type="float" office:value="0.003955" calcext:value-type="float">
            <text:p>3.955E-03</text:p>
          </table:table-cell>
          <table:table-cell office:value-type="float" office:value="0.008311" calcext:value-type="float">
            <text:p>8.311E-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272" calcext:value-type="float">
            <text:p>8.272E-03</text:p>
          </table:table-cell>
          <table:table-cell office:value-type="float" office:value="0.00000003857" calcext:value-type="float">
            <text:p>3.857E-08</text:p>
          </table:table-cell>
          <table:table-cell office:value-type="float" office:value="0.0002727" calcext:value-type="float">
            <text:p>2.727E-04</text:p>
          </table:table-cell>
          <table:table-cell office:value-type="float" office:value="0.00000003155" calcext:value-type="float">
            <text:p>3.155E-08</text:p>
          </table:table-cell>
          <table:table-cell office:value-type="float" office:value="0.0002745" calcext:value-type="float">
            <text:p>2.745E-04</text:p>
          </table:table-cell>
          <table:table-cell office:value-type="float" office:value="4.579E+049" calcext:value-type="float">
            <text:p>4.579E+49</text:p>
          </table:table-cell>
          <table:table-cell office:value-type="float" office:value="0.0002727" calcext:value-type="float">
            <text:p>2.727E-04</text:p>
          </table:table-cell>
          <table:table-cell table:number-columns-repeated="2"/>
          <table:table-cell office:value-type="float" office:value="0.0001149" calcext:value-type="float">
            <text:p>1.149E-04</text:p>
          </table:table-cell>
          <table:table-cell office:value-type="float" office:value="0.00008209" calcext:value-type="float">
            <text:p>8.209E-05</text:p>
          </table:table-cell>
          <table:table-cell office:value-type="float" office:value="0.4758" calcext:value-type="float">
            <text:p>4.758E-01</text:p>
          </table:table-cell>
          <table:table-cell office:value-type="float" office:value="0.03806" calcext:value-type="float">
            <text:p>3.806E-02</text:p>
          </table:table-cell>
          <table:table-cell office:value-type="float" office:value="0.0001414" calcext:value-type="float">
            <text:p>1.414E-04</text:p>
          </table:table-cell>
          <table:table-cell office:value-type="float" office:value="0.2305" calcext:value-type="float">
            <text:p>2.305E-01</text:p>
          </table:table-cell>
          <table:table-cell office:value-type="float" office:value="0.5844" calcext:value-type="float">
            <text:p>5.844E-01</text:p>
          </table:table-cell>
          <table:table-cell office:value-type="float" office:value="1.679E+053" calcext:value-type="float">
            <text:p>1.679E+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52" calcext:value-type="float">
            <text:p>12.452</text:p>
          </table:table-cell>
          <table:table-cell office:value-type="float" office:value="12.496" calcext:value-type="float">
            <text:p>12.496</text:p>
          </table:table-cell>
          <table:table-cell office:value-type="float" office:value="0.04355" calcext:value-type="float">
            <text:p>4.355E-02</text:p>
          </table:table-cell>
          <table:table-cell office:value-type="float" office:value="0.09154" calcext:value-type="float">
            <text:p>9.154E-0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9943" calcext:value-type="float">
            <text:p>9.943E-02</text:p>
          </table:table-cell>
          <table:table-cell office:value-type="float" office:value="0.000001482" calcext:value-type="float">
            <text:p>1.482E-06</text:p>
          </table:table-cell>
          <table:table-cell office:value-type="float" office:value="0.01048" calcext:value-type="float">
            <text:p>1.048E-02</text:p>
          </table:table-cell>
          <table:table-cell office:value-type="float" office:value="0.000001211" calcext:value-type="float">
            <text:p>1.211E-06</text:p>
          </table:table-cell>
          <table:table-cell office:value-type="float" office:value="0.01054" calcext:value-type="float">
            <text:p>1.054E-02</text:p>
          </table:table-cell>
          <table:table-cell office:value-type="float" office:value="1.759E+051" calcext:value-type="float">
            <text:p>1.759E+51</text:p>
          </table:table-cell>
          <table:table-cell office:value-type="float" office:value="0.01048" calcext:value-type="float">
            <text:p>1.048E-0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421" calcext:value-type="float">
            <text:p>12.421</text:p>
          </table:table-cell>
          <table:table-cell office:value-type="float" office:value="12.452" calcext:value-type="float">
            <text:p>12.452</text:p>
          </table:table-cell>
          <table:table-cell office:value-type="float" office:value="0.03172" calcext:value-type="float">
            <text:p>3.172E-02</text:p>
          </table:table-cell>
          <table:table-cell office:value-type="float" office:value="0.06666" calcext:value-type="float">
            <text:p>6.666E-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659" calcext:value-type="float">
            <text:p>1.659E-01</text:p>
          </table:table-cell>
          <table:table-cell office:value-type="float" office:value="0.000002256" calcext:value-type="float">
            <text:p>2.256E-06</text:p>
          </table:table-cell>
          <table:table-cell office:value-type="float" office:value="0.01595" calcext:value-type="float">
            <text:p>1.595E-02</text:p>
          </table:table-cell>
          <table:table-cell office:value-type="float" office:value="0.000001843" calcext:value-type="float">
            <text:p>1.843E-06</text:p>
          </table:table-cell>
          <table:table-cell office:value-type="float" office:value="0.01604" calcext:value-type="float">
            <text:p>1.604E-02</text:p>
          </table:table-cell>
          <table:table-cell office:value-type="float" office:value="2.679E+051" calcext:value-type="float">
            <text:p>2.679E+51</text:p>
          </table:table-cell>
          <table:table-cell office:value-type="float" office:value="0.01595" calcext:value-type="float">
            <text:p>1.595E-0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369" calcext:value-type="float">
            <text:p>12.369</text:p>
          </table:table-cell>
          <table:table-cell office:value-type="float" office:value="12.421" calcext:value-type="float">
            <text:p>12.421</text:p>
          </table:table-cell>
          <table:table-cell office:value-type="float" office:value="0.0518" calcext:value-type="float">
            <text:p>5.180E-02</text:p>
          </table:table-cell>
          <table:table-cell office:value-type="float" office:value="0.1089" calcext:value-type="float">
            <text:p>1.089E-01</text:p>
          </table:table-cell>
          <table:table-cell office:value-type="float" office:value="0.161" calcext:value-type="float">
            <text:p>0.161</text:p>
          </table:table-cell>
          <table:table-cell office:value-type="float" office:value="0.2747" calcext:value-type="float">
            <text:p>2.747E-01</text:p>
          </table:table-cell>
          <table:table-cell office:value-type="float" office:value="0.000005857" calcext:value-type="float">
            <text:p>5.857E-06</text:p>
          </table:table-cell>
          <table:table-cell office:value-type="float" office:value="0.04142" calcext:value-type="float">
            <text:p>4.142E-02</text:p>
          </table:table-cell>
          <table:table-cell office:value-type="float" office:value="0.000004781" calcext:value-type="float">
            <text:p>4.781E-06</text:p>
          </table:table-cell>
          <table:table-cell office:value-type="float" office:value="0.0416" calcext:value-type="float">
            <text:p>4.160E-02</text:p>
          </table:table-cell>
          <table:table-cell office:value-type="float" office:value="6.954E+051" calcext:value-type="float">
            <text:p>6.954E+51</text:p>
          </table:table-cell>
          <table:table-cell office:value-type="float" office:value="0.04142" calcext:value-type="float">
            <text:p>4.142E-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11" calcext:value-type="float">
            <text:p>12.311</text:p>
          </table:table-cell>
          <table:table-cell office:value-type="float" office:value="12.369" calcext:value-type="float">
            <text:p>12.369</text:p>
          </table:table-cell>
          <table:table-cell office:value-type="float" office:value="0.05762" calcext:value-type="float">
            <text:p>5.762E-02</text:p>
          </table:table-cell>
          <table:table-cell office:value-type="float" office:value="0.1211" calcext:value-type="float">
            <text:p>1.211E-01</text:p>
          </table:table-cell>
          <table:table-cell office:value-type="float" office:value="0.231" calcext:value-type="float">
            <text:p>0.231</text:p>
          </table:table-cell>
          <table:table-cell office:value-type="float" office:value="0.3958" calcext:value-type="float">
            <text:p>3.958E-01</text:p>
          </table:table-cell>
          <table:table-cell office:value-type="float" office:value="0.000009862" calcext:value-type="float">
            <text:p>9.862E-06</text:p>
          </table:table-cell>
          <table:table-cell office:value-type="float" office:value="0.06973" calcext:value-type="float">
            <text:p>6.973E-02</text:p>
          </table:table-cell>
          <table:table-cell office:value-type="float" office:value="0.000008042" calcext:value-type="float">
            <text:p>8.042E-06</text:p>
          </table:table-cell>
          <table:table-cell office:value-type="float" office:value="0.06997" calcext:value-type="float">
            <text:p>6.997E-02</text:p>
          </table:table-cell>
          <table:table-cell office:value-type="float" office:value="1.171E+052" calcext:value-type="float">
            <text:p>1.171E+52</text:p>
          </table:table-cell>
          <table:table-cell office:value-type="float" office:value="0.06973" calcext:value-type="float">
            <text:p>6.973E-0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27" calcext:value-type="float">
            <text:p>12.270</text:p>
          </table:table-cell>
          <table:table-cell office:value-type="float" office:value="12.311" calcext:value-type="float">
            <text:p>12.311</text:p>
          </table:table-cell>
          <table:table-cell office:value-type="float" office:value="0.0408" calcext:value-type="float">
            <text:p>4.080E-02</text:p>
          </table:table-cell>
          <table:table-cell office:value-type="float" office:value="0.08576" calcext:value-type="float">
            <text:p>8.576E-02</text:p>
          </table:table-cell>
          <table:table-cell office:value-type="float" office:value="0.282" calcext:value-type="float">
            <text:p>0.282</text:p>
          </table:table-cell>
          <table:table-cell office:value-type="float" office:value="0.4818" calcext:value-type="float">
            <text:p>4.818E-01</text:p>
          </table:table-cell>
          <table:table-cell office:value-type="float" office:value="0.000009347" calcext:value-type="float">
            <text:p>9.347E-06</text:p>
          </table:table-cell>
          <table:table-cell office:value-type="float" office:value="0.06609" calcext:value-type="float">
            <text:p>6.609E-02</text:p>
          </table:table-cell>
          <table:table-cell office:value-type="float" office:value="0.000007614" calcext:value-type="float">
            <text:p>7.614E-06</text:p>
          </table:table-cell>
          <table:table-cell office:value-type="float" office:value="0.06625" calcext:value-type="float">
            <text:p>6.625E-02</text:p>
          </table:table-cell>
          <table:table-cell office:value-type="float" office:value="1.11E+052" calcext:value-type="float">
            <text:p>1.110E+52</text:p>
          </table:table-cell>
          <table:table-cell office:value-type="float" office:value="0.06609" calcext:value-type="float">
            <text:p>6.609E-0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17" calcext:value-type="float">
            <text:p>12.217</text:p>
          </table:table-cell>
          <table:table-cell office:value-type="float" office:value="12.27" calcext:value-type="float">
            <text:p>12.270</text:p>
          </table:table-cell>
          <table:table-cell office:value-type="float" office:value="0.05287" calcext:value-type="float">
            <text:p>5.287E-02</text:p>
          </table:table-cell>
          <table:table-cell office:value-type="float" office:value="0.1111" calcext:value-type="float">
            <text:p>1.111E-01</text:p>
          </table:table-cell>
          <table:table-cell office:value-type="float" office:value="0.347" calcext:value-type="float">
            <text:p>0.347</text:p>
          </table:table-cell>
          <table:table-cell office:value-type="float" office:value="0.5933" calcext:value-type="float">
            <text:p>5.933E-01</text:p>
          </table:table-cell>
          <table:table-cell office:value-type="float" office:value="0.00001537" calcext:value-type="float">
            <text:p>1.537E-05</text:p>
          </table:table-cell>
          <table:table-cell office:value-type="float" office:value="0.1087" calcext:value-type="float">
            <text:p>1.087E-01</text:p>
          </table:table-cell>
          <table:table-cell office:value-type="float" office:value="0.00001251" calcext:value-type="float">
            <text:p>1.251E-05</text:p>
          </table:table-cell>
          <table:table-cell office:value-type="float" office:value="0.1088" calcext:value-type="float">
            <text:p>1.088E-01</text:p>
          </table:table-cell>
          <table:table-cell office:value-type="float" office:value="1.824E+052" calcext:value-type="float">
            <text:p>1.824E+52</text:p>
          </table:table-cell>
          <table:table-cell office:value-type="float" office:value="0.1087" calcext:value-type="float">
            <text:p>1.087E-0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15" calcext:value-type="float">
            <text:p>12.215</text:p>
          </table:table-cell>
          <table:table-cell office:value-type="float" office:value="12.217" calcext:value-type="float">
            <text:p>12.217</text:p>
          </table:table-cell>
          <table:table-cell office:value-type="float" office:value="0.00154" calcext:value-type="float">
            <text:p>1.540E-03</text:p>
          </table:table-cell>
          <table:table-cell office:value-type="float" office:value="0.003237" calcext:value-type="float">
            <text:p>3.237E-03</text:p>
          </table:table-cell>
          <table:table-cell office:value-type="float" office:value="0.349" calcext:value-type="float">
            <text:p>0.349</text:p>
          </table:table-cell>
          <table:table-cell office:value-type="float" office:value="0.5969" calcext:value-type="float">
            <text:p>5.969E-01</text:p>
          </table:table-cell>
          <table:table-cell office:value-type="float" office:value="0.0000005081" calcext:value-type="float">
            <text:p>5.081E-07</text:p>
          </table:table-cell>
          <table:table-cell office:value-type="float" office:value="0.003592" calcext:value-type="float">
            <text:p>3.592E-03</text:p>
          </table:table-cell>
          <table:table-cell office:value-type="float" office:value="0.0000004133" calcext:value-type="float">
            <text:p>4.133E-07</text:p>
          </table:table-cell>
          <table:table-cell office:value-type="float" office:value="0.003596" calcext:value-type="float">
            <text:p>3.596E-03</text:p>
          </table:table-cell>
          <table:table-cell office:value-type="float" office:value="6.032E+050" calcext:value-type="float">
            <text:p>6.032E+50</text:p>
          </table:table-cell>
          <table:table-cell office:value-type="float" office:value="0.003592" calcext:value-type="float">
            <text:p>3.592E-0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61" calcext:value-type="float">
            <text:p>12.161</text:p>
          </table:table-cell>
          <table:table-cell office:value-type="float" office:value="12.215" calcext:value-type="float">
            <text:p>12.215</text:p>
          </table:table-cell>
          <table:table-cell office:value-type="float" office:value="0.05422" calcext:value-type="float">
            <text:p>5.422E-02</text:p>
          </table:table-cell>
          <table:table-cell office:value-type="float" office:value="0.1139" calcext:value-type="float">
            <text:p>1.139E-01</text:p>
          </table:table-cell>
          <table:table-cell office:value-type="float" office:value="0.416" calcext:value-type="float">
            <text:p>0.416</text:p>
          </table:table-cell>
          <table:table-cell office:value-type="float" office:value="0.7114" calcext:value-type="float">
            <text:p>7.114E-01</text:p>
          </table:table-cell>
          <table:table-cell office:value-type="float" office:value="0.00002027" calcext:value-type="float">
            <text:p>2.027E-05</text:p>
          </table:table-cell>
          <table:table-cell office:value-type="float" office:value="0.1433" calcext:value-type="float">
            <text:p>1.433E-01</text:p>
          </table:table-cell>
          <table:table-cell office:value-type="float" office:value="0.00001648" calcext:value-type="float">
            <text:p>1.648E-05</text:p>
          </table:table-cell>
          <table:table-cell office:value-type="float" office:value="0.1434" calcext:value-type="float">
            <text:p>1.434E-01</text:p>
          </table:table-cell>
          <table:table-cell office:value-type="float" office:value="2.407E+052" calcext:value-type="float">
            <text:p>2.407E+52</text:p>
          </table:table-cell>
          <table:table-cell office:value-type="float" office:value="0.1433" calcext:value-type="float">
            <text:p>1.433E-0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33" calcext:value-type="float">
            <text:p>12.133</text:p>
          </table:table-cell>
          <table:table-cell office:value-type="float" office:value="12.161" calcext:value-type="float">
            <text:p>12.161</text:p>
          </table:table-cell>
          <table:table-cell office:value-type="float" office:value="0.02735" calcext:value-type="float">
            <text:p>2.735E-02</text:p>
          </table:table-cell>
          <table:table-cell office:value-type="float" office:value="0.05748" calcext:value-type="float">
            <text:p>5.748E-02</text:p>
          </table:table-cell>
          <table:table-cell office:value-type="float" office:value="0.45" calcext:value-type="float">
            <text:p>0.450</text:p>
          </table:table-cell>
          <table:table-cell office:value-type="float" office:value="0.7695" calcext:value-type="float">
            <text:p>7.695E-01</text:p>
          </table:table-cell>
          <table:table-cell office:value-type="float" office:value="0.00001197" calcext:value-type="float">
            <text:p>1.197E-05</text:p>
          </table:table-cell>
          <table:table-cell office:value-type="float" office:value="0.08467" calcext:value-type="float">
            <text:p>8.467E-02</text:p>
          </table:table-cell>
          <table:table-cell office:value-type="float" office:value="0.000009725" calcext:value-type="float">
            <text:p>9.725E-06</text:p>
          </table:table-cell>
          <table:table-cell office:value-type="float" office:value="0.08462" calcext:value-type="float">
            <text:p>8.462E-02</text:p>
          </table:table-cell>
          <table:table-cell office:value-type="float" office:value="1.422E+052" calcext:value-type="float">
            <text:p>1.422E+52</text:p>
          </table:table-cell>
          <table:table-cell office:value-type="float" office:value="0.08467" calcext:value-type="float">
            <text:p>8.467E-0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32" calcext:value-type="float">
            <text:p>12.132</text:p>
          </table:table-cell>
          <table:table-cell office:value-type="float" office:value="12.133" calcext:value-type="float">
            <text:p>12.133</text:p>
          </table:table-cell>
          <table:table-cell office:value-type="float" office:value="0.00118" calcext:value-type="float">
            <text:p>1.180E-03</text:p>
          </table:table-cell>
          <table:table-cell office:value-type="float" office:value="0.002481" calcext:value-type="float">
            <text:p>2.481E-03</text:p>
          </table:table-cell>
          <table:table-cell office:value-type="float" office:value="0.451" calcext:value-type="float">
            <text:p>0.451</text:p>
          </table:table-cell>
          <table:table-cell office:value-type="float" office:value="0.7725" calcext:value-type="float">
            <text:p>7.725E-01</text:p>
          </table:table-cell>
          <table:table-cell office:value-type="float" office:value="0.000000548" calcext:value-type="float">
            <text:p>5.480E-07</text:p>
          </table:table-cell>
          <table:table-cell office:value-type="float" office:value="0.003875" calcext:value-type="float">
            <text:p>3.875E-03</text:p>
          </table:table-cell>
          <table:table-cell office:value-type="float" office:value="0.0000004449" calcext:value-type="float">
            <text:p>4.449E-07</text:p>
          </table:table-cell>
          <table:table-cell office:value-type="float" office:value="0.003871" calcext:value-type="float">
            <text:p>3.871E-03</text:p>
          </table:table-cell>
          <table:table-cell office:value-type="float" office:value="6.506E+050" calcext:value-type="float">
            <text:p>6.506E+50</text:p>
          </table:table-cell>
          <table:table-cell office:value-type="float" office:value="0.003875" calcext:value-type="float">
            <text:p>3.875E-03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11" calcext:value-type="float">
            <text:p>12.110</text:p>
          </table:table-cell>
          <table:table-cell office:value-type="float" office:value="12.132" calcext:value-type="float">
            <text:p>12.132</text:p>
          </table:table-cell>
          <table:table-cell office:value-type="float" office:value="0.02169" calcext:value-type="float">
            <text:p>2.169E-02</text:p>
          </table:table-cell>
          <table:table-cell office:value-type="float" office:value="0.04558" calcext:value-type="float">
            <text:p>4.558E-02</text:p>
          </table:table-cell>
          <table:table-cell office:value-type="float" office:value="0.478" calcext:value-type="float">
            <text:p>0.478</text:p>
          </table:table-cell>
          <table:table-cell office:value-type="float" office:value="0.8187" calcext:value-type="float">
            <text:p>8.187E-01</text:p>
          </table:table-cell>
          <table:table-cell office:value-type="float" office:value="0.00001057" calcext:value-type="float">
            <text:p>1.057E-05</text:p>
          </table:table-cell>
          <table:table-cell office:value-type="float" office:value="0.07472" calcext:value-type="float">
            <text:p>7.472E-02</text:p>
          </table:table-cell>
          <table:table-cell office:value-type="float" office:value="0.000008578" calcext:value-type="float">
            <text:p>8.578E-06</text:p>
          </table:table-cell>
          <table:table-cell office:value-type="float" office:value="0.07464" calcext:value-type="float">
            <text:p>7.464E-02</text:p>
          </table:table-cell>
          <table:table-cell office:value-type="float" office:value="1.255E+052" calcext:value-type="float">
            <text:p>1.255E+52</text:p>
          </table:table-cell>
          <table:table-cell office:value-type="float" office:value="0.07472" calcext:value-type="float">
            <text:p>7.472E-0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108" calcext:value-type="float">
            <text:p>12.108</text:p>
          </table:table-cell>
          <table:table-cell office:value-type="float" office:value="12.11" calcext:value-type="float">
            <text:p>12.110</text:p>
          </table:table-cell>
          <table:table-cell office:value-type="float" office:value="0.001962" calcext:value-type="float">
            <text:p>1.962E-03</text:p>
          </table:table-cell>
          <table:table-cell office:value-type="float" office:value="0.004124" calcext:value-type="float">
            <text:p>4.124E-03</text:p>
          </table:table-cell>
          <table:table-cell office:value-type="float" office:value="0.481" calcext:value-type="float">
            <text:p>0.481</text:p>
          </table:table-cell>
          <table:table-cell office:value-type="float" office:value="0.8234" calcext:value-type="float">
            <text:p>8.234E-01</text:p>
          </table:table-cell>
          <table:table-cell office:value-type="float" office:value="0.000001005" calcext:value-type="float">
            <text:p>1.005E-06</text:p>
          </table:table-cell>
          <table:table-cell office:value-type="float" office:value="0.007109" calcext:value-type="float">
            <text:p>7.109E-03</text:p>
          </table:table-cell>
          <table:table-cell office:value-type="float" office:value="0.0000008159" calcext:value-type="float">
            <text:p>8.159E-07</text:p>
          </table:table-cell>
          <table:table-cell office:value-type="float" office:value="0.007099" calcext:value-type="float">
            <text:p>7.099E-03</text:p>
          </table:table-cell>
          <table:table-cell office:value-type="float" office:value="1.194E+051" calcext:value-type="float">
            <text:p>1.194E+51</text:p>
          </table:table-cell>
          <table:table-cell office:value-type="float" office:value="0.007109" calcext:value-type="float">
            <text:p>7.109E-0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88" calcext:value-type="float">
            <text:p>12.088</text:p>
          </table:table-cell>
          <table:table-cell office:value-type="float" office:value="12.108" calcext:value-type="float">
            <text:p>12.108</text:p>
          </table:table-cell>
          <table:table-cell office:value-type="float" office:value="0.01987" calcext:value-type="float">
            <text:p>1.987E-02</text:p>
          </table:table-cell>
          <table:table-cell office:value-type="float" office:value="0.04176" calcext:value-type="float">
            <text:p>4.176E-02</text:p>
          </table:table-cell>
          <table:table-cell office:value-type="float" office:value="0.506" calcext:value-type="float">
            <text:p>0.506</text:p>
          </table:table-cell>
          <table:table-cell office:value-type="float" office:value="0.8658" calcext:value-type="float">
            <text:p>8.658E-01</text:p>
          </table:table-cell>
          <table:table-cell office:value-type="float" office:value="0.00001071" calcext:value-type="float">
            <text:p>1.071E-05</text:p>
          </table:table-cell>
          <table:table-cell office:value-type="float" office:value="0.07575" calcext:value-type="float">
            <text:p>7.575E-02</text:p>
          </table:table-cell>
          <table:table-cell office:value-type="float" office:value="0.000008692" calcext:value-type="float">
            <text:p>8.692E-06</text:p>
          </table:table-cell>
          <table:table-cell office:value-type="float" office:value="0.07563" calcext:value-type="float">
            <text:p>7.563E-02</text:p>
          </table:table-cell>
          <table:table-cell office:value-type="float" office:value="1.272E+052" calcext:value-type="float">
            <text:p>1.272E+52</text:p>
          </table:table-cell>
          <table:table-cell office:value-type="float" office:value="0.07575" calcext:value-type="float">
            <text:p>7.575E-0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62" calcext:value-type="float">
            <text:p>12.062</text:p>
          </table:table-cell>
          <table:table-cell office:value-type="float" office:value="12.088" calcext:value-type="float">
            <text:p>12.088</text:p>
          </table:table-cell>
          <table:table-cell office:value-type="float" office:value="0.02531" calcext:value-type="float">
            <text:p>2.531E-02</text:p>
          </table:table-cell>
          <table:table-cell office:value-type="float" office:value="0.05319" calcext:value-type="float">
            <text:p>5.319E-02</text:p>
          </table:table-cell>
          <table:table-cell office:value-type="float" office:value="0.538" calcext:value-type="float">
            <text:p>0.538</text:p>
          </table:table-cell>
          <table:table-cell office:value-type="float" office:value="0.9197" calcext:value-type="float">
            <text:p>9.197E-01</text:p>
          </table:table-cell>
          <table:table-cell office:value-type="float" office:value="0.00001487" calcext:value-type="float">
            <text:p>1.487E-05</text:p>
          </table:table-cell>
          <table:table-cell office:value-type="float" office:value="0.1051" calcext:value-type="float">
            <text:p>1.051E-01</text:p>
          </table:table-cell>
          <table:table-cell office:value-type="float" office:value="0.00001206" calcext:value-type="float">
            <text:p>1.206E-05</text:p>
          </table:table-cell>
          <table:table-cell office:value-type="float" office:value="0.1049" calcext:value-type="float">
            <text:p>1.049E-01</text:p>
          </table:table-cell>
          <table:table-cell office:value-type="float" office:value="1.765E+052" calcext:value-type="float">
            <text:p>1.765E+52</text:p>
          </table:table-cell>
          <table:table-cell office:value-type="float" office:value="0.1051" calcext:value-type="float">
            <text:p>1.051E-0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047" calcext:value-type="float">
            <text:p>12.047</text:p>
          </table:table-cell>
          <table:table-cell office:value-type="float" office:value="12.062" calcext:value-type="float">
            <text:p>12.062</text:p>
          </table:table-cell>
          <table:table-cell office:value-type="float" office:value="0.01491" calcext:value-type="float">
            <text:p>1.491E-02</text:p>
          </table:table-cell>
          <table:table-cell office:value-type="float" office:value="0.03134" calcext:value-type="float">
            <text:p>3.134E-02</text:p>
          </table:table-cell>
          <table:table-cell office:value-type="float" office:value="0.556" calcext:value-type="float">
            <text:p>0.556</text:p>
          </table:table-cell>
          <table:table-cell office:value-type="float" office:value="0.9518" calcext:value-type="float">
            <text:p>9.518E-01</text:p>
          </table:table-cell>
          <table:table-cell office:value-type="float" office:value="0.000009455" calcext:value-type="float">
            <text:p>9.455E-06</text:p>
          </table:table-cell>
          <table:table-cell office:value-type="float" office:value="0.06686" calcext:value-type="float">
            <text:p>6.686E-02</text:p>
          </table:table-cell>
          <table:table-cell office:value-type="float" office:value="0.000007664" calcext:value-type="float">
            <text:p>7.664E-06</text:p>
          </table:table-cell>
          <table:table-cell office:value-type="float" office:value="0.06669" calcext:value-type="float">
            <text:p>6.669E-02</text:p>
          </table:table-cell>
          <table:table-cell office:value-type="float" office:value="1.123E+052" calcext:value-type="float">
            <text:p>1.123E+52</text:p>
          </table:table-cell>
          <table:table-cell office:value-type="float" office:value="0.06686" calcext:value-type="float">
            <text:p>6.686E-02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046" calcext:value-type="float">
            <text:p>12.046</text:p>
          </table:table-cell>
          <table:table-cell office:value-type="float" office:value="12.047" calcext:value-type="float">
            <text:p>12.047</text:p>
          </table:table-cell>
          <table:table-cell office:value-type="float" office:value="0.0007904" calcext:value-type="float">
            <text:p>7.904E-04</text:p>
          </table:table-cell>
          <table:table-cell office:value-type="float" office:value="0.001661" calcext:value-type="float">
            <text:p>1.661E-03</text:p>
          </table:table-cell>
          <table:table-cell office:value-type="float" office:value="0.558" calcext:value-type="float">
            <text:p>0.558</text:p>
          </table:table-cell>
          <table:table-cell office:value-type="float" office:value="0.954" calcext:value-type="float">
            <text:p>9.540E-01</text:p>
          </table:table-cell>
          <table:table-cell office:value-type="float" office:value="0.0000005273" calcext:value-type="float">
            <text:p>5.273E-07</text:p>
          </table:table-cell>
          <table:table-cell office:value-type="float" office:value="0.003728" calcext:value-type="float">
            <text:p>3.728E-03</text:p>
          </table:table-cell>
          <table:table-cell office:value-type="float" office:value="0.0000004273" calcext:value-type="float">
            <text:p>4.273E-07</text:p>
          </table:table-cell>
          <table:table-cell office:value-type="float" office:value="0.003718" calcext:value-type="float">
            <text:p>3.718E-03</text:p>
          </table:table-cell>
          <table:table-cell office:value-type="float" office:value="6.26E+050" calcext:value-type="float">
            <text:p>6.260E+50</text:p>
          </table:table-cell>
          <table:table-cell office:value-type="float" office:value="0.003728" calcext:value-type="float">
            <text:p>3.728E-0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039" calcext:value-type="float">
            <text:p>12.039</text:p>
          </table:table-cell>
          <table:table-cell office:value-type="float" office:value="12.046" calcext:value-type="float">
            <text:p>12.046</text:p>
          </table:table-cell>
          <table:table-cell office:value-type="float" office:value="0.0063" calcext:value-type="float">
            <text:p>6.300E-03</text:p>
          </table:table-cell>
          <table:table-cell office:value-type="float" office:value="0.01324" calcext:value-type="float">
            <text:p>1.324E-02</text:p>
          </table:table-cell>
          <table:table-cell office:value-type="float" office:value="0.566" calcext:value-type="float">
            <text:p>0.566</text:p>
          </table:table-cell>
          <table:table-cell office:value-type="float" office:value="0.9679" calcext:value-type="float">
            <text:p>9.679E-01</text:p>
          </table:table-cell>
          <table:table-cell office:value-type="float" office:value="0.00000431" calcext:value-type="float">
            <text:p>4.310E-06</text:p>
          </table:table-cell>
          <table:table-cell office:value-type="float" office:value="0.03048" calcext:value-type="float">
            <text:p>3.048E-02</text:p>
          </table:table-cell>
          <table:table-cell office:value-type="float" office:value="0.000003493" calcext:value-type="float">
            <text:p>3.493E-06</text:p>
          </table:table-cell>
          <table:table-cell office:value-type="float" office:value="0.03039" calcext:value-type="float">
            <text:p>3.039E-02</text:p>
          </table:table-cell>
          <table:table-cell office:value-type="float" office:value="5.117E+051" calcext:value-type="float">
            <text:p>5.117E+51</text:p>
          </table:table-cell>
          <table:table-cell office:value-type="float" office:value="0.03048" calcext:value-type="float">
            <text:p>3.048E-02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038" calcext:value-type="float">
            <text:p>12.038</text:p>
          </table:table-cell>
          <table:table-cell office:value-type="float" office:value="12.039" calcext:value-type="float">
            <text:p>12.039</text:p>
          </table:table-cell>
          <table:table-cell office:value-type="float" office:value="0.001564" calcext:value-type="float">
            <text:p>1.564E-03</text:p>
          </table:table-cell>
          <table:table-cell office:value-type="float" office:value="0.003288" calcext:value-type="float">
            <text:p>3.288E-03</text:p>
          </table:table-cell>
          <table:table-cell office:value-type="float" office:value="0.568" calcext:value-type="float">
            <text:p>0.568</text:p>
          </table:table-cell>
          <table:table-cell office:value-type="float" office:value="0.9717" calcext:value-type="float">
            <text:p>9.717E-01</text:p>
          </table:table-cell>
          <table:table-cell office:value-type="float" office:value="0.000001101" calcext:value-type="float">
            <text:p>1.101E-06</text:p>
          </table:table-cell>
          <table:table-cell office:value-type="float" office:value="0.007784" calcext:value-type="float">
            <text:p>7.784E-03</text:p>
          </table:table-cell>
          <table:table-cell office:value-type="float" office:value="0.0000008921" calcext:value-type="float">
            <text:p>8.921E-07</text:p>
          </table:table-cell>
          <table:table-cell office:value-type="float" office:value="0.007762" calcext:value-type="float">
            <text:p>7.762E-03</text:p>
          </table:table-cell>
          <table:table-cell office:value-type="float" office:value="1.307E+051" calcext:value-type="float">
            <text:p>1.307E+51</text:p>
          </table:table-cell>
          <table:table-cell office:value-type="float" office:value="0.007784" calcext:value-type="float">
            <text:p>7.784E-0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027" calcext:value-type="float">
            <text:p>12.027</text:p>
          </table:table-cell>
          <table:table-cell office:value-type="float" office:value="12.037" calcext:value-type="float">
            <text:p>12.037</text:p>
          </table:table-cell>
          <table:table-cell office:value-type="float" office:value="0.009956" calcext:value-type="float">
            <text:p>9.956E-03</text:p>
          </table:table-cell>
          <table:table-cell office:value-type="float" office:value="0.02092" calcext:value-type="float">
            <text:p>2.092E-02</text:p>
          </table:table-cell>
          <table:table-cell office:value-type="float" office:value="0.581" calcext:value-type="float">
            <text:p>0.581</text:p>
          </table:table-cell>
          <table:table-cell office:value-type="float" office:value="0.9933" calcext:value-type="float">
            <text:p>9.933E-01</text:p>
          </table:table-cell>
          <table:table-cell office:value-type="float" office:value="0.000007204" calcext:value-type="float">
            <text:p>7.204E-06</text:p>
          </table:table-cell>
          <table:table-cell office:value-type="float" office:value="0.05094" calcext:value-type="float">
            <text:p>5.094E-02</text:p>
          </table:table-cell>
          <table:table-cell office:value-type="float" office:value="0.000005837" calcext:value-type="float">
            <text:p>5.837E-06</text:p>
          </table:table-cell>
          <table:table-cell office:value-type="float" office:value="0.05079" calcext:value-type="float">
            <text:p>5.079E-02</text:p>
          </table:table-cell>
          <table:table-cell office:value-type="float" office:value="8.553E+051" calcext:value-type="float">
            <text:p>8.553E+51</text:p>
          </table:table-cell>
          <table:table-cell office:value-type="float" office:value="0.05094" calcext:value-type="float">
            <text:p>5.094E-02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024" calcext:value-type="float">
            <text:p>12.024</text:p>
          </table:table-cell>
          <table:table-cell office:value-type="float" office:value="12.027" calcext:value-type="float">
            <text:p>12.027</text:p>
          </table:table-cell>
          <table:table-cell office:value-type="float" office:value="0.002899" calcext:value-type="float">
            <text:p>2.899E-03</text:p>
          </table:table-cell>
          <table:table-cell office:value-type="float" office:value="0.006093" calcext:value-type="float">
            <text:p>6.093E-03</text:p>
          </table:table-cell>
          <table:table-cell office:value-type="float" office:value="0.584" calcext:value-type="float">
            <text:p>0.584</text:p>
          </table:table-cell>
          <table:table-cell office:value-type="float" office:value="1" calcext:value-type="float">
            <text:p>1.000E+00</text:p>
          </table:table-cell>
          <table:table-cell office:value-type="float" office:value="0.00000216" calcext:value-type="float">
            <text:p>2.160E-06</text:p>
          </table:table-cell>
          <table:table-cell office:value-type="float" office:value="0.01527" calcext:value-type="float">
            <text:p>1.527E-02</text:p>
          </table:table-cell>
          <table:table-cell office:value-type="float" office:value="0.00000175" calcext:value-type="float">
            <text:p>1.750E-06</text:p>
          </table:table-cell>
          <table:table-cell office:value-type="float" office:value="0.01522" calcext:value-type="float">
            <text:p>1.522E-02</text:p>
          </table:table-cell>
          <table:table-cell office:value-type="float" office:value="2.564E+051" calcext:value-type="float">
            <text:p>2.564E+51</text:p>
          </table:table-cell>
          <table:table-cell office:value-type="float" office:value="0.01527" calcext:value-type="float">
            <text:p>1.527E-02</text:p>
          </table:table-cell>
          <table:table-cell table:number-columns-repeated="10"/>
        </table:table-row>
        <table:table-row table:style-name="ro1" table:number-rows-repeated="1048553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2:24:31.899045271</meta:creation-date>
    <meta:generator>LibreOffice/7.3.7.2$Linux_X86_64 LibreOffice_project/30$Build-2</meta:generator>
    <dc:date>2023-10-24T22:13:04.399518423</dc:date>
    <meta:editing-duration>PT26M58S</meta:editing-duration>
    <meta:editing-cycles>5</meta:editing-cycles>
    <meta:document-statistic meta:table-count="9" meta:cell-count="2042" meta:object-count="0"/>
  </office:meta>
</office:document-meta>
</file>